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cm"/>
    </style:style>
    <style:style style:name="Table1.A1" style:family="table-cell">
      <style:table-cell-properties fo:padding="0cm" fo:border="none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B4" style:family="table-cell">
      <style:table-cell-properties style:vertical-align="" fo:background-color="#ffffd7" fo:padding="0cm" fo:border="none" style:writing-mode="page">
        <style:background-image/>
      </style:table-cell-properties>
    </style:style>
    <style:style style:name="Table1.E7" style:family="table-cell">
      <style:table-cell-properties fo:background-color="#ffffff" fo:padding="0cm" fo:border="none" style:writing-mode="page">
        <style:background-image/>
      </style:table-cell-properties>
    </style:style>
    <style:style style:name="Table1.B12" style:family="table-cell">
      <style:table-cell-properties fo:background-color="#ffffd7" fo:padding="0cm" fo:border="none" style:writing-mode="page">
        <style:background-image/>
      </style:table-cell-properties>
    </style:style>
    <style:style style:name="Table1.B13" style:family="table-cell">
      <style:table-cell-properties fo:background-color="#ffffd7" fo:padding="0cm" fo:border="none" style:writing-mode="page">
        <style:background-image/>
      </style:table-cell-properties>
    </style:style>
    <style:style style:name="Table1.I13" style:family="table-cell">
      <style:table-cell-properties fo:background-color="#ffff00" fo:padding="0cm" fo:border="none" style:writing-mode="page">
        <style:background-image/>
      </style:table-cell-properties>
    </style:style>
    <style:style style:name="Table1.B16" style:family="table-cell">
      <style:table-cell-properties fo:background-color="#ffffd7" fo:padding="0cm" fo:border="none" style:writing-mode="page">
        <style:background-image/>
      </style:table-cell-properties>
    </style:style>
    <style:style style:name="Table1.L17" style:family="table-cell">
      <style:table-cell-properties fo:background-color="#ff860d" fo:padding="0cm" fo:border="none" style:writing-mode="page">
        <style:background-image/>
      </style:table-cell-properties>
    </style:style>
    <style:style style:name="Table1.M17" style:family="table-cell">
      <style:table-cell-properties fo:background-color="#ff860d" fo:padding="0cm" fo:border="none" style:writing-mode="page">
        <style:background-image/>
      </style:table-cell-properties>
    </style:style>
    <style:style style:name="Table1.N17" style:family="table-cell">
      <style:table-cell-properties fo:background-color="#ff860d" fo:padding="0cm" fo:border="none" style:writing-mode="page">
        <style:background-image/>
      </style:table-cell-properties>
    </style:style>
    <style:style style:name="Table1.O17" style:family="table-cell">
      <style:table-cell-properties fo:background-color="#ff860d" fo:padding="0cm" fo:border="none" style:writing-mode="page">
        <style:background-image/>
      </style:table-cell-properties>
    </style:style>
    <style:style style:name="Table1.P17" style:family="table-cell">
      <style:table-cell-properties fo:background-color="#ff860d" fo:padding="0cm" fo:border="none" style:writing-mode="page">
        <style:background-image/>
      </style:table-cell-properties>
    </style:style>
    <style:style style:name="Table1.Q17" style:family="table-cell">
      <style:table-cell-properties fo:background-color="#ff860d" fo:padding="0cm" fo:border="none" style:writing-mode="page">
        <style:background-image/>
      </style:table-cell-properties>
    </style:style>
    <style:style style:name="Table2" style:family="table">
      <style:table-properties style:width="4.701cm" table:align="left" fo:background-color="transparent">
        <style:background-image/>
      </style:table-properties>
    </style:style>
    <style:style style:name="Table2.A" style:family="table-column">
      <style:table-column-properties style:column-width="1.108cm"/>
    </style:style>
    <style:style style:name="Table2.B" style:family="table-column">
      <style:table-column-properties style:column-width="3.59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81d41a" fo:padding="0cm" fo:border="none" style:writing-mode="page">
        <style:background-image/>
      </style:table-cell-properties>
    </style:style>
    <style:style style:name="Table2.B1" style:family="table-cell">
      <style:table-cell-properties style:writing-mode="page"/>
    </style:style>
    <style:style style:name="Table3" style:family="table">
      <style:table-properties style:width="4.697cm" table:align="left" fo:background-color="transparent">
        <style:background-image/>
      </style:table-properties>
    </style:style>
    <style:style style:name="Table3.A" style:family="table-column">
      <style:table-column-properties style:column-width="1.108cm"/>
    </style:style>
    <style:style style:name="Table3.B" style:family="table-column">
      <style:table-column-properties style:column-width="3.5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729fcf" style:writing-mode="page">
        <style:background-image/>
      </style:table-cell-properties>
    </style:style>
    <style:style style:name="Table3.B1" style:family="table-cell">
      <style:table-cell-properties style:writing-mode="page"/>
    </style:style>
    <style:style style:name="Table4" style:family="table">
      <style:table-properties style:width="17.004cm" fo:margin-left="0cm" table:align="left" fo:background-color="transparent">
        <style:background-image/>
      </style:table-properties>
    </style:style>
    <style:style style:name="Table4.A" style:family="table-column">
      <style:table-column-properties style:column-width="1.108cm"/>
    </style:style>
    <style:style style:name="Table4.B" style:family="table-column">
      <style:table-column-properties style:column-width="15.896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ff8000" style:writing-mode="page">
        <style:background-image/>
      </style:table-cell-properties>
    </style:style>
    <style:style style:name="Table4.B1" style:family="table-cell">
      <style:table-cell-properties style:writing-mode="page"/>
    </style:style>
    <style:style style:name="Table5" style:family="table">
      <style:table-properties style:width="17.004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1.108cm"/>
    </style:style>
    <style:style style:name="Table5.B" style:family="table-column">
      <style:table-column-properties style:column-width="15.896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ffff00" style:writing-mode="page">
        <style:background-image/>
      </style:table-cell-properties>
    </style:style>
    <style:style style:name="Table5.B1" style:family="table-cell">
      <style:table-cell-properties style:writing-mode="page"/>
    </style:style>
    <style:style style:name="P1" style:family="paragraph" style:parent-style-name="Table_20_Contents">
      <style:text-properties officeooo:rsid="000b0338" officeooo:paragraph-rsid="000b0338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0b0338" style:font-size-asian="10pt" style:font-size-complex="10pt"/>
    </style:style>
    <style:style style:name="P4" style:family="paragraph" style:parent-style-name="Table_20_Contents">
      <style:text-properties fo:font-size="10pt" officeooo:rsid="000b0338" officeooo:paragraph-rsid="000b0338" style:font-size-asian="10pt" style:font-size-complex="10pt"/>
    </style:style>
    <style:style style:name="P5" style:family="paragraph" style:parent-style-name="Table_20_Contents">
      <style:text-properties fo:font-size="10pt" officeooo:rsid="000dd1f3" officeooo:paragraph-rsid="000dd1f3" style:font-size-asian="10pt" style:font-size-complex="10pt"/>
    </style:style>
    <style:style style:name="P6" style:family="paragraph" style:parent-style-name="Table_20_Contents">
      <style:text-properties fo:font-size="10pt" officeooo:rsid="000fefc0" officeooo:paragraph-rsid="000fefc0" style:font-size-asian="10pt" style:font-size-complex="10pt"/>
    </style:style>
    <style:style style:name="P7" style:family="paragraph" style:parent-style-name="Table_20_Contents">
      <style:text-properties fo:font-size="10pt" officeooo:rsid="0012b9ed" officeooo:paragraph-rsid="0012b9ed" style:font-size-asian="10pt" style:font-size-complex="10pt"/>
    </style:style>
    <style:style style:name="P8" style:family="paragraph" style:parent-style-name="Table_20_Contents">
      <style:text-properties officeooo:rsid="000e2fab" officeooo:paragraph-rsid="000e2fab"/>
    </style:style>
    <style:style style:name="P9" style:family="paragraph" style:parent-style-name="Table_20_Contents">
      <style:text-properties fo:color="#81d41a"/>
    </style:style>
    <style:style style:name="P10" style:family="paragraph" style:parent-style-name="Table_20_Contents">
      <style:text-properties officeooo:rsid="000e88a8" officeooo:paragraph-rsid="000e88a8"/>
    </style:style>
    <style:style style:name="P11" style:family="paragraph" style:parent-style-name="Table_20_Contents">
      <style:text-properties officeooo:rsid="001113eb" officeooo:paragraph-rsid="001113eb"/>
    </style:style>
    <style:style style:name="P12" style:family="paragraph" style:parent-style-name="Standard">
      <style:text-properties officeooo:rsid="001895b2" officeooo:paragraph-rsid="001895b2"/>
    </style:style>
    <style:style style:name="P13" style:family="paragraph" style:parent-style-name="Standard">
      <style:text-properties officeooo:paragraph-rsid="0019a897"/>
    </style:style>
    <style:style style:name="P14" style:family="paragraph" style:parent-style-name="Standard">
      <style:text-properties fo:font-weight="normal" officeooo:rsid="001895b2" officeooo:paragraph-rsid="001895b2" style:font-weight-asian="normal" style:font-weight-complex="normal"/>
    </style:style>
    <style:style style:name="P15" style:family="paragraph" style:parent-style-name="Standard">
      <style:text-properties officeooo:rsid="001a8795" officeooo:paragraph-rsid="001a8795"/>
    </style:style>
    <style:style style:name="P16" style:family="paragraph" style:parent-style-name="Standard">
      <style:text-properties style:font-name="monospace" officeooo:rsid="001e9abc" officeooo:paragraph-rsid="001e9abc"/>
    </style:style>
    <style:style style:name="P17" style:family="paragraph" style:parent-style-name="Standard">
      <style:text-properties officeooo:paragraph-rsid="001b534f"/>
    </style:style>
    <style:style style:name="P18" style:family="paragraph" style:parent-style-name="Standard">
      <style:text-properties fo:font-size="8pt" officeooo:paragraph-rsid="001b534f" style:font-size-asian="8pt" style:font-size-complex="8pt"/>
    </style:style>
    <style:style style:name="P19" style:family="paragraph" style:parent-style-name="Standard">
      <style:text-properties fo:font-size="8pt" officeooo:rsid="0023438f" officeooo:paragraph-rsid="0023438f" style:font-size-asian="8pt" style:font-size-complex="8pt"/>
    </style:style>
    <style:style style:name="P20" style:family="paragraph" style:parent-style-name="Standard">
      <style:text-properties fo:font-size="8pt" officeooo:rsid="0024740e" officeooo:paragraph-rsid="0024740e" style:font-size-asian="8pt" style:font-size-complex="8pt"/>
    </style:style>
    <style:style style:name="P21" style:family="paragraph" style:parent-style-name="Standard">
      <style:text-properties fo:font-size="8pt" officeooo:rsid="00260a01" officeooo:paragraph-rsid="00260a01" style:font-size-asian="8pt" style:font-size-complex="8pt"/>
    </style:style>
    <style:style style:name="P22" style:family="paragraph" style:parent-style-name="Standard">
      <style:text-properties fo:font-size="8pt" officeooo:rsid="00270db2" officeooo:paragraph-rsid="00270db2" style:font-size-asian="8pt" style:font-size-complex="8pt"/>
    </style:style>
    <style:style style:name="P23" style:family="paragraph" style:parent-style-name="Standard">
      <style:text-properties officeooo:rsid="0021a445" officeooo:paragraph-rsid="0021a445"/>
    </style:style>
    <style:style style:name="P24" style:family="paragraph" style:parent-style-name="Standard">
      <style:text-properties officeooo:rsid="002811fc" officeooo:paragraph-rsid="002811fc"/>
    </style:style>
    <style:style style:name="P25" style:family="paragraph" style:parent-style-name="Standard">
      <style:text-properties officeooo:rsid="0029b09b" officeooo:paragraph-rsid="0029b09b"/>
    </style:style>
    <style:style style:name="P26" style:family="paragraph" style:parent-style-name="Standard">
      <style:text-properties officeooo:rsid="002aa1b7" officeooo:paragraph-rsid="002aa1b7"/>
    </style:style>
    <style:style style:name="P27" style:family="paragraph" style:parent-style-name="Standard">
      <style:text-properties officeooo:rsid="002bc6bc" officeooo:paragraph-rsid="002bc6bc"/>
    </style:style>
    <style:style style:name="P28" style:family="paragraph" style:parent-style-name="Standard">
      <style:text-properties officeooo:rsid="002fba92" officeooo:paragraph-rsid="002fba92"/>
    </style:style>
    <style:style style:name="P29" style:family="paragraph" style:parent-style-name="Standard">
      <style:text-properties officeooo:rsid="00310c2a" officeooo:paragraph-rsid="00310c2a"/>
    </style:style>
    <style:style style:name="P30" style:family="paragraph" style:parent-style-name="Standard">
      <style:text-properties officeooo:rsid="0032daa1" officeooo:paragraph-rsid="0032daa1"/>
    </style:style>
    <style:style style:name="P31" style:family="paragraph" style:parent-style-name="Standard">
      <style:text-properties officeooo:rsid="003407d0" officeooo:paragraph-rsid="003407d0"/>
    </style:style>
    <style:style style:name="P32" style:family="paragraph" style:parent-style-name="Standard">
      <style:text-properties officeooo:rsid="0035dbcb" officeooo:paragraph-rsid="0035dbcb"/>
    </style:style>
    <style:style style:name="P33" style:family="paragraph" style:parent-style-name="Standard">
      <style:text-properties officeooo:rsid="00369bc8" officeooo:paragraph-rsid="00369bc8"/>
    </style:style>
    <style:style style:name="P34" style:family="paragraph" style:parent-style-name="Standard">
      <style:text-properties officeooo:rsid="003866a3" officeooo:paragraph-rsid="003866a3"/>
    </style:style>
    <style:style style:name="P35" style:family="paragraph" style:parent-style-name="Standard">
      <style:paragraph-properties fo:break-before="page"/>
      <style:text-properties officeooo:paragraph-rsid="001b534f"/>
    </style:style>
    <style:style style:name="P36" style:family="paragraph" style:parent-style-name="Standard">
      <style:paragraph-properties fo:break-before="page"/>
      <style:text-properties fo:font-size="8pt" officeooo:rsid="0023438f" officeooo:paragraph-rsid="0023438f" style:font-size-asian="8pt" style:font-size-complex="8pt"/>
    </style:style>
    <style:style style:name="P37" style:family="paragraph" style:parent-style-name="Table_20_Contents">
      <style:text-properties officeooo:rsid="00158174" officeooo:paragraph-rsid="00158174"/>
    </style:style>
    <style:style style:name="P38" style:family="paragraph" style:parent-style-name="Table_20_Contents">
      <style:text-properties fo:font-size="10pt" style:font-size-asian="10pt" style:font-size-complex="10pt"/>
    </style:style>
    <style:style style:name="P39" style:family="paragraph" style:parent-style-name="Table_20_Contents">
      <style:text-properties fo:font-size="10pt" officeooo:rsid="00158174" officeooo:paragraph-rsid="00158174" style:font-size-asian="10pt" style:font-size-complex="10pt"/>
    </style:style>
    <style:style style:name="P40" style:family="paragraph" style:parent-style-name="Table_20_Contents">
      <style:text-properties fo:font-size="10pt" officeooo:rsid="00174645" officeooo:paragraph-rsid="00174645" style:font-size-asian="10pt" style:font-size-complex="10pt"/>
    </style:style>
    <style:style style:name="P41" style:family="paragraph" style:parent-style-name="Table_20_Contents">
      <style:text-properties fo:font-size="10pt" officeooo:rsid="000b0338" style:font-size-asian="10pt" style:font-size-complex="10pt"/>
    </style:style>
    <style:style style:name="P42" style:family="paragraph" style:parent-style-name="Table_20_Contents">
      <style:text-properties fo:font-size="10pt" officeooo:rsid="000b0338" officeooo:paragraph-rsid="001113eb" style:font-size-asian="10pt" style:font-size-complex="10pt"/>
    </style:style>
    <style:style style:name="P43" style:family="paragraph" style:parent-style-name="Table_20_Contents">
      <style:text-properties fo:font-size="10pt" officeooo:rsid="001758d0" officeooo:paragraph-rsid="001758d0" style:font-size-asian="10pt" style:font-size-complex="10pt"/>
    </style:style>
    <style:style style:name="P44" style:family="paragraph" style:parent-style-name="Table_20_Contents">
      <style:text-properties fo:font-size="10pt" officeooo:rsid="002811fc" officeooo:paragraph-rsid="002811fc" style:font-size-asian="10pt" style:font-size-complex="10pt"/>
    </style:style>
    <style:style style:name="P45" style:family="paragraph" style:parent-style-name="Table_20_Contents">
      <style:text-properties fo:font-size="10pt" officeooo:rsid="002aa1b7" officeooo:paragraph-rsid="002aa1b7" style:font-size-asian="10pt" style:font-size-complex="10pt"/>
    </style:style>
    <style:style style:name="P46" style:family="paragraph" style:parent-style-name="Table_20_Contents">
      <style:text-properties fo:font-size="10pt" officeooo:rsid="002dec1e" officeooo:paragraph-rsid="002dec1e" style:font-size-asian="10pt" style:font-size-complex="10pt"/>
    </style:style>
    <style:style style:name="P47" style:family="paragraph" style:parent-style-name="Table_20_Contents">
      <style:text-properties officeooo:paragraph-rsid="0019a897"/>
    </style:style>
    <style:style style:name="P48" style:family="paragraph" style:parent-style-name="Table_20_Contents">
      <style:text-properties officeooo:rsid="0019a897" officeooo:paragraph-rsid="0019a897"/>
    </style:style>
    <style:style style:name="T1" style:family="text">
      <style:text-properties officeooo:rsid="00158174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fo:color="#000000" style:font-name="monospace" fo:font-size="9pt" fo:background-color="#ffffff" loext:char-shading-value="0" style:font-size-asian="9pt" style:font-size-complex="9pt"/>
    </style:style>
    <style:style style:name="T5" style:family="text">
      <style:text-properties fo:color="#000000" style:font-name="Monospace" fo:font-size="8pt" fo:font-weight="normal" fo:background-color="#ffffff" loext:char-shading-value="0" style:font-size-asian="8pt" style:font-weight-asian="normal" style:font-size-complex="8pt" style:font-weight-complex="normal"/>
    </style:style>
    <style:style style:name="T6" style:family="text">
      <style:text-properties style:font-name="monospace"/>
    </style:style>
    <style:style style:name="T7" style:family="text">
      <style:text-properties style:font-name="monospace" officeooo:rsid="001b534f"/>
    </style:style>
    <style:style style:name="T8" style:family="text">
      <style:text-properties style:font-name="monospace"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16"/>
        <table:table-row table:style-name="TableLine9470778770532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x0</text:p>
          </table:table-cell>
          <table:table-cell table:style-name="Table1.A1" office:value-type="string">
            <text:p text:style-name="P1">x1</text:p>
          </table:table-cell>
          <table:table-cell table:style-name="Table1.A1" office:value-type="string">
            <text:p text:style-name="P1">x2</text:p>
          </table:table-cell>
          <table:table-cell table:style-name="Table1.A1" office:value-type="string">
            <text:p text:style-name="P1">x3</text:p>
          </table:table-cell>
          <table:table-cell table:style-name="Table1.A1" office:value-type="string">
            <text:p text:style-name="P1">x4</text:p>
          </table:table-cell>
          <table:table-cell table:style-name="Table1.A1" office:value-type="string">
            <text:p text:style-name="P1">x5</text:p>
          </table:table-cell>
          <table:table-cell table:style-name="Table1.A1" office:value-type="string">
            <text:p text:style-name="P1">x6</text:p>
          </table:table-cell>
          <table:table-cell table:style-name="Table1.A1" office:value-type="string">
            <text:p text:style-name="P1">x7</text:p>
          </table:table-cell>
          <table:table-cell table:style-name="Table1.A1" office:value-type="string">
            <text:p text:style-name="P1">x8</text:p>
          </table:table-cell>
          <table:table-cell table:style-name="Table1.A1" office:value-type="string">
            <text:p text:style-name="P1">x9</text:p>
          </table:table-cell>
          <table:table-cell table:style-name="Table1.A1" office:value-type="string">
            <text:p text:style-name="P1">xA</text:p>
          </table:table-cell>
          <table:table-cell table:style-name="Table1.A1" office:value-type="string">
            <text:p text:style-name="P1">xB</text:p>
          </table:table-cell>
          <table:table-cell table:style-name="Table1.A1" office:value-type="string">
            <text:p text:style-name="P1">xC</text:p>
          </table:table-cell>
          <table:table-cell table:style-name="Table1.A1" office:value-type="string">
            <text:p text:style-name="P1">xD</text:p>
          </table:table-cell>
          <table:table-cell table:style-name="Table1.A1" office:value-type="string">
            <text:p text:style-name="P1">xE</text:p>
          </table:table-cell>
          <table:table-cell table:style-name="Table1.A1" office:value-type="string">
            <text:p text:style-name="P1">xF</text:p>
          </table:table-cell>
        </table:table-row>
        <table:table-row table:style-name="Table1.2">
          <table:table-cell table:style-name="Table1.A1" office:value-type="string">
            <text:p text:style-name="P1">0<text:span text:style-name="T1">x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1">1<text:span text:style-name="T1">x</text:span>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1">2<text:span text:style-name="T1">x</text:span></text:p>
          </table:table-cell>
          <table:table-cell table:style-name="Table1.B4" office:value-type="string">
            <text:p text:style-name="P2">---</text:p>
          </table:table-cell>
          <table:table-cell table:style-name="Table1.B4" office:value-type="string">
            <text:p text:style-name="P2">---</text:p>
          </table:table-cell>
          <table:table-cell table:style-name="Table1.B4" office:value-type="string">
            <text:p text:style-name="P2">---</text:p>
          </table:table-cell>
          <table:table-cell table:style-name="Table1.B4" office:value-type="string">
            <text:p text:style-name="P2">---</text:p>
          </table:table-cell>
          <table:table-cell table:style-name="Table1.B4" office:value-type="string">
            <text:p text:style-name="P2">---</text:p>
          </table:table-cell>
          <table:table-cell table:style-name="Table1.B4" office:value-type="string">
            <text:p text:style-name="P2">---</text:p>
          </table:table-cell>
          <table:table-cell table:style-name="Table1.B4" office:value-type="string">
            <text:p text:style-name="P2">---</text:p>
          </table:table-cell>
          <table:table-cell table:style-name="Table1.B4" office:value-type="string">
            <text:p text:style-name="P45">MAC?</text:p>
          </table:table-cell>
          <table:table-cell table:style-name="Table1.B4" office:value-type="string">
            <text:p text:style-name="P2">---</text:p>
          </table:table-cell>
          <table:table-cell table:style-name="Table1.B4" office:value-type="string">
            <text:p text:style-name="P2">---</text:p>
          </table:table-cell>
          <table:table-cell table:style-name="Table1.B4" office:value-type="string">
            <text:p text:style-name="P2">---</text:p>
          </table:table-cell>
          <table:table-cell table:style-name="Table1.B4" office:value-type="string">
            <text:p text:style-name="P2">---</text:p>
          </table:table-cell>
          <table:table-cell table:style-name="Table1.B4" office:value-type="string">
            <text:p text:style-name="P2">---</text:p>
          </table:table-cell>
          <table:table-cell table:style-name="Table1.B4" office:value-type="string">
            <text:p text:style-name="P2">---</text:p>
          </table:table-cell>
          <table:table-cell table:style-name="Table1.B4" office:value-type="string">
            <text:p text:style-name="P2">---</text:p>
          </table:table-cell>
          <table:table-cell table:style-name="Table1.B4" office:value-type="string">
            <text:p text:style-name="P46">STOP</text:p>
          </table:table-cell>
        </table:table-row>
        <table:table-row table:style-name="TableLine94707797029376">
          <table:table-cell table:style-name="Table1.A1" office:value-type="string">
            <text:p text:style-name="P1">3<text:span text:style-name="T1">x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1">4<text:span text:style-name="T1">x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2"/>
          </table:table-cell>
          <table:table-cell table:style-name="Table1.B2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1">5<text:span text:style-name="T1">x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7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707750810832">
          <table:table-cell table:style-name="Table1.A1" office:value-type="string">
            <text:p text:style-name="P1">6<text:span text:style-name="T1">x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707750813472">
          <table:table-cell table:style-name="Table1.A1" office:value-type="string">
            <text:p text:style-name="P1">7<text:span text:style-name="T1">x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707779578752">
          <table:table-cell table:style-name="Table1.A1" office:value-type="string">
            <text:p text:style-name="P1">8<text:span text:style-name="T1">x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707750816304">
          <table:table-cell table:style-name="Table1.A1" office:value-type="string">
            <text:p text:style-name="P1">9<text:span text:style-name="T1">x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37">Ax</text:p>
          </table:table-cell>
          <table:table-cell table:style-name="Table1.B13" office:value-type="string">
            <text:p text:style-name="P2">---</text:p>
          </table:table-cell>
          <table:table-cell table:style-name="Table1.A1" office:value-type="string">
            <text:p text:style-name="P39">+/-</text:p>
          </table:table-cell>
          <table:table-cell table:style-name="Table1.A1" office:value-type="string">
            <text:p text:style-name="P39">K</text:p>
          </table:table-cell>
          <table:table-cell table:style-name="Table1.A1" office:value-type="string">
            <text:p text:style-name="P39">IF</text:p>
          </table:table-cell>
          <table:table-cell table:style-name="Table1.A1" office:value-type="string">
            <text:p text:style-name="P39">arc</text:p>
          </table:table-cell>
          <table:table-cell table:style-name="Table1.A1" office:value-type="string">
            <text:p text:style-name="P39">sin</text:p>
          </table:table-cell>
          <table:table-cell table:style-name="Table1.A1" office:value-type="string">
            <text:p text:style-name="P39">cos</text:p>
          </table:table-cell>
          <table:table-cell table:style-name="Table1.A1" office:value-type="string">
            <text:p text:style-name="P39">tan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37">Bx</text:p>
          </table:table-cell>
          <table:table-cell table:style-name="Table1.B13" office:value-type="string">
            <text:p text:style-name="P44">MAC?</text:p>
          </table:table-cell>
          <table:table-cell table:style-name="Table1.A1" office:value-type="string">
            <text:p text:style-name="P39">SQRT</text:p>
          </table:table-cell>
          <table:table-cell table:style-name="Table1.A1" office:value-type="string">
            <text:p text:style-name="P39">log</text:p>
          </table:table-cell>
          <table:table-cell table:style-name="Table1.A1" office:value-type="string">
            <text:p text:style-name="P39">ln</text:p>
          </table:table-cell>
          <table:table-cell table:style-name="Table1.A1" office:value-type="string">
            <text:p text:style-name="P39">e^x</text:p>
          </table:table-cell>
          <table:table-cell table:style-name="Table1.A1" office:value-type="string">
            <text:p text:style-name="P39">x^y</text:p>
          </table:table-cell>
          <table:table-cell table:style-name="Table1.A1" office:value-type="string">
            <text:p text:style-name="P39">10^x</text:p>
          </table:table-cell>
          <table:table-cell table:style-name="Table1.I13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707750822112">
          <table:table-cell table:style-name="Table1.A1" office:value-type="string">
            <text:p text:style-name="P37">C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9">MAC</text:p>
          </table:table-cell>
          <table:table-cell table:style-name="Table1.A1" office:value-type="string">
            <text:p text:style-name="P39">1/x</text:p>
          </table:table-cell>
          <table:table-cell table:style-name="Table1.A1" office:value-type="string">
            <text:p text:style-name="P39">SUB#</text:p>
          </table:table-cell>
          <table:table-cell table:style-name="Table1.A1" office:value-type="string">
            <text:p text:style-name="P39">ST#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39">MJ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707750826928">
          <table:table-cell table:style-name="Table1.A1" office:value-type="string">
            <text:p text:style-name="P37">D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0">=</text:p>
          </table:table-cell>
          <table:table-cell table:style-name="Table1.A1" office:value-type="string">
            <text:p text:style-name="P40">IM</text:p>
          </table:table-cell>
          <table:table-cell table:style-name="Table1.A1" office:value-type="string">
            <text:p text:style-name="P40">ENT</text:p>
          </table:table-cell>
          <table:table-cell table:style-name="Table1.A1" office:value-type="string">
            <text:p text:style-name="P40">ANS</text:p>
          </table:table-cell>
          <table:table-cell table:style-name="Table1.A1" office:value-type="string">
            <text:p text:style-name="P40">M+</text:p>
          </table:table-cell>
          <table:table-cell table:style-name="Table1.A1" office:value-type="string">
            <text:p text:style-name="P2">*</text:p>
          </table:table-cell>
          <table:table-cell table:style-name="Table1.A1" office:value-type="string">
            <text:p text:style-name="P2">/</text:p>
          </table:table-cell>
          <table:table-cell table:style-name="Table1.A1" office:value-type="string">
            <text:p text:style-name="P40">+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40">EXP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37">Ex</text:p>
          </table:table-cell>
          <table:table-cell table:style-name="Table1.B16" office:value-type="string">
            <text:p text:style-name="P2">---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37">Fx</text:p>
          </table:table-cell>
          <table:table-cell table:style-name="Table1.A1" office:value-type="string">
            <text:p text:style-name="P40">0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2</text:p>
          </table:table-cell>
          <table:table-cell table:style-name="Table1.A1" office:value-type="string">
            <text:p text:style-name="P40">3</text:p>
          </table:table-cell>
          <table:table-cell table:style-name="Table1.A1" office:value-type="string">
            <text:p text:style-name="P40">4</text:p>
          </table:table-cell>
          <table:table-cell table:style-name="Table1.A1" office:value-type="string">
            <text:p text:style-name="P40">5</text:p>
          </table:table-cell>
          <table:table-cell table:style-name="Table1.A1" office:value-type="string">
            <text:p text:style-name="P40">6</text:p>
          </table:table-cell>
          <table:table-cell table:style-name="Table1.A1" office:value-type="string">
            <text:p text:style-name="P40">7</text:p>
          </table:table-cell>
          <table:table-cell table:style-name="Table1.A1" office:value-type="string">
            <text:p text:style-name="P40">8</text:p>
          </table:table-cell>
          <table:table-cell table:style-name="Table1.A1" office:value-type="string">
            <text:p text:style-name="P40">9</text:p>
          </table:table-cell>
          <table:table-cell table:style-name="Table1.Q17" office:value-type="string">
            <text:p text:style-name="P43">L</text:p>
          </table:table-cell>
          <table:table-cell table:style-name="Table1.Q17" office:value-type="string">
            <text:p text:style-name="P43">|-</text:p>
          </table:table-cell>
          <table:table-cell table:style-name="Table1.Q17" office:value-type="string">
            <text:p text:style-name="P43">r</text:p>
          </table:table-cell>
          <table:table-cell table:style-name="Table1.Q17" office:value-type="string">
            <text:p text:style-name="P43">E</text:p>
          </table:table-cell>
          <table:table-cell table:style-name="Table1.Q17" office:value-type="string">
            <text:p text:style-name="P2">-</text:p>
          </table:table-cell>
          <table:table-cell table:style-name="Table1.Q17" office:value-type="string">
            <text:p text:style-name="P43">&lt;spc&gt;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8">K constant digits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P10">Program Memorie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11">Not correct code but displays as this keystroke</text:p>
          </table:table-cell>
        </table:table-row>
      </table:table>
      <text:p text:style-name="P1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7"/>
          </table:table-cell>
          <table:table-cell table:style-name="Table5.B1" office:value-type="string">
            <text:p text:style-name="P48">B7 stops program and displays 8</text:p>
          </table:table-cell>
        </table:table-row>
      </table:table>
      <text:p text:style-name="P24">B0 clears memory from 00 to 7F (more than MAC?)</text:p>
      <text:p text:style-name="P26">27 cleared memory and stopped program</text:p>
      <text:p text:style-name="P27">2F stopped program</text:p>
      <text:p text:style-name="P28">1n displays 0 on left of display and current value on right</text:p>
      <text:p text:style-name="P29">50 displays 000 at left of display MJ can continue, ENT and ANS don’t</text:p>
      <text:p text:style-name="P30">51 as 50</text:p>
      <text:p text:style-name="P31">54 as 50</text:p>
      <text:p text:style-name="P32">70 brings up program review display</text:p>
      <text:p text:style-name="P33">71 as 70</text:p>
      <text:p text:style-name="P34">74 as 70</text:p>
      <text:p text:style-name="P34"/>
      <text:p text:style-name="P12">FA can be used in ST# and GOTO</text:p>
      <text:p text:style-name="P12">Presumably FB..FF an also.</text:p>
      <text:p text:style-name="P12"/>
      <text:p text:style-name="P25">Program is scanned when started and indices of ST#n and SUB#n are placed in 50-5F. Indices are 2x index in memory.</text:p>
      <text:p text:style-name="P12"/>
      <text:p text:style-name="P14"/>
      <text:h text:style-name="Heading_20_2" text:outline-level="2">Power On Sequence</text:h>
      <text:p text:style-name="P15">(No reads of memory IC in these traces as CE is held low)</text:p>
      <text:p text:style-name="P15"/>
      <text:p text:style-name="P15"><text:span text:style-name="T4">00000: F8 00 R 00400: 00 00 . 00800: 00 00 . 01200: 00 00 . 01600: 00 00 . </text:span><text:span text:style-name="T8"><text:line-break/>00001: F9 00 R 00401: 00 00 . 00801: 00 00 . 01201: 00 00 . 01601: 00 00 . <text:line-break/>00002: FA 00 R 00402: 00 00 . 00802: 00 00 . 01202: 00 00 . 01602: 00 00 . <text:line-break/>00003: FB 00 R 00403: 00 00 . 00803: 00 00 . 01203: 00 00 . 01603: 00 00 . <text:line-break/>00004: FC 00 R 00404: 00 00 . 00804: 00 00 . 01204: 00 00 . 01604: 00 00 . <text:line-break/>00005: FD 00 R 00405: 00 00 . 00805: 00 00 . 01205: 00 00 . 01605: 00 00 . <text:line-break/>00006: FE 00 R 00406: 00 00 . 00806: 00 00 . 01206: 00 00 . 01606: 00 00 . <text:line-break/>00007: FF 00 R 00407: 00 00 . 00807: 00 00 . 01207: 00 00 . 01607: 00 00 . <text:line-break/>00008: F8 00 R 00408: 00 00 . 00808: 00 00 . 01208: 00 00 . 01608: 00 00 . <text:line-break/></text:span><text:soft-page-break/><text:span text:style-name="T8">00009: F9 00 R 00409: 00 00 . 00809: 00 00 . 01209: 00 00 . 01609: 00 00 . <text:line-break/>00010: FA 00 R 00410: 00 00 . 00810: 00 00 . 01210: 00 00 . 01610: 00 00 . <text:line-break/>00011: FB 00 R 00411: 00 00 . 00811: 00 00 . 01211: 00 00 . 01611: 00 00 . <text:line-break/>00012: FC 00 R 00412: 00 00 . 00812: 00 00 . 01212: 00 00 . 01612: 00 00 . <text:line-break/>00013: FD 00 R 00413: 00 00 . 00813: 00 00 . 01213: 00 00 . 01613: 00 00 . <text:line-break/>00014: FE 00 R 00414: 00 00 . 00814: 00 00 . 01214: 00 00 . 01614: 00 00 . <text:line-break/>00015: FF 00 R 00415: 00 00 . 00815: 00 00 . 01215: 00 00 . 01615: 00 00 . <text:line-break/>00016: F8 00 R 00416: 00 00 . 00816: 00 00 . 01216: 00 00 . 01616: 00 00 . <text:line-break/>00017: F9 00 R 00417: 00 00 . 00817: 00 00 . 01217: 00 00 . 01617: 00 00 . <text:line-break/>00018: 78 00 W 00418: 00 00 . 00818: 00 00 . 01218: 00 00 . 01618: 00 00 . <text:line-break/>00019: 79 00 W 00419: 00 00 . 00819: 00 00 . 01219: 00 00 . 01619: 00 00 . <text:line-break/>00020: 7A 00 W 00420: 00 00 . 00820: 00 00 . 01220: 00 00 . 01620: 00 00 . <text:line-break/>00021: 7B 00 W 00421: 00 00 . 00821: 00 00 . 01221: 00 00 . 01621: 00 00 . <text:line-break/>00022: 7C 00 W 00422: 00 00 . 00822: 00 00 . 01222: 00 00 . 01622: 00 00 . <text:line-break/>00023: 7D 00 W 00423: 00 00 . 00823: 00 00 . 01223: 00 00 . 01623: 00 00 . <text:line-break/>00024: 7E 00 W 00424: 00 00 . 00824: 00 00 . 01224: 00 00 . 01624: 00 00 . <text:line-break/>00025: 7F 00 W 00425: 00 00 . 00825: 00 00 . 01225: 00 00 . 01625: 00 00 . <text:line-break/>00026: 70 00 W 00426: 00 00 . 00826: 00 00 . 01226: 00 00 . 01626: 00 00 . <text:line-break/>00027: 71 00 W 00427: 00 00 . 00827: 00 00 . 01227: 00 00 . 01627: 00 00 . <text:line-break/>00028: 72 00 W 00428: 00 00 . 00828: 00 00 . 01228: 00 00 . 01628: 00 00 . <text:line-break/>00029: 73 00 W 00429: 00 00 . 00829: 00 00 . 01229: 00 00 . 01629: 00 00 . <text:line-break/>00030: 74 00 W 00430: 00 00 . 00830: 00 00 . 01230: 00 00 . 01630: 00 00 . <text:line-break/>00031: 75 00 W 00431: 00 00 . 00831: 00 00 . 01231: 00 00 . 01631: 00 00 . <text:line-break/>00032: 76 00 W 00432: 00 00 . 00832: 00 00 . 01232: 00 00 . 01632: 00 00 . <text:line-break/>00033: 77 00 W 00433: 00 00 . 00833: 00 00 . 01233: 00 00 . 01633: 00 00 . <text:line-break/>00034: 68 00 W 00434: 00 00 . 00834: 00 00 . 01234: 00 00 . 01634: 00 00 . <text:line-break/>00035: 69 00 W 00435: 00 00 . 00835: 00 00 . 01235: 00 00 . 01635: 00 00 . <text:line-break/>00036: 6A 00 W 00436: 00 00 . 00836: 00 00 . 01236: 00 00 . 01636: 00 00 . <text:line-break/>00037: 6B 00 W 00437: 00 00 . 00837: 00 00 . 01237: 00 00 . 01637: 00 00 . <text:line-break/>00038: 6C 00 W 00438: 00 00 . 00838: 00 00 . 01238: 00 00 . 01638: 00 00 . <text:line-break/>00039: 6D 00 W 00439: 00 00 . 00839: 00 00 . 01239: 00 00 . 01639: 00 00 . <text:line-break/>00040: 6E 00 W 00440: 00 00 . 00840: 00 00 . 01240: 00 00 . 01640: 00 00 . <text:line-break/>00041: 6F 00 W 00441: 00 00 . 00841: 00 00 . 01241: 00 00 . 01641: 00 00 . <text:line-break/>00042: 60 00 W 00442: 00 00 . 00842: 00 00 . 01242: 00 00 . 01642: 00 00 . <text:line-break/>00043: 61 00 W 00443: 00 00 . 00843: 00 00 . 01243: 00 00 . 01643: 00 00 . <text:line-break/>00044: 62 00 W 00444: 00 00 . 00844: 00 00 . 01244: 00 00 . 01644: 00 00 . <text:line-break/>00045: 63 00 W 00445: 00 00 . 00845: 00 00 . 01245: 00 00 . 01645: 00 00 . <text:line-break/>00046: 64 00 W 00446: 00 00 . 00846: 00 00 . 01246: 00 00 . 01646: 00 00 . <text:line-break/>00047: 65 00 W 00447: 00 00 . 00847: 00 00 . 01247: 00 00 . 01647: 00 00 . <text:line-break/>00048: 66 00 W 00448: 00 00 . 00848: 00 00 . 01248: 00 00 . 01648: 00 00 . <text:line-break/>00049: 67 00 W 00449: 00 00 . 00849: 00 00 . 01249: 00 00 . 01649: 00 00 . <text:line-break/>00050: 58 00 W 00450: 00 00 . 00850: 00 00 . 01250: 00 00 . 01650: 00 00 . <text:line-break/>00051: 59 00 W 00451: 00 00 . 00851: 00 00 . 01251: 00 00 . 01651: 00 00 . <text:line-break/>00052: 5A 00 W 00452: 00 00 . 00852: 00 00 . 01252: 00 00 . 01652: 00 00 . <text:line-break/>00053: 5B 00 W 00453: 00 00 . 00853: 00 00 . 01253: 00 00 . 01653: 00 00 . <text:line-break/>00054: 5C 00 W 00454: 00 00 . 00854: 00 00 . 01254: 00 00 . 01654: 00 00 . <text:line-break/>00055: 5D 00 W 00455: 00 00 . 00855: 00 00 . 01255: 00 00 . 01655: 00 00 . <text:line-break/>00056: 5E 00 W 00456: 00 00 . 00856: 00 00 . 01256: 00 00 . 01656: 00 00 . <text:line-break/>00057: 5F 00 W 00457: 00 00 . 00857: 00 00 . 01257: 00 00 . 01657: 00 00 . <text:line-break/>00058: 50 00 W 00458: 00 00 . 00858: 00 00 . 01258: 00 00 . 01658: 00 00 . <text:line-break/>00059: 51 00 W 00459: 00 00 . 00859: 00 00 . 01259: 00 00 . 01659: 00 00 . <text:line-break/>00060: 52 00 W 00460: 00 00 . 00860: 00 00 . 01260: 00 00 . 01660: 00 00 . <text:line-break/>00061: 53 00 W 00461: 00 00 . 00861: 00 00 . 01261: 00 00 . 01661: 00 00 . <text:line-break/>00062: 54 00 W 00462: 00 00 . 00862: 00 00 . 01262: 00 00 . 01662: 00 00 . <text:line-break/>00063: 55 00 W 00463: 00 00 . 00863: 00 00 . 01263: 00 00 . 01663: 00 00 . <text:line-break/>00064: 56 00 W 00464: 00 00 . 00864: 00 00 . 01264: 00 00 . 01664: 00 00 . <text:line-break/>00065: 57 00 W 00465: 00 00 . 00865: 00 00 . 01265: 00 00 . 01665: 00 00 . <text:line-break/>00066: 48 00 W 00466: 00 00 . 00866: 00 00 . 01266: 00 00 . 01666: 00 00 . <text:line-break/>00067: 49 00 W 00467: 00 00 . 00867: 00 00 . 01267: 00 00 . 01667: 00 00 . <text:line-break/>00068: 4A 00 W 00468: 00 00 . 00868: 00 00 . 01268: 00 00 . 01668: 00 00 . <text:line-break/>00069: 4B 00 W 00469: 00 00 . 00869: 00 00 . 01269: 00 00 . 01669: 00 00 . <text:line-break/>00070: 4C 00 W 00470: 00 00 . 00870: 00 00 . 01270: 00 00 . 01670: 00 00 . <text:line-break/>00071: 4D 00 W 00471: 00 00 . 00871: 00 00 . 01271: 00 00 . 01671: 00 00 . <text:line-break/>00072: 4E 00 W 00472: 00 00 . 00872: 00 00 . 01272: 00 00 . 01672: 00 00 . <text:line-break/>00073: 4F 00 W 00473: 00 00 . 00873: 00 00 . 01273: 00 00 . 01673: 00 00 . <text:line-break/>00074: 40 00 W 00474: 00 00 . 00874: 00 00 . 01274: 00 00 . 01674: 00 00 . <text:line-break/>00075: 41 00 W 00475: 00 00 . 00875: 00 00 . 01275: 00 00 . 01675: 00 00 . <text:line-break/>00076: 42 00 W 00476: 00 00 . 00876: 00 00 . 01276: 00 00 . 01676: 00 00 . <text:line-break/>00077: 43 00 W 00477: 00 00 . 00877: 00 00 . 01277: 00 00 . 01677: 00 00 . <text:line-break/></text:span><text:soft-page-break/><text:span text:style-name="T8">00078: 44 00 W 00478: 00 00 . 00878: 00 00 . 01278: 00 00 . 01678: 00 00 . <text:line-break/>00079: 45 00 W 00479: 00 00 . 00879: 00 00 . 01279: 00 00 . 01679: 00 00 . <text:line-break/>00080: 46 00 W 00480: 00 00 . 00880: 00 00 . 01280: 00 00 . 01680: 00 00 . <text:line-break/>00081: 47 00 W 00481: 00 00 . 00881: 00 00 . 01281: 00 00 . 01681: 00 00 . <text:line-break/>00082: 38 00 W 00482: 00 00 . 00882: 00 00 . 01282: 00 00 . 01682: 00 00 . <text:line-break/>00083: 39 00 W 00483: 00 00 . 00883: 00 00 . 01283: 00 00 . 01683: 00 00 . <text:line-break/>00084: 3A 00 W 00484: 00 00 . 00884: 00 00 . 01284: 00 00 . 01684: 00 00 . <text:line-break/>00085: 3B 00 W 00485: 00 00 . 00885: 00 00 . 01285: 00 00 . 01685: 00 00 . <text:line-break/>00086: 3C 00 W 00486: 00 00 . 00886: 00 00 . 01286: 00 00 . 01686: 00 00 . <text:line-break/>00087: 3D 00 W 00487: 00 00 . 00887: 00 00 . 01287: 00 00 . 01687: 00 00 . <text:line-break/>00088: 3E 00 W 00488: 00 00 . 00888: 00 00 . 01288: 00 00 . 01688: 00 00 . <text:line-break/>00089: 3F 00 W 00489: 00 00 . 00889: 00 00 . 01289: 00 00 . 01689: 00 00 . <text:line-break/>00090: 30 00 W 00490: 00 00 . 00890: 00 00 . 01290: 00 00 . 01690: 00 00 . <text:line-break/>00091: 31 00 W 00491: 00 00 . 00891: 00 00 . 01291: 00 00 . 01691: 00 00 . <text:line-break/>00092: 32 00 W 00492: 00 00 . 00892: 00 00 . 01292: 00 00 . 01692: 00 00 . <text:line-break/>00093: 33 00 W 00493: 00 00 . 00893: 00 00 . 01293: 00 00 . 01693: 00 00 . <text:line-break/>00094: 34 00 W 00494: 00 00 . 00894: 00 00 . 01294: 00 00 . 01694: 00 00 . <text:line-break/>00095: 35 00 W 00495: 00 00 . 00895: 00 00 . 01295: 00 00 . 01695: 00 00 . <text:line-break/>00096: 36 00 W 00496: 00 00 . 00896: 00 00 . 01296: 00 00 . 01696: 00 00 . <text:line-break/>00097: 37 00 W 00497: 00 00 . 00897: 00 00 . 01297: 00 00 . 01697: 00 00 . <text:line-break/>00098: 28 00 W 00498: 00 00 . 00898: 00 00 . 01298: 00 00 . 01698: 00 00 . <text:line-break/>00099: 29 00 W 00499: 00 00 . 00899: 00 00 . 01299: 00 00 . 01699: 00 00 . <text:line-break/>00100: 2A 00 W 00500: 00 00 . 00900: 00 00 . 01300: 00 00 . 01700: 00 00 . <text:line-break/>00101: 2B 00 W 00501: 00 00 . 00901: 00 00 . 01301: 00 00 . 01701: 00 00 . <text:line-break/>00102: 2C 00 W 00502: 00 00 . 00902: 00 00 . 01302: 00 00 . 01702: 00 00 . <text:line-break/>00103: 2D 00 W 00503: 00 00 . 00903: 00 00 . 01303: 00 00 . 01703: 00 00 . <text:line-break/>00104: 2E 00 W 00504: 00 00 . 00904: 00 00 . 01304: 00 00 . 01704: 00 00 . <text:line-break/>00105: 2F 00 W 00505: 00 00 . 00905: 00 00 . 01305: 00 00 . 01705: 00 00 . <text:line-break/>00106: 20 00 W 00506: 00 00 . 00906: 00 00 . 01306: 00 00 . 01706: 00 00 . <text:line-break/>00107: 21 00 W 00507: 00 00 . 00907: 00 00 . 01307: 00 00 . 01707: 00 00 . <text:line-break/>00108: 22 00 W 00508: 00 00 . 00908: 00 00 . 01308: 00 00 . 01708: 00 00 . <text:line-break/>00109: 23 00 W 00509: 00 00 . 00909: 00 00 . 01309: 00 00 . 01709: 00 00 . <text:line-break/>00110: 24 00 W 00510: 00 00 . 00910: 00 00 . 01310: 00 00 . 01710: 00 00 . <text:line-break/>00111: 25 00 W 00511: 00 00 . 00911: 00 00 . 01311: 00 00 . 01711: 00 00 . <text:line-break/>00112: 26 00 W 00512: 00 00 . 00912: 00 00 . 01312: 00 00 . 01712: 00 00 . <text:line-break/>00113: 27 00 W 00513: 00 00 . 00913: 00 00 . 01313: 00 00 . 01713: 00 00 . <text:line-break/>00114: 18 00 W 00514: 00 00 . 00914: 00 00 . 01314: 00 00 . 01714: 00 00 . <text:line-break/>00115: 19 00 W 00515: 00 00 . 00915: 00 00 . 01315: 00 00 . 01715: 00 00 . <text:line-break/>00116: 1A 00 W 00516: 00 00 . 00916: 00 00 . 01316: 00 00 . 01716: 00 00 . <text:line-break/>00117: 1B 00 W 00517: 00 00 . 00917: 00 00 . 01317: 00 00 . 01717: 00 00 . <text:line-break/>00118: 1C 00 W 00518: 00 00 . 00918: 00 00 . 01318: 00 00 . 01718: 00 00 . <text:line-break/>00119: 1D 00 W 00519: 00 00 . 00919: 00 00 . 01319: 00 00 . 01719: 00 00 . <text:line-break/>00120: 1E 00 W 00520: 00 00 . 00920: 00 00 . 01320: 00 00 . 01720: 00 00 . <text:line-break/>00121: 1F 00 W 00521: 00 00 . 00921: 00 00 . 01321: 00 00 . 01721: 00 00 . <text:line-break/>00122: 10 00 W 00522: 00 00 . 00922: 00 00 . 01322: 00 00 . 01722: 00 00 . <text:line-break/>00123: 11 00 W 00523: 00 00 . 00923: 00 00 . 01323: 00 00 . 01723: 00 00 . <text:line-break/>00124: 12 00 W 00524: 00 00 . 00924: 00 00 . 01324: 00 00 . 01724: 00 00 . <text:line-break/>00125: 13 00 W 00525: 00 00 . 00925: 00 00 . 01325: 00 00 . 01725: 00 00 . <text:line-break/>00126: 14 00 W 00526: 00 00 . 00926: 00 00 . 01326: 00 00 . 01726: 00 00 . <text:line-break/>00127: 15 00 W 00527: 00 00 . 00927: 00 00 . 01327: 00 00 . 01727: 00 00 . <text:line-break/>00128: 16 00 W 00528: 00 00 . 00928: 00 00 . 01328: 00 00 . 01728: 00 00 . <text:line-break/>00129: 17 00 W 00529: 00 00 . 00929: 00 00 . 01329: 00 00 . 01729: 00 00 . <text:line-break/>00130: 08 00 W 00530: 00 00 . 00930: 00 00 . 01330: 00 00 . 01730: 00 00 . <text:line-break/>00131: 09 00 W 00531: 00 00 . 00931: 00 00 . 01331: 00 00 . 01731: 00 00 . <text:line-break/>00132: 0A 00 W 00532: 00 00 . 00932: 00 00 . 01332: 00 00 . 01732: 00 00 . <text:line-break/>00133: 0B 00 W 00533: 00 00 . 00933: 00 00 . 01333: 00 00 . 01733: 00 00 . <text:line-break/>00134: 0C 00 W 00534: 00 00 . 00934: 00 00 . 01334: 00 00 . 01734: 00 00 . <text:line-break/>00135: 0D 00 W 00535: 00 00 . 00935: 00 00 . 01335: 00 00 . 01735: 00 00 . <text:line-break/>00136: 0E 00 W 00536: 00 00 . 00936: 00 00 . 01336: 00 00 . 01736: 00 00 . <text:line-break/>00137: 0F 00 W 00537: 00 00 . 00937: 00 00 . 01337: 00 00 . 01737: 00 00 . <text:line-break/>00138: 00 00 W 00538: 00 00 . 00938: 00 00 . 01338: 00 00 . 01738: 00 00 . <text:line-break/>00139: 01 00 W 00539: 00 00 . 00939: 00 00 . 01339: 00 00 . 01739: 00 00 . <text:line-break/>00140: 02 00 W 00540: 00 00 . 00940: 00 00 . 01340: 00 00 . 01740: 00 00 . <text:line-break/>00141: 03 00 W 00541: 00 00 . 00941: 00 00 . 01341: 00 00 . 01741: 00 00 . <text:line-break/>00142: 04 00 W 00542: 00 00 . 00942: 00 00 . 01342: 00 00 . 01742: 00 00 . <text:line-break/>00143: 05 00 W 00543: 00 00 . 00943: 00 00 . 01343: 00 00 . 01743: 00 00 . <text:line-break/>00144: 06 00 W 00544: 00 00 . 00944: 00 00 . 01344: 00 00 . 01744: 00 00 . <text:line-break/>00145: 07 00 W 00545: 00 00 . 00945: 00 00 . 01345: 00 00 . 01745: 00 00 . <text:line-break/>00146: * 00 00 . 00546: 00 00 . 00946: 00 00 . 01346: 00 00 . 01746: 00 00 . <text:line-break/></text:span><text:soft-page-break/><text:span text:style-name="T6"><text:line-break/></text:span></text:p>
      <text:h text:style-name="Heading_20_2" text:outline-level="2"><text:span text:style-name="T5"><text:s/></text:span><text:span text:style-name="T6"><text:line-break/></text:span><text:span text:style-name="T7">Opcode B7</text:span></text:h>
      <text:p text:style-name="P17"><text:span text:style-name="T3">080: C4 F4 C5 B7 C5 C2 F4 C5</text:span><text:span text:style-name="T6"><text:line-break/><text:line-break/></text:span><text:span text:style-name="T3">ST# 4 : ?(b7) : GOTO 4 :</text:span><text:span text:style-name="T6"><text:line-break/></text:span></text:p>
      <text:p text:style-name="P17"><text:span text:style-name="T6"/></text:p>
      <text:p text:style-name="P17"><text:span text:style-name="T6"/></text:p>
      <text:p text:style-name="P35"><text:span text:style-name="T6"/></text:p>
      <text:h text:style-name="Heading_20_2" text:outline-level="2">Loop</text:h>
      <text:p text:style-name="P23"><text:span text:style-name="T6">(Stopped as soon as possible with AC)</text:span></text:p>
      <text:p text:style-name="P23"><text:span text:style-name="T6"/></text:p>
      <text:p text:style-name="P16"><text:span text:style-name="T2">080: C4 F4 C5 F1 D0 F1 D7 A2 <text:line-break/></text:span>088: F1 C5 C2 F4 C5 00 00 00 <text:line-break/><text:line-break/></text:p>
      <text:p text:style-name="P16"><text:span text:style-name="T2">ST# 4 : 1= 1+ K 1 : GOTO 4 :</text:span><text:line-break/></text:p>
      <text:p text:style-name="P18"><text:span text:style-name="T6"><text:s text:c="2"/>00000: <text:s text:c="2"/>50 00 <text:s/>W <text:s/>00400: <text:s text:c="2"/>AF 00 <text:s/>R <text:s/>00800: <text:s text:c="2"/>E7 00 <text:s/>R <text:s/>01200: <text:s text:c="2"/>00 00 <text:s/>. <text:s/>01600: <text:s text:c="2"/>00 00 <text:s/>.</text:span></text:p>
      <text:p text:style-name="P18"><text:span text:style-name="T6"><text:s text:c="2"/>00001: <text:s text:c="2"/>51 00 <text:s/>W <text:s/>00401: <text:s text:c="2"/>A8 00 <text:s/>R <text:s/>00801: <text:s text:c="2"/>E0 00 <text:s/>R <text:s/>01201: <text:s text:c="2"/>00 00 <text:s/>. <text:s/>01601: <text:s text:c="2"/>00 00 <text:s/>.</text:span></text:p>
      <text:p text:style-name="P18"><text:span text:style-name="T6"><text:s text:c="2"/>00002: <text:s text:c="2"/>52 00 <text:s/>W <text:s/>00402: <text:s text:c="2"/>A9 00 <text:s/>R <text:s/>00802: <text:s text:c="2"/>E1 00 <text:s/>R <text:s/>01202: <text:s text:c="2"/>00 00 <text:s/>. <text:s/>01602: <text:s text:c="2"/>00 00 <text:s/>.</text:span></text:p>
      <text:p text:style-name="P18"><text:span text:style-name="T6"><text:s text:c="2"/>00003: <text:s text:c="2"/>53 00 <text:s/>W <text:s/>00403: <text:s text:c="2"/>AA 00 <text:s/>R <text:s/>00803: <text:s text:c="2"/>E2 00 <text:s/>R <text:s/>01203: <text:s text:c="2"/>00 00 <text:s/>. <text:s/>01603: <text:s text:c="2"/>00 00 <text:s/>.</text:span></text:p>
      <text:p text:style-name="P18"><text:span text:style-name="T6"><text:s text:c="2"/>00004: <text:s text:c="2"/>54 00 <text:s/>W <text:s/>00404: <text:s text:c="2"/>AB 00 <text:s/>R <text:s/>00804: <text:s text:c="2"/>E3 00 <text:s/>R <text:s/>01204: <text:s text:c="2"/>00 00 <text:s/>. <text:s/>01604: <text:s text:c="2"/>00 00 <text:s/>.</text:span></text:p>
      <text:p text:style-name="P18"><text:span text:style-name="T6"><text:s text:c="2"/>00005: <text:s text:c="2"/>55 00 <text:s/>W <text:s/>00405: <text:s text:c="2"/>AC 00 <text:s/>R <text:s/>00805: <text:s text:c="2"/>E4 00 <text:s/>R <text:s/>01205: <text:s text:c="2"/>00 00 <text:s/>. <text:s/>01605: <text:s text:c="2"/>00 00 <text:s/>.</text:span></text:p>
      <text:p text:style-name="P18"><text:span text:style-name="T6"><text:s text:c="2"/>00006: <text:s text:c="2"/>56 00 <text:s/>W <text:s/>00406: <text:s text:c="2"/>AD 00 <text:s/>R <text:s/>00806: <text:s text:c="2"/>E5 00 <text:s/>R <text:s/>01206: <text:s text:c="2"/>00 00 <text:s/>. <text:s/>01606: <text:s text:c="2"/>00 00 <text:s/>.</text:span></text:p>
      <text:p text:style-name="P18"><text:span text:style-name="T6"><text:s text:c="2"/>00007: <text:s text:c="2"/>57 00 <text:s/>W <text:s/>00407: <text:s text:c="2"/>AE 00 <text:s/>R <text:s/>00807: <text:s text:c="2"/>E6 00 <text:s/>R <text:s/>01207: <text:s text:c="2"/>00 00 <text:s/>. <text:s/>01607: <text:s text:c="2"/>00 00 <text:s/>.</text:span></text:p>
      <text:p text:style-name="P18"><text:span text:style-name="T6"><text:s text:c="2"/>00008: <text:s text:c="2"/>58 00 <text:s/>W <text:s/>00408: <text:s text:c="2"/>AF 00 <text:s/>R <text:s/>00808: <text:s text:c="2"/>E7 00 <text:s/>R <text:s/>01208: <text:s text:c="2"/>00 00 <text:s/>. <text:s/>01608: <text:s text:c="2"/>00 00 <text:s/>.</text:span></text:p>
      <text:p text:style-name="P18"><text:span text:style-name="T6"><text:s text:c="2"/>00009: <text:s text:c="2"/>59 00 <text:s/>W <text:s/>00409: <text:s text:c="2"/>B0 00 <text:s/>R <text:s/>00809: <text:s text:c="2"/>E0 00 <text:s/>R <text:s/>01209: <text:s text:c="2"/>00 00 <text:s/>. <text:s/>01609: <text:s text:c="2"/>00 00 <text:s/>.</text:span></text:p>
      <text:p text:style-name="P18"><text:span text:style-name="T6"><text:s text:c="2"/>00010: <text:s text:c="2"/>5A 00 <text:s/>W <text:s/>00410: <text:s text:c="2"/>B1 00 <text:s/>R <text:s/>00810: <text:s text:c="2"/>E1 00 <text:s/>R <text:s/>01210: <text:s text:c="2"/>00 00 <text:s/>. <text:s/>01610: <text:s text:c="2"/>00 00 <text:s/>.</text:span></text:p>
      <text:p text:style-name="P18"><text:span text:style-name="T6"><text:s text:c="2"/>00011: <text:s text:c="2"/>5B 00 <text:s/>W <text:s/>00411: <text:s text:c="2"/>B2 00 <text:s/>R <text:s/>00811: <text:s text:c="2"/>E2 00 <text:s/>R <text:s/>01211: <text:s text:c="2"/>00 00 <text:s/>. <text:s/>01611: <text:s text:c="2"/>00 00 <text:s/>.</text:span></text:p>
      <text:p text:style-name="P18"><text:span text:style-name="T6"><text:s text:c="2"/>00012: <text:s text:c="2"/>5C 00 <text:s/>W <text:s/>00412: <text:s text:c="2"/>B3 00 <text:s/>R <text:s/>00812: <text:s text:c="2"/>E3 00 <text:s/>R <text:s/>01212: <text:s text:c="2"/>00 00 <text:s/>. <text:s/>01612: <text:s text:c="2"/>00 00 <text:s/>.</text:span></text:p>
      <text:p text:style-name="P18"><text:span text:style-name="T6"><text:s text:c="2"/>00013: <text:s text:c="2"/>5D 00 <text:s/>W <text:s/>00413: <text:s text:c="2"/>B4 00 <text:s/>R <text:s/>00813: <text:s text:c="2"/>E4 00 <text:s/>R <text:s/>01213: <text:s text:c="2"/>00 00 <text:s/>. <text:s/>01613: <text:s text:c="2"/>00 00 <text:s/>.</text:span></text:p>
      <text:p text:style-name="P18"><text:span text:style-name="T6"><text:s text:c="2"/>00014: <text:s text:c="2"/>5E 00 <text:s/>W <text:s/>00414: <text:s text:c="2"/>B5 00 <text:s/>R <text:s/>00814: <text:s text:c="2"/>E5 00 <text:s/>R <text:s/>01214: <text:s text:c="2"/>00 00 <text:s/>. <text:s/>01614: <text:s text:c="2"/>00 00 <text:s/>.</text:span></text:p>
      <text:p text:style-name="P18"><text:span text:style-name="T6"><text:s text:c="2"/>00015: <text:s text:c="2"/>5F 00 <text:s/>W <text:s/>00415: <text:s text:c="2"/>B6 00 <text:s/>R <text:s/>00815: <text:s text:c="2"/>E6 00 <text:s/>R <text:s/>01215: <text:s text:c="2"/>00 00 <text:s/>. <text:s/>01615: <text:s text:c="2"/>00 00 <text:s/>.</text:span></text:p>
      <text:p text:style-name="P18"><text:span text:style-name="T6"><text:s text:c="2"/>00016: <text:s text:c="2"/>60 9F <text:s/>W <text:s/>00416: <text:s text:c="2"/>B7 00 <text:s/>R <text:s/>00816: <text:s text:c="2"/>E7 00 <text:s/>R <text:s/>01216: <text:s text:c="2"/>00 00 <text:s/>. <text:s/>01616: <text:s text:c="2"/>00 00 <text:s/>.</text:span></text:p>
      <text:p text:style-name="P18"><text:span text:style-name="T6"><text:s text:c="2"/>00017: <text:s text:c="2"/>61 00 <text:s/>W <text:s/>00417: <text:s text:c="2"/>B0 00 <text:s/>R <text:s/>00817: <text:s text:c="2"/>E0 00 <text:s/>R <text:s/>01217: <text:s text:c="2"/>00 00 <text:s/>. <text:s/>01617: <text:s text:c="2"/>00 00 <text:s/>.</text:span></text:p>
      <text:p text:style-name="P18"><text:span text:style-name="T6"><text:s text:c="2"/>00018: <text:s text:c="2"/>62 00 <text:s/>W <text:s/>00418: <text:s text:c="2"/>B1 00 <text:s/>R <text:s/>00818: <text:s text:c="2"/>E1 00 <text:s/>R <text:s/>01218: <text:s text:c="2"/>00 00 <text:s/>. <text:s/>01618: <text:s text:c="2"/>00 00 <text:s/>.</text:span></text:p>
      <text:p text:style-name="P18"><text:span text:style-name="T6"><text:s text:c="2"/>00019: <text:s text:c="2"/>63 00 <text:s/>W <text:s/>00419: <text:s text:c="2"/>B2 00 <text:s/>R <text:s/>00819: <text:s text:c="2"/>E2 00 <text:s/>R <text:s/>01219: <text:s text:c="2"/>00 00 <text:s/>. <text:s/>01619: <text:s text:c="2"/>00 00 <text:s/>.</text:span></text:p>
      <text:p text:style-name="P18"><text:span text:style-name="T6"><text:s text:c="2"/>00020: <text:s text:c="2"/>64 00 <text:s/>W <text:s/>00420: <text:s text:c="2"/>B3 00 <text:s/>R <text:s/>00820: <text:s text:c="2"/>E3 00 <text:s/>R <text:s/>01220: <text:s text:c="2"/>00 00 <text:s/>. <text:s/>01620: <text:s text:c="2"/>00 00 <text:s/>.</text:span></text:p>
      <text:p text:style-name="P18"><text:span text:style-name="T6"><text:s text:c="2"/>00021: <text:s text:c="2"/>65 00 <text:s/>W <text:s/>00421: <text:s text:c="2"/>B4 00 <text:s/>R <text:s/>00821: <text:s text:c="2"/>E4 00 <text:s/>R <text:s/>01221: <text:s text:c="2"/>00 00 <text:s/>. <text:s/>01621: <text:s text:c="2"/>00 00 <text:s/>.</text:span></text:p>
      <text:p text:style-name="P18"><text:span text:style-name="T6"><text:s text:c="2"/>00022: <text:s text:c="2"/>66 00 <text:s/>W <text:s/>00422: <text:s text:c="2"/>B5 00 <text:s/>R <text:s/>00822: <text:s text:c="2"/>E5 00 <text:s/>R <text:s/>01222: <text:s text:c="2"/>00 00 <text:s/>. <text:s/>01622: <text:s text:c="2"/>00 00 <text:s/>.</text:span></text:p>
      <text:p text:style-name="P18"><text:span text:style-name="T6"><text:s text:c="2"/>00023: <text:s text:c="2"/>67 00 <text:s/>W <text:s/>00423: <text:s text:c="2"/>B6 00 <text:s/>R <text:s/>00823: <text:s text:c="2"/>E6 00 <text:s/>R <text:s/>01223: <text:s text:c="2"/>00 00 <text:s/>. <text:s/>01623: <text:s text:c="2"/>00 00 <text:s/>.</text:span></text:p>
      <text:p text:style-name="P18"><text:span text:style-name="T6"><text:s text:c="2"/>00024: <text:s text:c="2"/>80 C4 <text:s/>R <text:s/>00424: <text:s text:c="2"/>B7 00 <text:s/>R <text:s/>00824: <text:s text:c="2"/>E7 00 <text:s/>R <text:s/>01224: <text:s text:c="2"/>00 00 <text:s/>. <text:s/>01624: <text:s text:c="2"/>00 00 <text:s/>.</text:span></text:p>
      <text:p text:style-name="P18"><text:span text:style-name="T6"><text:s text:c="2"/>00025: <text:s text:c="2"/>81 F4 <text:s/>R <text:s/>00425: <text:s text:c="2"/>B0 00 <text:s/>R <text:s/>00825: <text:s text:c="2"/>E0 00 <text:s/>R <text:s/>01225: <text:s text:c="2"/>00 00 <text:s/>. <text:s/>01625: <text:s text:c="2"/>00 00 <text:s/>.</text:span></text:p>
      <text:p text:style-name="P18"><text:span text:style-name="T6"><text:s text:c="2"/>00026: <text:s text:c="2"/>82 C5 <text:s/>R <text:s/>00426: <text:s text:c="2"/>B1 00 <text:s/>R <text:s/>00826: <text:s text:c="2"/>E1 00 <text:s/>R <text:s/>01226: <text:s text:c="2"/>00 00 <text:s/>. <text:s/>01626: <text:s text:c="2"/>00 00 <text:s/>.</text:span></text:p>
      <text:p text:style-name="P18"><text:span text:style-name="T6"><text:s text:c="2"/>00027: <text:s text:c="2"/>83 F1 <text:s/>R <text:s/>00427: <text:s text:c="2"/>B2 00 <text:s/>R <text:s/>00827: <text:s text:c="2"/>E2 00 <text:s/>R <text:s/>01227: <text:s text:c="2"/>00 00 <text:s/>. <text:s/>01627: <text:s text:c="2"/>00 00 <text:s/>.</text:span></text:p>
      <text:p text:style-name="P18"><text:span text:style-name="T6"><text:s text:c="2"/>00028: <text:s text:c="2"/>84 D0 <text:s/>R <text:s/>00428: <text:s text:c="2"/>B3 00 <text:s/>R <text:s/>00828: <text:s text:c="2"/>E3 00 <text:s/>R <text:s/>01228: <text:s text:c="2"/>00 00 <text:s/>. <text:s/>01628: <text:s text:c="2"/>00 00 <text:s/>.</text:span></text:p>
      <text:p text:style-name="P18"><text:span text:style-name="T6"><text:s text:c="2"/>00029: <text:s text:c="2"/>85 F1 <text:s/>R <text:s/>00429: <text:s text:c="2"/>B4 00 <text:s/>R <text:s/>00829: <text:s text:c="2"/>E4 00 <text:s/>R <text:s/>01229: <text:s text:c="2"/>00 00 <text:s/>. <text:s/>01629: <text:s text:c="2"/>00 00 <text:s/>.</text:span></text:p>
      <text:p text:style-name="P18"><text:span text:style-name="T6"><text:s text:c="2"/>00030: <text:s text:c="2"/>86 D7 <text:s/>R <text:s/>00430: <text:s text:c="2"/>B5 00 <text:s/>R <text:s/>00830: <text:s text:c="2"/>E5 00 <text:s/>R <text:s/>01230: <text:s text:c="2"/>00 00 <text:s/>. <text:s/>01630: <text:s text:c="2"/>00 00 <text:s/>.</text:span></text:p>
      <text:p text:style-name="P18"><text:span text:style-name="T6"><text:s text:c="2"/>00031: <text:s text:c="2"/>87 A2 <text:s/>R <text:s/>00431: <text:s text:c="2"/>B6 00 <text:s/>R <text:s/>00831: <text:s text:c="2"/>E6 00 <text:s/>R <text:s/>01231: <text:s text:c="2"/>00 00 <text:s/>. <text:s/>01631: <text:s text:c="2"/>00 00 <text:s/>.</text:span></text:p>
      <text:p text:style-name="P18"><text:span text:style-name="T6"><text:s text:c="2"/>00032: <text:s text:c="2"/>80 C4 <text:s/>R <text:s/>00432: <text:s text:c="2"/>B7 00 <text:s/>R <text:s/>00832: <text:s text:c="2"/>E7 00 <text:s/>R <text:s/>01232: <text:s text:c="2"/>00 00 <text:s/>. <text:s/>01632: <text:s text:c="2"/>00 00 <text:s/>.</text:span></text:p>
      <text:p text:style-name="P18"><text:span text:style-name="T6"><text:s text:c="2"/>00033: <text:s text:c="2"/>81 F4 <text:s/>R <text:s/>00433: <text:s text:c="2"/>B0 00 <text:s/>R <text:s/>00833: <text:s text:c="2"/>E0 00 <text:s/>R <text:s/>01233: <text:s text:c="2"/>00 00 <text:s/>. <text:s/>01633: <text:s text:c="2"/>00 00 <text:s/>.</text:span></text:p>
      <text:p text:style-name="P18"><text:span text:style-name="T6"><text:s text:c="2"/>00034: <text:s text:c="2"/>82 C5 <text:s/>R <text:s/>00434: <text:s text:c="2"/>B1 00 <text:s/>R <text:s/>00834: <text:s text:c="2"/>E1 00 <text:s/>R <text:s/>01234: <text:s text:c="2"/>00 00 <text:s/>. <text:s/>01634: <text:s text:c="2"/>00 00 <text:s/>.</text:span></text:p>
      <text:p text:style-name="P18"><text:span text:style-name="T6"><text:s text:c="2"/>00035: <text:s text:c="2"/>83 F1 <text:s/>R <text:s/>00435: <text:s text:c="2"/>B2 00 <text:s/>R <text:s/>00835: <text:s text:c="2"/>E2 00 <text:s/>R <text:s/>01235: <text:s text:c="2"/>00 00 <text:s/>. <text:s/>01635: <text:s text:c="2"/>00 00 <text:s/>.</text:span></text:p>
      <text:p text:style-name="P18"><text:span text:style-name="T6"><text:s text:c="2"/>00036: <text:s text:c="2"/>84 D0 <text:s/>R <text:s/>00436: <text:s text:c="2"/>B3 00 <text:s/>R <text:s/>00836: <text:s text:c="2"/>E3 00 <text:s/>R <text:s/>01236: <text:s text:c="2"/>00 00 <text:s/>. <text:s/>01636: <text:s text:c="2"/>00 00 <text:s/>.</text:span></text:p>
      <text:p text:style-name="P18"><text:span text:style-name="T6"><text:s text:c="2"/>00037: <text:s text:c="2"/>85 F1 <text:s/>R <text:s/>00437: <text:s text:c="2"/>B4 00 <text:s/>R <text:s/>00837: <text:s text:c="2"/>E4 00 <text:s/>R <text:s/>01237: <text:s text:c="2"/>00 00 <text:s/>. <text:s/>01637: <text:s text:c="2"/>00 00 <text:s/>.</text:span></text:p>
      <text:p text:style-name="P18"><text:span text:style-name="T6"><text:s text:c="2"/>00038: <text:s text:c="2"/>86 D7 <text:s/>R <text:s/>00438: <text:s text:c="2"/>B5 00 <text:s/>R <text:s/>00838: <text:s text:c="2"/>E5 00 <text:s/>R <text:s/>01238: <text:s text:c="2"/>00 00 <text:s/>. <text:s/>01638: <text:s text:c="2"/>00 00 <text:s/>.</text:span></text:p>
      <text:p text:style-name="P18"><text:span text:style-name="T6"><text:s text:c="2"/>00039: <text:s text:c="2"/>87 A2 <text:s/>R <text:s/>00439: <text:s text:c="2"/>B6 00 <text:s/>R <text:s/>00839: <text:s text:c="2"/>E6 00 <text:s/>R <text:s/>01239: <text:s text:c="2"/>00 00 <text:s/>. <text:s/>01639: <text:s text:c="2"/>00 00 <text:s/>.</text:span></text:p>
      <text:p text:style-name="P18"><text:span text:style-name="T6"><text:s text:c="2"/>00040: <text:s text:c="2"/>54 02 <text:s/>W <text:s/>00440: <text:s text:c="2"/>B7 00 <text:s/>R <text:s/>00840: <text:s text:c="2"/>E7 00 <text:s/>R <text:s/>01240: <text:s text:c="2"/>00 00 <text:s/>. <text:s/>01640: <text:s text:c="2"/>00 00 <text:s/>.</text:span></text:p>
      <text:p text:style-name="P18"><text:span text:style-name="T6"><text:s text:c="2"/>00041: <text:s text:c="2"/>80 C4 <text:s/>R <text:s/>00441: <text:s text:c="2"/>B0 00 <text:s/>R <text:s/>00841: <text:s text:c="2"/>E0 00 <text:s/>R <text:s/>01241: <text:s text:c="2"/>00 00 <text:s/>. <text:s/>01641: <text:s text:c="2"/>00 00 <text:s/>.</text:span></text:p>
      <text:p text:style-name="P18"><text:span text:style-name="T6"><text:s text:c="2"/>00042: <text:s text:c="2"/>81 F4 <text:s/>R <text:s/>00442: <text:s text:c="2"/>B1 00 <text:s/>R <text:s/>00842: <text:s text:c="2"/>E1 00 <text:s/>R <text:s/>01242: <text:s text:c="2"/>00 00 <text:s/>. <text:s/>01642: <text:s text:c="2"/>00 00 <text:s/>.</text:span></text:p>
      <text:p text:style-name="P18"><text:span text:style-name="T6"><text:s text:c="2"/>00043: <text:s text:c="2"/>82 C5 <text:s/>R <text:s/>00443: <text:s text:c="2"/>B2 00 <text:s/>R <text:s/>00843: <text:s text:c="2"/>E2 00 <text:s/>R <text:s/>01243: <text:s text:c="2"/>00 00 <text:s/>. <text:s/>01643: <text:s text:c="2"/>00 00 <text:s/>.</text:span></text:p>
      <text:p text:style-name="P18"><text:span text:style-name="T6"><text:s text:c="2"/>00044: <text:s text:c="2"/>83 F1 <text:s/>R <text:s/>00444: <text:s text:c="2"/>B3 00 <text:s/>R <text:s/>00844: <text:s text:c="2"/>E3 00 <text:s/>R <text:s/>01244: <text:s text:c="2"/>00 00 <text:s/>. <text:s/>01644: <text:s text:c="2"/>00 00 <text:s/>.</text:span></text:p>
      <text:p text:style-name="P18"><text:span text:style-name="T6"><text:s text:c="2"/>00045: <text:s text:c="2"/>84 D0 <text:s/>R <text:s/>00445: <text:s text:c="2"/>B4 00 <text:s/>R <text:s/>00845: <text:s text:c="2"/>E4 00 <text:s/>R <text:s/>01245: <text:s text:c="2"/>00 00 <text:s/>. <text:s/>01645: <text:s text:c="2"/>00 00 <text:s/>.</text:span></text:p>
      <text:p text:style-name="P18"><text:span text:style-name="T6"><text:s text:c="2"/>00046: <text:s text:c="2"/>85 F1 <text:s/>R <text:s/>00446: <text:s text:c="2"/>B5 00 <text:s/>R <text:s/>00846: <text:s text:c="2"/>E5 00 <text:s/>R <text:s/>01246: <text:s text:c="2"/>00 00 <text:s/>. <text:s/>01646: <text:s text:c="2"/>00 00 <text:s/>.</text:span></text:p>
      <text:p text:style-name="P18"><text:span text:style-name="T6"><text:s text:c="2"/>00047: <text:s text:c="2"/>86 D7 <text:s/>R <text:s/>00447: <text:s text:c="2"/>B6 00 <text:s/>R <text:s/>00847: <text:s text:c="2"/>E6 00 <text:s/>R <text:s/>01247: <text:s text:c="2"/>00 00 <text:s/>. <text:s/>01647: <text:s text:c="2"/>00 00 <text:s/>.</text:span></text:p>
      <text:p text:style-name="P18"><text:span text:style-name="T6"><text:s text:c="2"/>00048: <text:s text:c="2"/>87 A2 <text:s/>R <text:s/>00448: <text:s text:c="2"/>B7 00 <text:s/>R <text:s/>00848: <text:s text:c="2"/>E7 00 <text:s/>R <text:s/>01248: <text:s text:c="2"/>00 00 <text:s/>. <text:s/>01648: <text:s text:c="2"/>00 00 <text:s/>.</text:span></text:p>
      <text:p text:style-name="P18"><text:span text:style-name="T6"><text:s text:c="2"/>00049: <text:s text:c="2"/>80 C4 <text:s/>R <text:s/>00449: <text:s text:c="2"/>B0 00 <text:s/>R <text:s/>00849: <text:s text:c="2"/>E0 00 <text:s/>R <text:s/>01249: <text:s text:c="2"/>00 00 <text:s/>. <text:s/>01649: <text:s text:c="2"/>00 00 <text:s/>.</text:span></text:p>
      <text:p text:style-name="P18"><text:span text:style-name="T6"><text:s text:c="2"/>00050: <text:s text:c="2"/>81 F4 <text:s/>R <text:s/>00450: <text:s text:c="2"/>B1 00 <text:s/>R <text:s/>00850: <text:s text:c="2"/>E1 00 <text:s/>R <text:s/>01250: <text:s text:c="2"/>00 00 <text:s/>. <text:s/>01650: <text:s text:c="2"/>00 00 <text:s/>.</text:span></text:p>
      <text:p text:style-name="P18"><text:span text:style-name="T6"><text:s text:c="2"/>00051: <text:s text:c="2"/>82 C5 <text:s/>R <text:s/>00451: <text:s text:c="2"/>B2 00 <text:s/>R <text:s/>00851: <text:s text:c="2"/>E2 00 <text:s/>R <text:s/>01251: <text:s text:c="2"/>00 00 <text:s/>. <text:s/>01651: <text:s text:c="2"/>00 00 <text:s/>.</text:span></text:p>
      <text:p text:style-name="P18"><text:span text:style-name="T6"><text:s text:c="2"/>00052: <text:s text:c="2"/>83 F1 <text:s/>R <text:s/>00452: <text:s text:c="2"/>B3 00 <text:s/>R <text:s/>00852: <text:s text:c="2"/>E3 00 <text:s/>R <text:s/>01252: <text:s text:c="2"/>00 00 <text:s/>. <text:s/>01652: <text:s text:c="2"/>00 00 <text:s/>.</text:span></text:p>
      <text:p text:style-name="P18"><text:span text:style-name="T6"><text:s text:c="2"/>00053: <text:s text:c="2"/>84 D0 <text:s/>R <text:s/>00453: <text:s text:c="2"/>B4 00 <text:s/>R <text:s/>00853: <text:s text:c="2"/>E4 00 <text:s/>R <text:s/>01253: <text:s text:c="2"/>00 00 <text:s/>. <text:s/>01653: <text:s text:c="2"/>00 00 <text:s/>.</text:span></text:p>
      <text:p text:style-name="P18"><text:span text:style-name="T6"><text:s text:c="2"/>00054: <text:s text:c="2"/>85 F1 <text:s/>R <text:s/>00454: <text:s text:c="2"/>B5 00 <text:s/>R <text:s/>00854: <text:s text:c="2"/>E5 00 <text:s/>R <text:s/>01254: <text:s text:c="2"/>00 00 <text:s/>. <text:s/>01654: <text:s text:c="2"/>00 00 <text:s/>.</text:span></text:p>
      <text:p text:style-name="P18"><text:span text:style-name="T6"><text:s text:c="2"/>00055: <text:s text:c="2"/>86 D7 <text:s/>R <text:s/>00455: <text:s text:c="2"/>B6 00 <text:s/>R <text:s/>00855: <text:s text:c="2"/>E6 00 <text:s/>R <text:s/>01255: <text:s text:c="2"/>00 00 <text:s/>. <text:s/>01655: <text:s text:c="2"/>00 00 <text:s/>.</text:span></text:p>
      <text:p text:style-name="P18"><text:span text:style-name="T6"><text:s text:c="2"/>00056: <text:s text:c="2"/>87 A2 <text:s/>R <text:s/>00456: <text:s text:c="2"/>B7 00 <text:s/>R <text:s/>00856: <text:s text:c="2"/>E7 00 <text:s/>R <text:s/>01256: <text:s text:c="2"/>00 00 <text:s/>. <text:s/>01656: <text:s text:c="2"/>00 00 <text:s/>.</text:span></text:p>
      <text:p text:style-name="P18"><text:span text:style-name="T6"><text:s text:c="2"/>00057: <text:s text:c="2"/>80 C4 <text:s/>R <text:s/>00457: <text:s text:c="2"/>B0 00 <text:s/>R <text:s/>00857: <text:s text:c="2"/>E8 00 <text:s/>R <text:s/>01257: <text:s text:c="2"/>00 00 <text:s/>. <text:s/>01657: <text:s text:c="2"/>00 00 <text:s/>.</text:span></text:p>
      <text:p text:style-name="P18"><text:span text:style-name="T6"><text:s text:c="2"/>00058: <text:s text:c="2"/>81 F4 <text:s/>R <text:s/>00458: <text:s text:c="2"/>B1 00 <text:s/>R <text:s/>00858: <text:s text:c="2"/>E9 00 <text:s/>R <text:s/>01258: <text:s text:c="2"/>00 00 <text:s/>. <text:s/>01658: <text:s text:c="2"/>00 00 <text:s/>.</text:span></text:p>
      <text:p text:style-name="P18"><text:span text:style-name="T6"><text:s text:c="2"/>00059: <text:s text:c="2"/>82 C5 <text:s/>R <text:s/>00459: <text:s text:c="2"/>B2 00 <text:s/>R <text:s/>00859: <text:s text:c="2"/>EA 00 <text:s/>R <text:s/>01259: <text:s text:c="2"/>00 00 <text:s/>. <text:s/>01659: <text:s text:c="2"/>00 00 <text:s/>.</text:span></text:p>
      <text:p text:style-name="P18"><text:span text:style-name="T6"><text:s text:c="2"/>00060: <text:s text:c="2"/>83 F1 <text:s/>R <text:s/>00460: <text:s text:c="2"/>B3 00 <text:s/>R <text:s/>00860: <text:s text:c="2"/>EB 00 <text:s/>R <text:s/>01260: <text:s text:c="2"/>00 00 <text:s/>. <text:s/>01660: <text:s text:c="2"/>00 00 <text:s/>.</text:span></text:p>
      <text:p text:style-name="P18"><text:soft-page-break/><text:span text:style-name="T6"><text:s text:c="2"/>00061: <text:s text:c="2"/>84 D0 <text:s/>R <text:s/>00461: <text:s text:c="2"/>B4 00 <text:s/>R <text:s/>00861: <text:s text:c="2"/>EC 00 <text:s/>R <text:s/>01261: <text:s text:c="2"/>00 00 <text:s/>. <text:s/>01661: <text:s text:c="2"/>00 00 <text:s/>.</text:span></text:p>
      <text:p text:style-name="P18"><text:span text:style-name="T6"><text:s text:c="2"/>00062: <text:s text:c="2"/>85 F1 <text:s/>R <text:s/>00462: <text:s text:c="2"/>B5 00 <text:s/>R <text:s/>00862: <text:s text:c="2"/>ED 00 <text:s/>R <text:s/>01262: <text:s text:c="2"/>00 00 <text:s/>. <text:s/>01662: <text:s text:c="2"/>00 00 <text:s/>.</text:span></text:p>
      <text:p text:style-name="P18"><text:span text:style-name="T6"><text:s text:c="2"/>00063: <text:s text:c="2"/>86 D7 <text:s/>R <text:s/>00463: <text:s text:c="2"/>B6 00 <text:s/>R <text:s/>00863: <text:s text:c="2"/>EE 00 <text:s/>R <text:s/>01263: <text:s text:c="2"/>00 00 <text:s/>. <text:s/>01663: <text:s text:c="2"/>00 00 <text:s/>.</text:span></text:p>
      <text:p text:style-name="P18"><text:span text:style-name="T6"><text:s text:c="2"/>00064: <text:s text:c="2"/>87 A2 <text:s/>R <text:s/>00464: <text:s text:c="2"/>B7 00 <text:s/>R <text:s/>00864: <text:s text:c="2"/>EF 00 <text:s/>R <text:s/>01264: <text:s text:c="2"/>00 00 <text:s/>. <text:s/>01664: <text:s text:c="2"/>00 00 <text:s/>.</text:span></text:p>
      <text:p text:style-name="P18"><text:span text:style-name="T6"><text:s text:c="2"/>00065: <text:s text:c="2"/>80 C4 <text:s/>R <text:s/>00465: <text:s text:c="2"/>B0 00 <text:s/>R <text:s/>00865: <text:s text:c="2"/>E8 00 <text:s/>R <text:s/>01265: <text:s text:c="2"/>00 00 <text:s/>. <text:s/>01665: <text:s text:c="2"/>00 00 <text:s/>.</text:span></text:p>
      <text:p text:style-name="P18"><text:span text:style-name="T6"><text:s text:c="2"/>00066: <text:s text:c="2"/>81 F4 <text:s/>R <text:s/>00466: <text:s text:c="2"/>B1 00 <text:s/>R <text:s/>00866: <text:s text:c="2"/>E9 00 <text:s/>R <text:s/>01266: <text:s text:c="2"/>00 00 <text:s/>. <text:s/>01666: <text:s text:c="2"/>00 00 <text:s/>.</text:span></text:p>
      <text:p text:style-name="P18"><text:span text:style-name="T6"><text:s text:c="2"/>00067: <text:s text:c="2"/>82 C5 <text:s/>R <text:s/>00467: <text:s text:c="2"/>B2 00 <text:s/>R <text:s/>00867: <text:s text:c="2"/>EA 00 <text:s/>R <text:s/>01267: <text:s text:c="2"/>00 00 <text:s/>. <text:s/>01667: <text:s text:c="2"/>00 00 <text:s/>.</text:span></text:p>
      <text:p text:style-name="P18"><text:span text:style-name="T6"><text:s text:c="2"/>00068: <text:s text:c="2"/>83 F1 <text:s/>R <text:s/>00468: <text:s text:c="2"/>B3 00 <text:s/>R <text:s/>00868: <text:s text:c="2"/>EB 00 <text:s/>R <text:s/>01268: <text:s text:c="2"/>00 00 <text:s/>. <text:s/>01668: <text:s text:c="2"/>00 00 <text:s/>.</text:span></text:p>
      <text:p text:style-name="P18"><text:span text:style-name="T6"><text:s text:c="2"/>00069: <text:s text:c="2"/>84 D0 <text:s/>R <text:s/>00469: <text:s text:c="2"/>B4 00 <text:s/>R <text:s/>00869: <text:s text:c="2"/>EC 00 <text:s/>R <text:s/>01269: <text:s text:c="2"/>00 00 <text:s/>. <text:s/>01669: <text:s text:c="2"/>00 00 <text:s/>.</text:span></text:p>
      <text:p text:style-name="P18"><text:span text:style-name="T6"><text:s text:c="2"/>00070: <text:s text:c="2"/>85 F1 <text:s/>R <text:s/>00470: <text:s text:c="2"/>B5 00 <text:s/>R <text:s/>00870: <text:s text:c="2"/>ED 00 <text:s/>R <text:s/>01270: <text:s text:c="2"/>00 00 <text:s/>. <text:s/>01670: <text:s text:c="2"/>00 00 <text:s/>.</text:span></text:p>
      <text:p text:style-name="P18"><text:span text:style-name="T6"><text:s text:c="2"/>00071: <text:s text:c="2"/>86 D7 <text:s/>R <text:s/>00471: <text:s text:c="2"/>B6 00 <text:s/>R <text:s/>00871: <text:s text:c="2"/>EE 00 <text:s/>R <text:s/>01271: <text:s text:c="2"/>00 00 <text:s/>. <text:s/>01671: <text:s text:c="2"/>00 00 <text:s/>.</text:span></text:p>
      <text:p text:style-name="P18"><text:span text:style-name="T6"><text:s text:c="2"/>00072: <text:s text:c="2"/>87 A2 <text:s/>R <text:s/>00472: <text:s text:c="2"/>B7 00 <text:s/>R <text:s/>00872: <text:s text:c="2"/>EF 00 <text:s/>R <text:s/>01272: <text:s text:c="2"/>00 00 <text:s/>. <text:s/>01672: <text:s text:c="2"/>00 00 <text:s/>.</text:span></text:p>
      <text:p text:style-name="P18"><text:span text:style-name="T6"><text:s text:c="2"/>00073: <text:s text:c="2"/>80 C4 <text:s/>R <text:s/>00473: <text:s text:c="2"/>B8 00 <text:s/>R <text:s/>00873: <text:s text:c="2"/>E8 00 <text:s/>R <text:s/>01273: <text:s text:c="2"/>00 00 <text:s/>. <text:s/>01673: <text:s text:c="2"/>00 00 <text:s/>.</text:span></text:p>
      <text:p text:style-name="P18"><text:span text:style-name="T6"><text:s text:c="2"/>00074: <text:s text:c="2"/>81 F4 <text:s/>R <text:s/>00474: <text:s text:c="2"/>B9 00 <text:s/>R <text:s/>00874: <text:s text:c="2"/>E9 00 <text:s/>R <text:s/>01274: <text:s text:c="2"/>00 00 <text:s/>. <text:s/>01674: <text:s text:c="2"/>00 00 <text:s/>.</text:span></text:p>
      <text:p text:style-name="P18"><text:span text:style-name="T6"><text:s text:c="2"/>00075: <text:s text:c="2"/>82 C5 <text:s/>R <text:s/>00475: <text:s text:c="2"/>BA 00 <text:s/>R <text:s/>00875: <text:s text:c="2"/>EA 00 <text:s/>R <text:s/>01275: <text:s text:c="2"/>00 00 <text:s/>. <text:s/>01675: <text:s text:c="2"/>00 00 <text:s/>.</text:span></text:p>
      <text:p text:style-name="P18"><text:span text:style-name="T6"><text:s text:c="2"/>00076: <text:s text:c="2"/>83 F1 <text:s/>R <text:s/>00476: <text:s text:c="2"/>BB 00 <text:s/>R <text:s/>00876: <text:s text:c="2"/>EB 00 <text:s/>R <text:s/>01276: <text:s text:c="2"/>00 00 <text:s/>. <text:s/>01676: <text:s text:c="2"/>00 00 <text:s/>.</text:span></text:p>
      <text:p text:style-name="P18"><text:span text:style-name="T6"><text:s text:c="2"/>00077: <text:s text:c="2"/>84 D0 <text:s/>R <text:s/>00477: <text:s text:c="2"/>BC 00 <text:s/>R <text:s/>00877: <text:s text:c="2"/>EC 00 <text:s/>R <text:s/>01277: <text:s text:c="2"/>00 00 <text:s/>. <text:s/>01677: <text:s text:c="2"/>00 00 <text:s/>.</text:span></text:p>
      <text:p text:style-name="P18"><text:span text:style-name="T6"><text:s text:c="2"/>00078: <text:s text:c="2"/>85 F1 <text:s/>R <text:s/>00478: <text:s text:c="2"/>BD 00 <text:s/>R <text:s/>00878: <text:s text:c="2"/>ED 00 <text:s/>R <text:s/>01278: <text:s text:c="2"/>00 00 <text:s/>. <text:s/>01678: <text:s text:c="2"/>00 00 <text:s/>.</text:span></text:p>
      <text:p text:style-name="P18"><text:span text:style-name="T6"><text:s text:c="2"/>00079: <text:s text:c="2"/>86 D7 <text:s/>R <text:s/>00479: <text:s text:c="2"/>BE 00 <text:s/>R <text:s/>00879: <text:s text:c="2"/>EE 00 <text:s/>R <text:s/>01279: <text:s text:c="2"/>00 00 <text:s/>. <text:s/>01679: <text:s text:c="2"/>00 00 <text:s/>.</text:span></text:p>
      <text:p text:style-name="P18"><text:span text:style-name="T6"><text:s text:c="2"/>00080: <text:s text:c="2"/>87 A2 <text:s/>R <text:s/>00480: <text:s text:c="2"/>BF 00 <text:s/>R <text:s/>00880: <text:s text:c="2"/>EF 00 <text:s/>R <text:s/>01280: <text:s text:c="2"/>00 00 <text:s/>. <text:s/>01680: <text:s text:c="2"/>00 00 <text:s/>.</text:span></text:p>
      <text:p text:style-name="P18"><text:span text:style-name="T6"><text:s text:c="2"/>00081: <text:s text:c="2"/>80 C4 <text:s/>R <text:s/>00481: <text:s text:c="2"/>B8 00 <text:s/>R <text:s/>00881: <text:s text:c="2"/>E8 00 <text:s/>R <text:s/>01281: <text:s text:c="2"/>00 00 <text:s/>. <text:s/>01681: <text:s text:c="2"/>00 00 <text:s/>.</text:span></text:p>
      <text:p text:style-name="P18"><text:span text:style-name="T6"><text:s text:c="2"/>00082: <text:s text:c="2"/>81 F4 <text:s/>R <text:s/>00482: <text:s text:c="2"/>B9 00 <text:s/>R <text:s/>00882: <text:s text:c="2"/>E9 00 <text:s/>R <text:s/>01282: <text:s text:c="2"/>00 00 <text:s/>. <text:s/>01682: <text:s text:c="2"/>00 00 <text:s/>.</text:span></text:p>
      <text:p text:style-name="P18"><text:span text:style-name="T6"><text:s text:c="2"/>00083: <text:s text:c="2"/>82 C5 <text:s/>R <text:s/>00483: <text:s text:c="2"/>BA 00 <text:s/>R <text:s/>00883: <text:s text:c="2"/>EA 00 <text:s/>R <text:s/>01283: <text:s text:c="2"/>00 00 <text:s/>. <text:s/>01683: <text:s text:c="2"/>00 00 <text:s/>.</text:span></text:p>
      <text:p text:style-name="P18"><text:span text:style-name="T6"><text:s text:c="2"/>00084: <text:s text:c="2"/>83 F1 <text:s/>R <text:s/>00484: <text:s text:c="2"/>BB 00 <text:s/>R <text:s/>00884: <text:s text:c="2"/>EB 00 <text:s/>R <text:s/>01284: <text:s text:c="2"/>00 00 <text:s/>. <text:s/>01684: <text:s text:c="2"/>00 00 <text:s/>.</text:span></text:p>
      <text:p text:style-name="P18"><text:span text:style-name="T6"><text:s text:c="2"/>00085: <text:s text:c="2"/>84 D0 <text:s/>R <text:s/>00485: <text:s text:c="2"/>BC 00 <text:s/>R <text:s/>00885: <text:s text:c="2"/>EC 00 <text:s/>R <text:s/>01285: <text:s text:c="2"/>00 00 <text:s/>. <text:s/>01685: <text:s text:c="2"/>00 00 <text:s/>.</text:span></text:p>
      <text:p text:style-name="P18"><text:span text:style-name="T6"><text:s text:c="2"/>00086: <text:s text:c="2"/>85 F1 <text:s/>R <text:s/>00486: <text:s text:c="2"/>BD 00 <text:s/>R <text:s/>00886: <text:s text:c="2"/>ED 00 <text:s/>R <text:s/>01286: <text:s text:c="2"/>00 00 <text:s/>. <text:s/>01686: <text:s text:c="2"/>00 00 <text:s/>.</text:span></text:p>
      <text:p text:style-name="P18"><text:span text:style-name="T6"><text:s text:c="2"/>00087: <text:s text:c="2"/>86 D7 <text:s/>R <text:s/>00487: <text:s text:c="2"/>BE 00 <text:s/>R <text:s/>00887: <text:s text:c="2"/>EE 00 <text:s/>R <text:s/>01287: <text:s text:c="2"/>00 00 <text:s/>. <text:s/>01687: <text:s text:c="2"/>00 00 <text:s/>.</text:span></text:p>
      <text:p text:style-name="P18"><text:span text:style-name="T6"><text:s text:c="2"/>00088: <text:s text:c="2"/>87 A2 <text:s/>R <text:s/>00488: <text:s text:c="2"/>BF 00 <text:s/>R <text:s/>00888: <text:s text:c="2"/>EF 00 <text:s/>R <text:s/>01288: <text:s text:c="2"/>00 00 <text:s/>. <text:s/>01688: <text:s text:c="2"/>00 00 <text:s/>.</text:span></text:p>
      <text:p text:style-name="P18"><text:span text:style-name="T6"><text:s text:c="2"/>00089: <text:s text:c="2"/>88 F1 <text:s/>R <text:s/>00489: <text:s text:c="2"/>B8 00 <text:s/>R <text:s/>00889: <text:s text:c="2"/>E8 00 <text:s/>R <text:s/>01289: <text:s text:c="2"/>00 00 <text:s/>. <text:s/>01689: <text:s text:c="2"/>00 00 <text:s/>.</text:span></text:p>
      <text:p text:style-name="P18"><text:span text:style-name="T6"><text:s text:c="2"/>00090: <text:s text:c="2"/>89 C5 <text:s/>R <text:s/>00490: <text:s text:c="2"/>B9 00 <text:s/>R <text:s/>00890: <text:s text:c="2"/>E9 00 <text:s/>R <text:s/>01290: <text:s text:c="2"/>00 00 <text:s/>. <text:s/>01690: <text:s text:c="2"/>00 00 <text:s/>.</text:span></text:p>
      <text:p text:style-name="P18"><text:span text:style-name="T6"><text:s text:c="2"/>00091: <text:s text:c="2"/>8A C2 <text:s/>R <text:s/>00491: <text:s text:c="2"/>BA 00 <text:s/>R <text:s/>00891: <text:s text:c="2"/>EA 00 <text:s/>R <text:s/>01291: <text:s text:c="2"/>00 00 <text:s/>. <text:s/>01691: <text:s text:c="2"/>00 00 <text:s/>.</text:span></text:p>
      <text:p text:style-name="P18"><text:span text:style-name="T6"><text:s text:c="2"/>00092: <text:s text:c="2"/>8B F4 <text:s/>R <text:s/>00492: <text:s text:c="2"/>BB 00 <text:s/>R <text:s/>00892: <text:s text:c="2"/>EB 00 <text:s/>R <text:s/>01292: <text:s text:c="2"/>00 00 <text:s/>. <text:s/>01692: <text:s text:c="2"/>00 00 <text:s/>.</text:span></text:p>
      <text:p text:style-name="P18"><text:span text:style-name="T6"><text:s text:c="2"/>00093: <text:s text:c="2"/>8C C5 <text:s/>R <text:s/>00493: <text:s text:c="2"/>BC 00 <text:s/>R <text:s/>00893: <text:s text:c="2"/>EC 00 <text:s/>R <text:s/>01293: <text:s text:c="2"/>00 00 <text:s/>. <text:s/>01693: <text:s text:c="2"/>00 00 <text:s/>.</text:span></text:p>
      <text:p text:style-name="P18"><text:span text:style-name="T6"><text:s text:c="2"/>00094: <text:s text:c="2"/>8D 00 <text:s/>R <text:s/>00494: <text:s text:c="2"/>BD 00 <text:s/>R <text:s/>00894: <text:s text:c="2"/>ED 00 <text:s/>R <text:s/>01294: <text:s text:c="2"/>00 00 <text:s/>. <text:s/>01694: <text:s text:c="2"/>00 00 <text:s/>.</text:span></text:p>
      <text:p text:style-name="P18"><text:span text:style-name="T6"><text:s text:c="2"/>00095: <text:s text:c="2"/>8E 00 <text:s/>R <text:s/>00495: <text:s text:c="2"/>BE 00 <text:s/>R <text:s/>00895: <text:s text:c="2"/>EE 00 <text:s/>R <text:s/>01295: <text:s text:c="2"/>00 00 <text:s/>. <text:s/>01695: <text:s text:c="2"/>00 00 <text:s/>.</text:span></text:p>
      <text:p text:style-name="P18"><text:span text:style-name="T6"><text:s text:c="2"/>00096: <text:s text:c="2"/>8F 00 <text:s/>R <text:s/>00496: <text:s text:c="2"/>BF 00 <text:s/>R <text:s/>00896: <text:s text:c="2"/>EF 00 <text:s/>R <text:s/>01296: <text:s text:c="2"/>00 00 <text:s/>. <text:s/>01696: <text:s text:c="2"/>00 00 <text:s/>.</text:span></text:p>
      <text:p text:style-name="P18"><text:span text:style-name="T6"><text:s text:c="2"/>00097: <text:s text:c="2"/>88 F1 <text:s/>R <text:s/>00497: <text:s text:c="2"/>B8 00 <text:s/>R <text:s/>00897: <text:s text:c="2"/>E8 00 <text:s/>R <text:s/>01297: <text:s text:c="2"/>00 00 <text:s/>. <text:s/>01697: <text:s text:c="2"/>00 00 <text:s/>.</text:span></text:p>
      <text:p text:style-name="P18"><text:span text:style-name="T6"><text:s text:c="2"/>00098: <text:s text:c="2"/>89 C5 <text:s/>R <text:s/>00498: <text:s text:c="2"/>B9 00 <text:s/>R <text:s/>00898: <text:s text:c="2"/>E9 00 <text:s/>R <text:s/>01298: <text:s text:c="2"/>00 00 <text:s/>. <text:s/>01698: <text:s text:c="2"/>00 00 <text:s/>.</text:span></text:p>
      <text:p text:style-name="P18"><text:span text:style-name="T6"><text:s text:c="2"/>00099: <text:s text:c="2"/>8A C2 <text:s/>R <text:s/>00499: <text:s text:c="2"/>BA 00 <text:s/>R <text:s/>00899: <text:s text:c="2"/>EA 00 <text:s/>R <text:s/>01299: <text:s text:c="2"/>00 00 <text:s/>. <text:s/>01699: <text:s text:c="2"/>00 00 <text:s/>.</text:span></text:p>
      <text:p text:style-name="P18"><text:span text:style-name="T6"><text:s text:c="2"/>00100: <text:s text:c="2"/>8B F4 <text:s/>R <text:s/>00500: <text:s text:c="2"/>BB 00 <text:s/>R <text:s/>00900: <text:s text:c="2"/>EB 00 <text:s/>R <text:s/>01300: <text:s text:c="2"/>00 00 <text:s/>. <text:s/>01700: <text:s text:c="2"/>00 00 <text:s/>.</text:span></text:p>
      <text:p text:style-name="P18"><text:span text:style-name="T6"><text:s text:c="2"/>00101: <text:s text:c="2"/>8C C5 <text:s/>R <text:s/>00501: <text:s text:c="2"/>BC 00 <text:s/>R <text:s/>00901: <text:s text:c="2"/>EC 00 <text:s/>R <text:s/>01301: <text:s text:c="2"/>00 00 <text:s/>. <text:s/>01701: <text:s text:c="2"/>00 00 <text:s/>.</text:span></text:p>
      <text:p text:style-name="P18"><text:span text:style-name="T6"><text:s text:c="2"/>00102: <text:s text:c="2"/>8D 00 <text:s/>R <text:s/>00502: <text:s text:c="2"/>BD 00 <text:s/>R <text:s/>00902: <text:s text:c="2"/>ED 00 <text:s/>R <text:s/>01302: <text:s text:c="2"/>00 00 <text:s/>. <text:s/>01702: <text:s text:c="2"/>00 00 <text:s/>.</text:span></text:p>
      <text:p text:style-name="P18"><text:span text:style-name="T6"><text:s text:c="2"/>00103: <text:s text:c="2"/>8E 00 <text:s/>R <text:s/>00503: <text:s text:c="2"/>BE 00 <text:s/>R <text:s/>00903: <text:s text:c="2"/>EE 00 <text:s/>R <text:s/>01303: <text:s text:c="2"/>00 00 <text:s/>. <text:s/>01703: <text:s text:c="2"/>00 00 <text:s/>.</text:span></text:p>
      <text:p text:style-name="P18"><text:span text:style-name="T6"><text:s text:c="2"/>00104: <text:s text:c="2"/>8F 00 <text:s/>R <text:s/>00504: <text:s text:c="2"/>BF 00 <text:s/>R <text:s/>00904: <text:s text:c="2"/>EF 00 <text:s/>R <text:s/>01304: <text:s text:c="2"/>00 00 <text:s/>. <text:s/>01704: <text:s text:c="2"/>00 00 <text:s/>.</text:span></text:p>
      <text:p text:style-name="P18"><text:span text:style-name="T6"><text:s text:c="2"/>00105: <text:s text:c="2"/>88 F1 <text:s/>R <text:s/>00505: <text:s text:c="2"/>B8 00 <text:s/>R <text:s/>00905: <text:s text:c="2"/>E8 00 <text:s/>R <text:s/>01305: <text:s text:c="2"/>00 00 <text:s/>. <text:s/>01705: <text:s text:c="2"/>00 00 <text:s/>.</text:span></text:p>
      <text:p text:style-name="P18"><text:span text:style-name="T6"><text:s text:c="2"/>00106: <text:s text:c="2"/>89 C5 <text:s/>R <text:s/>00506: <text:s text:c="2"/>B9 00 <text:s/>R <text:s/>00906: <text:s text:c="2"/>E9 00 <text:s/>R <text:s/>01306: <text:s text:c="2"/>00 00 <text:s/>. <text:s/>01706: <text:s text:c="2"/>00 00 <text:s/>.</text:span></text:p>
      <text:p text:style-name="P18"><text:span text:style-name="T6"><text:s text:c="2"/>00107: <text:s text:c="2"/>8A C2 <text:s/>R <text:s/>00507: <text:s text:c="2"/>BA 00 <text:s/>R <text:s/>00907: <text:s text:c="2"/>EA 00 <text:s/>R <text:s/>01307: <text:s text:c="2"/>00 00 <text:s/>. <text:s/>01707: <text:s text:c="2"/>00 00 <text:s/>.</text:span></text:p>
      <text:p text:style-name="P18"><text:span text:style-name="T6"><text:s text:c="2"/>00108: <text:s text:c="2"/>8B F4 <text:s/>R <text:s/>00508: <text:s text:c="2"/>BB 00 <text:s/>R <text:s/>00908: <text:s text:c="2"/>EB 00 <text:s/>R <text:s/>01308: <text:s text:c="2"/>00 00 <text:s/>. <text:s/>01708: <text:s text:c="2"/>00 00 <text:s/>.</text:span></text:p>
      <text:p text:style-name="P18"><text:span text:style-name="T6"><text:s text:c="2"/>00109: <text:s text:c="2"/>8C C5 <text:s/>R <text:s/>00509: <text:s text:c="2"/>BC 00 <text:s/>R <text:s/>00909: <text:s text:c="2"/>EC 00 <text:s/>R <text:s/>01309: <text:s text:c="2"/>00 00 <text:s/>. <text:s/>01709: <text:s text:c="2"/>00 00 <text:s/>.</text:span></text:p>
      <text:p text:style-name="P18"><text:span text:style-name="T6"><text:s text:c="2"/>00110: <text:s text:c="2"/>8D 00 <text:s/>R <text:s/>00510: <text:s text:c="2"/>BD 00 <text:s/>R <text:s/>00910: <text:s text:c="2"/>ED 00 <text:s/>R <text:s/>01310: <text:s text:c="2"/>00 00 <text:s/>. <text:s/>01710: <text:s text:c="2"/>00 00 <text:s/>.</text:span></text:p>
      <text:p text:style-name="P18"><text:span text:style-name="T6"><text:s text:c="2"/>00111: <text:s text:c="2"/>8E 00 <text:s/>R <text:s/>00511: <text:s text:c="2"/>BE 00 <text:s/>R <text:s/>00911: <text:s text:c="2"/>EE 00 <text:s/>R <text:s/>01311: <text:s text:c="2"/>00 00 <text:s/>. <text:s/>01711: <text:s text:c="2"/>00 00 <text:s/>.</text:span></text:p>
      <text:p text:style-name="P18"><text:span text:style-name="T6"><text:s text:c="2"/>00112: <text:s text:c="2"/>8F 00 <text:s/>R <text:s/>00512: <text:s text:c="2"/>BF 00 <text:s/>R <text:s/>00912: <text:s text:c="2"/>EF 00 <text:s/>R <text:s/>01312: <text:s text:c="2"/>00 00 <text:s/>. <text:s/>01712: <text:s text:c="2"/>00 00 <text:s/>.</text:span></text:p>
      <text:p text:style-name="P18"><text:span text:style-name="T6"><text:s text:c="2"/>00113: <text:s text:c="2"/>88 F1 <text:s/>R <text:s/>00513: <text:s text:c="2"/>B8 00 <text:s/>R <text:s/>00913: <text:s text:c="2"/>E8 00 <text:s/>R <text:s/>01313: <text:s text:c="2"/>00 00 <text:s/>. <text:s/>01713: <text:s text:c="2"/>00 00 <text:s/>.</text:span></text:p>
      <text:p text:style-name="P18"><text:span text:style-name="T6"><text:s text:c="2"/>00114: <text:s text:c="2"/>89 C5 <text:s/>R <text:s/>00514: <text:s text:c="2"/>B9 00 <text:s/>R <text:s/>00914: <text:s text:c="2"/>E9 00 <text:s/>R <text:s/>01314: <text:s text:c="2"/>00 00 <text:s/>. <text:s/>01714: <text:s text:c="2"/>00 00 <text:s/>.</text:span></text:p>
      <text:p text:style-name="P18"><text:span text:style-name="T6"><text:s text:c="2"/>00115: <text:s text:c="2"/>8A C2 <text:s/>R <text:s/>00515: <text:s text:c="2"/>BA 00 <text:s/>R <text:s/>00915: <text:s text:c="2"/>EA 00 <text:s/>R <text:s/>01315: <text:s text:c="2"/>00 00 <text:s/>. <text:s/>01715: <text:s text:c="2"/>00 00 <text:s/>.</text:span></text:p>
      <text:p text:style-name="P18"><text:span text:style-name="T6"><text:s text:c="2"/>00116: <text:s text:c="2"/>8B F4 <text:s/>R <text:s/>00516: <text:s text:c="2"/>BB 00 <text:s/>R <text:s/>00916: <text:s text:c="2"/>EB 00 <text:s/>R <text:s/>01316: <text:s text:c="2"/>00 00 <text:s/>. <text:s/>01716: <text:s text:c="2"/>00 00 <text:s/>.</text:span></text:p>
      <text:p text:style-name="P18"><text:span text:style-name="T6"><text:s text:c="2"/>00117: <text:s text:c="2"/>8C C5 <text:s/>R <text:s/>00517: <text:s text:c="2"/>BC 00 <text:s/>R <text:s/>00917: <text:s text:c="2"/>EC 00 <text:s/>R <text:s/>01317: <text:s text:c="2"/>00 00 <text:s/>. <text:s/>01717: <text:s text:c="2"/>00 00 <text:s/>.</text:span></text:p>
      <text:p text:style-name="P18"><text:span text:style-name="T6"><text:s text:c="2"/>00118: <text:s text:c="2"/>8D 00 <text:s/>R <text:s/>00518: <text:s text:c="2"/>BD 00 <text:s/>R <text:s/>00918: <text:s text:c="2"/>ED 00 <text:s/>R <text:s/>01318: <text:s text:c="2"/>00 00 <text:s/>. <text:s/>01718: <text:s text:c="2"/>00 00 <text:s/>.</text:span></text:p>
      <text:p text:style-name="P18"><text:span text:style-name="T6"><text:s text:c="2"/>00119: <text:s text:c="2"/>8E 00 <text:s/>R <text:s/>00519: <text:s text:c="2"/>BE 00 <text:s/>R <text:s/>00919: <text:s text:c="2"/>EE 00 <text:s/>R <text:s/>01319: <text:s text:c="2"/>00 00 <text:s/>. <text:s/>01719: <text:s text:c="2"/>00 00 <text:s/>.</text:span></text:p>
      <text:p text:style-name="P18"><text:span text:style-name="T6"><text:s text:c="2"/>00120: <text:s text:c="2"/>8F 00 <text:s/>R <text:s/>00520: <text:s text:c="2"/>BF 00 <text:s/>R <text:s/>00920: <text:s text:c="2"/>EF 00 <text:s/>R <text:s/>01320: <text:s text:c="2"/>00 00 <text:s/>. <text:s/>01720: <text:s text:c="2"/>00 00 <text:s/>.</text:span></text:p>
      <text:p text:style-name="P18"><text:span text:style-name="T6"><text:s text:c="2"/>00121: <text:s text:c="2"/>88 F1 <text:s/>R <text:s/>00521: <text:s text:c="2"/>B8 00 <text:s/>R <text:s/>00921: <text:s text:c="2"/>F0 00 <text:s/>R <text:s/>01321: <text:s text:c="2"/>00 00 <text:s/>. <text:s/>01721: <text:s text:c="2"/>00 00 <text:s/>.</text:span></text:p>
      <text:p text:style-name="P18"><text:span text:style-name="T6"><text:s text:c="2"/>00122: <text:s text:c="2"/>89 C5 <text:s/>R <text:s/>00522: <text:s text:c="2"/>B9 00 <text:s/>R <text:s/>00922: <text:s text:c="2"/>F1 00 <text:s/>R <text:s/>01322: <text:s text:c="2"/>00 00 <text:s/>. <text:s/>01722: <text:s text:c="2"/>00 00 <text:s/>.</text:span></text:p>
      <text:p text:style-name="P18"><text:span text:style-name="T6"><text:s text:c="2"/>00123: <text:s text:c="2"/>8A C2 <text:s/>R <text:s/>00523: <text:s text:c="2"/>BA 00 <text:s/>R <text:s/>00923: <text:s text:c="2"/>F2 00 <text:s/>R <text:s/>01323: <text:s text:c="2"/>00 00 <text:s/>. <text:s/>01723: <text:s text:c="2"/>00 00 <text:s/>.</text:span></text:p>
      <text:p text:style-name="P18"><text:span text:style-name="T6"><text:s text:c="2"/>00124: <text:s text:c="2"/>8B F4 <text:s/>R <text:s/>00524: <text:s text:c="2"/>BB 00 <text:s/>R <text:s/>00924: <text:s text:c="2"/>F3 00 <text:s/>R <text:s/>01324: <text:s text:c="2"/>00 00 <text:s/>. <text:s/>01724: <text:s text:c="2"/>00 00 <text:s/>.</text:span></text:p>
      <text:p text:style-name="P18"><text:span text:style-name="T6"><text:s text:c="2"/>00125: <text:s text:c="2"/>8C C5 <text:s/>R <text:s/>00525: <text:s text:c="2"/>BC 00 <text:s/>R <text:s/>00925: <text:s text:c="2"/>F4 00 <text:s/>R <text:s/>01325: <text:s text:c="2"/>00 00 <text:s/>. <text:s/>01725: <text:s text:c="2"/>00 00 <text:s/>.</text:span></text:p>
      <text:p text:style-name="P18"><text:span text:style-name="T6"><text:s text:c="2"/>00126: <text:s text:c="2"/>8D 00 <text:s/>R <text:s/>00526: <text:s text:c="2"/>BD 00 <text:s/>R <text:s/>00926: <text:s text:c="2"/>F5 00 <text:s/>R <text:s/>01326: <text:s text:c="2"/>00 00 <text:s/>. <text:s/>01726: <text:s text:c="2"/>00 00 <text:s/>.</text:span></text:p>
      <text:p text:style-name="P18"><text:span text:style-name="T6"><text:s text:c="2"/>00127: <text:s text:c="2"/>8E 00 <text:s/>R <text:s/>00527: <text:s text:c="2"/>BE 00 <text:s/>R <text:s/>00927: <text:s text:c="2"/>F6 00 <text:s/>R <text:s/>01327: <text:s text:c="2"/>00 00 <text:s/>. <text:s/>01727: <text:s text:c="2"/>00 00 <text:s/>.</text:span></text:p>
      <text:p text:style-name="P18"><text:span text:style-name="T6"><text:s text:c="2"/>00128: <text:s text:c="2"/>8F 00 <text:s/>R <text:s/>00528: <text:s text:c="2"/>BF 00 <text:s/>R <text:s/>00928: <text:s text:c="2"/>F7 00 <text:s/>R <text:s/>01328: <text:s text:c="2"/>00 00 <text:s/>. <text:s/>01728: <text:s text:c="2"/>00 00 <text:s/>.</text:span></text:p>
      <text:p text:style-name="P18"><text:span text:style-name="T6"><text:s text:c="2"/>00129: <text:s text:c="2"/>88 F1 <text:s/>R <text:s/>00529: <text:s text:c="2"/>B8 00 <text:s/>R <text:s/>00929: <text:s text:c="2"/>F0 00 <text:s/>R <text:s/>01329: <text:s text:c="2"/>00 00 <text:s/>. <text:s/>01729: <text:s text:c="2"/>00 00 <text:s/>.</text:span></text:p>
      <text:p text:style-name="P18"><text:span text:style-name="T6"><text:s text:c="2"/>00130: <text:s text:c="2"/>89 C5 <text:s/>R <text:s/>00530: <text:s text:c="2"/>B9 00 <text:s/>R <text:s/>00930: <text:s text:c="2"/>F1 00 <text:s/>R <text:s/>01330: <text:s text:c="2"/>00 00 <text:s/>. <text:s/>01730: <text:s text:c="2"/>00 00 <text:s/>.</text:span></text:p>
      <text:p text:style-name="P18"><text:span text:style-name="T6"><text:s text:c="2"/>00131: <text:s text:c="2"/>8A C2 <text:s/>R <text:s/>00531: <text:s text:c="2"/>BA 00 <text:s/>R <text:s/>00931: <text:s text:c="2"/>F2 00 <text:s/>R <text:s/>01331: <text:s text:c="2"/>00 00 <text:s/>. <text:s/>01731: <text:s text:c="2"/>00 00 <text:s/>.</text:span></text:p>
      <text:p text:style-name="P18"><text:span text:style-name="T6"><text:s text:c="2"/>00132: <text:s text:c="2"/>8B F4 <text:s/>R <text:s/>00532: <text:s text:c="2"/>BB 00 <text:s/>R <text:s/>00932: <text:s text:c="2"/>F3 00 <text:s/>R <text:s/>01332: <text:s text:c="2"/>00 00 <text:s/>. <text:s/>01732: <text:s text:c="2"/>00 00 <text:s/>.</text:span></text:p>
      <text:p text:style-name="P18"><text:span text:style-name="T6"><text:s text:c="2"/>00133: <text:s text:c="2"/>8C C5 <text:s/>R <text:s/>00533: <text:s text:c="2"/>BC 00 <text:s/>R <text:s/>00933: <text:s text:c="2"/>F4 00 <text:s/>R <text:s/>01333: <text:s text:c="2"/>00 00 <text:s/>. <text:s/>01733: <text:s text:c="2"/>00 00 <text:s/>.</text:span></text:p>
      <text:p text:style-name="P18"><text:span text:style-name="T6"><text:s text:c="2"/>00134: <text:s text:c="2"/>8D 00 <text:s/>R <text:s/>00534: <text:s text:c="2"/>BD 00 <text:s/>R <text:s/>00934: <text:s text:c="2"/>F5 00 <text:s/>R <text:s/>01334: <text:s text:c="2"/>00 00 <text:s/>. <text:s/>01734: <text:s text:c="2"/>00 00 <text:s/>.</text:span></text:p>
      <text:p text:style-name="P18"><text:span text:style-name="T6"><text:s text:c="2"/>00135: <text:s text:c="2"/>8E 00 <text:s/>R <text:s/>00535: <text:s text:c="2"/>BE 00 <text:s/>R <text:s/>00935: <text:s text:c="2"/>F6 00 <text:s/>R <text:s/>01335: <text:s text:c="2"/>00 00 <text:s/>. <text:s/>01735: <text:s text:c="2"/>00 00 <text:s/>.</text:span></text:p>
      <text:p text:style-name="P18"><text:span text:style-name="T6"><text:s text:c="2"/>00136: <text:s text:c="2"/>8F 00 <text:s/>R <text:s/>00536: <text:s text:c="2"/>BF 00 <text:s/>R <text:s/>00936: <text:s text:c="2"/>F7 00 <text:s/>R <text:s/>01336: <text:s text:c="2"/>00 00 <text:s/>. <text:s/>01736: <text:s text:c="2"/>00 00 <text:s/>.</text:span></text:p>
      <text:p text:style-name="P18"><text:span text:style-name="T6"><text:s text:c="2"/>00137: <text:s text:c="2"/>88 F1 <text:s/>R <text:s/>00537: <text:s text:c="2"/>C0 00 <text:s/>R <text:s/>00937: <text:s text:c="2"/>F0 00 <text:s/>R <text:s/>01337: <text:s text:c="2"/>00 00 <text:s/>. <text:s/>01737: <text:s text:c="2"/>00 00 <text:s/>.</text:span></text:p>
      <text:p text:style-name="P18"><text:span text:style-name="T6"><text:s text:c="2"/>00138: <text:s text:c="2"/>89 C5 <text:s/>R <text:s/>00538: <text:s text:c="2"/>C1 00 <text:s/>R <text:s/>00938: <text:s text:c="2"/>F1 00 <text:s/>R <text:s/>01338: <text:s text:c="2"/>00 00 <text:s/>. <text:s/>01738: <text:s text:c="2"/>00 00 <text:s/>.</text:span></text:p>
      <text:p text:style-name="P18"><text:soft-page-break/><text:span text:style-name="T6"><text:s text:c="2"/>00139: <text:s text:c="2"/>8A C2 <text:s/>R <text:s/>00539: <text:s text:c="2"/>C2 00 <text:s/>R <text:s/>00939: <text:s text:c="2"/>F2 00 <text:s/>R <text:s/>01339: <text:s text:c="2"/>00 00 <text:s/>. <text:s/>01739: <text:s text:c="2"/>00 00 <text:s/>.</text:span></text:p>
      <text:p text:style-name="P18"><text:span text:style-name="T6"><text:s text:c="2"/>00140: <text:s text:c="2"/>8B F4 <text:s/>R <text:s/>00540: <text:s text:c="2"/>C3 00 <text:s/>R <text:s/>00940: <text:s text:c="2"/>F3 00 <text:s/>R <text:s/>01340: <text:s text:c="2"/>00 00 <text:s/>. <text:s/>01740: <text:s text:c="2"/>00 00 <text:s/>.</text:span></text:p>
      <text:p text:style-name="P18"><text:span text:style-name="T6"><text:s text:c="2"/>00141: <text:s text:c="2"/>8C C5 <text:s/>R <text:s/>00541: <text:s text:c="2"/>C4 00 <text:s/>R <text:s/>00941: <text:s text:c="2"/>F4 00 <text:s/>R <text:s/>01341: <text:s text:c="2"/>00 00 <text:s/>. <text:s/>01741: <text:s text:c="2"/>00 00 <text:s/>.</text:span></text:p>
      <text:p text:style-name="P18"><text:span text:style-name="T6"><text:s text:c="2"/>00142: <text:s text:c="2"/>8D 00 <text:s/>R <text:s/>00542: <text:s text:c="2"/>C5 00 <text:s/>R <text:s/>00942: <text:s text:c="2"/>F5 00 <text:s/>R <text:s/>01342: <text:s text:c="2"/>00 00 <text:s/>. <text:s/>01742: <text:s text:c="2"/>00 00 <text:s/>.</text:span></text:p>
      <text:p text:style-name="P18"><text:span text:style-name="T6"><text:s text:c="2"/>00143: <text:s text:c="2"/>8E 00 <text:s/>R <text:s/>00543: <text:s text:c="2"/>C6 00 <text:s/>R <text:s/>00943: <text:s text:c="2"/>F6 00 <text:s/>R <text:s/>01343: <text:s text:c="2"/>00 00 <text:s/>. <text:s/>01743: <text:s text:c="2"/>00 00 <text:s/>.</text:span></text:p>
      <text:p text:style-name="P18"><text:span text:style-name="T6"><text:s text:c="2"/>00144: <text:s text:c="2"/>8F 00 <text:s/>R <text:s/>00544: <text:s text:c="2"/>C7 00 <text:s/>R <text:s/>00944: <text:s text:c="2"/>F7 00 <text:s/>R <text:s/>01344: <text:s text:c="2"/>00 00 <text:s/>. <text:s/>01744: <text:s text:c="2"/>00 00 <text:s/>.</text:span></text:p>
      <text:p text:style-name="P18"><text:span text:style-name="T6"><text:s text:c="2"/>00145: <text:s text:c="2"/>88 F1 <text:s/>R <text:s/>00545: <text:s text:c="2"/>C0 00 <text:s/>R <text:s/>00945: <text:s text:c="2"/>F0 00 <text:s/>R <text:s/>01345: <text:s text:c="2"/>00 00 <text:s/>. <text:s/>01745: <text:s text:c="2"/>00 00 <text:s/>.</text:span></text:p>
      <text:p text:style-name="P18"><text:span text:style-name="T6"><text:s text:c="2"/>00146: <text:s text:c="2"/>89 C5 <text:s/>R <text:s/>00546: <text:s text:c="2"/>C1 00 <text:s/>R <text:s/>00946: <text:s text:c="2"/>F1 00 <text:s/>R <text:s/>01346: <text:s text:c="2"/>00 00 <text:s/>. <text:s/>01746: <text:s text:c="2"/>00 00 <text:s/>.</text:span></text:p>
      <text:p text:style-name="P18"><text:span text:style-name="T6"><text:s text:c="2"/>00147: <text:s text:c="2"/>8A C2 <text:s/>R <text:s/>00547: <text:s text:c="2"/>C2 00 <text:s/>R <text:s/>00947: <text:s text:c="2"/>F2 00 <text:s/>R <text:s/>01347: <text:s text:c="2"/>00 00 <text:s/>. <text:s/>01747: <text:s text:c="2"/>00 00 <text:s/>.</text:span></text:p>
      <text:p text:style-name="P18"><text:span text:style-name="T6"><text:s text:c="2"/>00148: <text:s text:c="2"/>8B F4 <text:s/>R <text:s/>00548: <text:s text:c="2"/>C3 00 <text:s/>R <text:s/>00948: <text:s text:c="2"/>F3 00 <text:s/>R <text:s/>01348: <text:s text:c="2"/>00 00 <text:s/>. <text:s/>01748: <text:s text:c="2"/>00 00 <text:s/>.</text:span></text:p>
      <text:p text:style-name="P18"><text:span text:style-name="T6"><text:s text:c="2"/>00149: <text:s text:c="2"/>8C C5 <text:s/>R <text:s/>00549: <text:s text:c="2"/>C4 00 <text:s/>R <text:s/>00949: <text:s text:c="2"/>F4 00 <text:s/>R <text:s/>01349: <text:s text:c="2"/>00 00 <text:s/>. <text:s/>01749: <text:s text:c="2"/>00 00 <text:s/>.</text:span></text:p>
      <text:p text:style-name="P18"><text:span text:style-name="T6"><text:s text:c="2"/>00150: <text:s text:c="2"/>8D 00 <text:s/>R <text:s/>00550: <text:s text:c="2"/>C5 00 <text:s/>R <text:s/>00950: <text:s text:c="2"/>F5 00 <text:s/>R <text:s/>01350: <text:s text:c="2"/>00 00 <text:s/>. <text:s/>01750: <text:s text:c="2"/>00 00 <text:s/>.</text:span></text:p>
      <text:p text:style-name="P18"><text:span text:style-name="T6"><text:s text:c="2"/>00151: <text:s text:c="2"/>8E 00 <text:s/>R <text:s/>00551: <text:s text:c="2"/>C6 00 <text:s/>R <text:s/>00951: <text:s text:c="2"/>F6 00 <text:s/>R <text:s/>01351: <text:s text:c="2"/>00 00 <text:s/>. <text:s/>01751: <text:s text:c="2"/>00 00 <text:s/>.</text:span></text:p>
      <text:p text:style-name="P18"><text:span text:style-name="T6"><text:s text:c="2"/>00152: <text:s text:c="2"/>8F 00 <text:s/>R <text:s/>00552: <text:s text:c="2"/>C7 00 <text:s/>R <text:s/>00952: <text:s text:c="2"/>F7 00 <text:s/>R <text:s/>01352: <text:s text:c="2"/>00 00 <text:s/>. <text:s/>01752: <text:s text:c="2"/>00 00 <text:s/>.</text:span></text:p>
      <text:p text:style-name="P18"><text:span text:style-name="T6"><text:s text:c="2"/>00153: <text:s text:c="2"/>90 00 <text:s/>R <text:s/>00553: <text:s text:c="2"/>C0 00 <text:s/>R <text:s/>00953: <text:s text:c="2"/>F0 00 <text:s/>R <text:s/>01353: <text:s text:c="2"/>00 00 <text:s/>. <text:s/>01753: <text:s text:c="2"/>00 00 <text:s/>.</text:span></text:p>
      <text:p text:style-name="P18"><text:span text:style-name="T6"><text:s text:c="2"/>00154: <text:s text:c="2"/>91 00 <text:s/>R <text:s/>00554: <text:s text:c="2"/>C1 00 <text:s/>R <text:s/>00954: <text:s text:c="2"/>F1 00 <text:s/>R <text:s/>01354: <text:s text:c="2"/>00 00 <text:s/>. <text:s/>01754: <text:s text:c="2"/>00 00 <text:s/>.</text:span></text:p>
      <text:p text:style-name="P18"><text:span text:style-name="T6"><text:s text:c="2"/>00155: <text:s text:c="2"/>92 00 <text:s/>R <text:s/>00555: <text:s text:c="2"/>C2 00 <text:s/>R <text:s/>00955: <text:s text:c="2"/>F2 00 <text:s/>R <text:s/>01355: <text:s text:c="2"/>00 00 <text:s/>. <text:s/>01755: <text:s text:c="2"/>00 00 <text:s/>.</text:span></text:p>
      <text:p text:style-name="P18"><text:span text:style-name="T6"><text:s text:c="2"/>00156: <text:s text:c="2"/>93 00 <text:s/>R <text:s/>00556: <text:s text:c="2"/>C3 00 <text:s/>R <text:s/>00956: <text:s text:c="2"/>F3 00 <text:s/>R <text:s/>01356: <text:s text:c="2"/>00 00 <text:s/>. <text:s/>01756: <text:s text:c="2"/>00 00 <text:s/>.</text:span></text:p>
      <text:p text:style-name="P18"><text:span text:style-name="T6"><text:s text:c="2"/>00157: <text:s text:c="2"/>94 00 <text:s/>R <text:s/>00557: <text:s text:c="2"/>C4 00 <text:s/>R <text:s/>00957: <text:s text:c="2"/>F4 00 <text:s/>R <text:s/>01357: <text:s text:c="2"/>00 00 <text:s/>. <text:s/>01757: <text:s text:c="2"/>00 00 <text:s/>.</text:span></text:p>
      <text:p text:style-name="P18"><text:span text:style-name="T6"><text:s text:c="2"/>00158: <text:s text:c="2"/>95 00 <text:s/>R <text:s/>00558: <text:s text:c="2"/>C5 00 <text:s/>R <text:s/>00958: <text:s text:c="2"/>F5 00 <text:s/>R <text:s/>01358: <text:s text:c="2"/>00 00 <text:s/>. <text:s/>01758: <text:s text:c="2"/>00 00 <text:s/>.</text:span></text:p>
      <text:p text:style-name="P18"><text:span text:style-name="T6"><text:s text:c="2"/>00159: <text:s text:c="2"/>96 00 <text:s/>R <text:s/>00559: <text:s text:c="2"/>C6 00 <text:s/>R <text:s/>00959: <text:s text:c="2"/>F6 00 <text:s/>R <text:s/>01359: <text:s text:c="2"/>00 00 <text:s/>. <text:s/>01759: <text:s text:c="2"/>00 00 <text:s/>.</text:span></text:p>
      <text:p text:style-name="P18"><text:span text:style-name="T6"><text:s text:c="2"/>00160: <text:s text:c="2"/>97 00 <text:s/>R <text:s/>00560: <text:s text:c="2"/>C7 00 <text:s/>R <text:s/>00960: <text:s text:c="2"/>F7 00 <text:s/>R <text:s/>01360: <text:s text:c="2"/>00 00 <text:s/>. <text:s/>01760: <text:s text:c="2"/>00 00 <text:s/>.</text:span></text:p>
      <text:p text:style-name="P18"><text:span text:style-name="T6"><text:s text:c="2"/>00161: <text:s text:c="2"/>90 00 <text:s/>R <text:s/>00561: <text:s text:c="2"/>C0 00 <text:s/>R <text:s/>00961: <text:s text:c="2"/>F0 00 <text:s/>R <text:s/>01361: <text:s text:c="2"/>00 00 <text:s/>. <text:s/>01761: <text:s text:c="2"/>00 00 <text:s/>.</text:span></text:p>
      <text:p text:style-name="P18"><text:span text:style-name="T6"><text:s text:c="2"/>00162: <text:s text:c="2"/>91 00 <text:s/>R <text:s/>00562: <text:s text:c="2"/>C1 00 <text:s/>R <text:s/>00962: <text:s text:c="2"/>F1 00 <text:s/>R <text:s/>01362: <text:s text:c="2"/>00 00 <text:s/>. <text:s/>01762: <text:s text:c="2"/>00 00 <text:s/>.</text:span></text:p>
      <text:p text:style-name="P18"><text:span text:style-name="T6"><text:s text:c="2"/>00163: <text:s text:c="2"/>92 00 <text:s/>R <text:s/>00563: <text:s text:c="2"/>C2 00 <text:s/>R <text:s/>00963: <text:s text:c="2"/>F2 00 <text:s/>R <text:s/>01363: <text:s text:c="2"/>00 00 <text:s/>. <text:s/>01763: <text:s text:c="2"/>00 00 <text:s/>.</text:span></text:p>
      <text:p text:style-name="P18"><text:span text:style-name="T6"><text:s text:c="2"/>00164: <text:s text:c="2"/>93 00 <text:s/>R <text:s/>00564: <text:s text:c="2"/>C3 00 <text:s/>R <text:s/>00964: <text:s text:c="2"/>F3 00 <text:s/>R <text:s/>01364: <text:s text:c="2"/>00 00 <text:s/>. <text:s/>01764: <text:s text:c="2"/>00 00 <text:s/>.</text:span></text:p>
      <text:p text:style-name="P18"><text:span text:style-name="T6"><text:s text:c="2"/>00165: <text:s text:c="2"/>94 00 <text:s/>R <text:s/>00565: <text:s text:c="2"/>C4 00 <text:s/>R <text:s/>00965: <text:s text:c="2"/>F4 00 <text:s/>R <text:s/>01365: <text:s text:c="2"/>00 00 <text:s/>. <text:s/>01765: <text:s text:c="2"/>00 00 <text:s/>.</text:span></text:p>
      <text:p text:style-name="P18"><text:span text:style-name="T6"><text:s text:c="2"/>00166: <text:s text:c="2"/>95 00 <text:s/>R <text:s/>00566: <text:s text:c="2"/>C5 00 <text:s/>R <text:s/>00966: <text:s text:c="2"/>F5 00 <text:s/>R <text:s/>01366: <text:s text:c="2"/>00 00 <text:s/>. <text:s/>01766: <text:s text:c="2"/>00 00 <text:s/>.</text:span></text:p>
      <text:p text:style-name="P18"><text:span text:style-name="T6"><text:s text:c="2"/>00167: <text:s text:c="2"/>96 00 <text:s/>R <text:s/>00567: <text:s text:c="2"/>C6 00 <text:s/>R <text:s/>00967: <text:s text:c="2"/>F6 00 <text:s/>R <text:s/>01367: <text:s text:c="2"/>00 00 <text:s/>. <text:s/>01767: <text:s text:c="2"/>00 00 <text:s/>.</text:span></text:p>
      <text:p text:style-name="P18"><text:span text:style-name="T6"><text:s text:c="2"/>00168: <text:s text:c="2"/>97 00 <text:s/>R <text:s/>00568: <text:s text:c="2"/>C7 00 <text:s/>R <text:s/>00968: <text:s text:c="2"/>F7 00 <text:s/>R <text:s/>01368: <text:s text:c="2"/>00 00 <text:s/>. <text:s/>01768: <text:s text:c="2"/>00 00 <text:s/>.</text:span></text:p>
      <text:p text:style-name="P18"><text:span text:style-name="T6"><text:s text:c="2"/>00169: <text:s text:c="2"/>90 00 <text:s/>R <text:s/>00569: <text:s text:c="2"/>C0 00 <text:s/>R <text:s/>00969: <text:s text:c="2"/>F0 00 <text:s/>R <text:s/>01369: <text:s text:c="2"/>00 00 <text:s/>. <text:s/>01769: <text:s text:c="2"/>00 00 <text:s/>.</text:span></text:p>
      <text:p text:style-name="P18"><text:span text:style-name="T6"><text:s text:c="2"/>00170: <text:s text:c="2"/>91 00 <text:s/>R <text:s/>00570: <text:s text:c="2"/>C1 00 <text:s/>R <text:s/>00970: <text:s text:c="2"/>F1 00 <text:s/>R <text:s/>01370: <text:s text:c="2"/>00 00 <text:s/>. <text:s/>01770: <text:s text:c="2"/>00 00 <text:s/>.</text:span></text:p>
      <text:p text:style-name="P18"><text:span text:style-name="T6"><text:s text:c="2"/>00171: <text:s text:c="2"/>92 00 <text:s/>R <text:s/>00571: <text:s text:c="2"/>C2 00 <text:s/>R <text:s/>00971: <text:s text:c="2"/>F2 00 <text:s/>R <text:s/>01371: <text:s text:c="2"/>00 00 <text:s/>. <text:s/>01771: <text:s text:c="2"/>00 00 <text:s/>.</text:span></text:p>
      <text:p text:style-name="P18"><text:span text:style-name="T6"><text:s text:c="2"/>00172: <text:s text:c="2"/>93 00 <text:s/>R <text:s/>00572: <text:s text:c="2"/>C3 00 <text:s/>R <text:s/>00972: <text:s text:c="2"/>F3 00 <text:s/>R <text:s/>01372: <text:s text:c="2"/>00 00 <text:s/>. <text:s/>01772: <text:s text:c="2"/>00 00 <text:s/>.</text:span></text:p>
      <text:p text:style-name="P18"><text:span text:style-name="T6"><text:s text:c="2"/>00173: <text:s text:c="2"/>94 00 <text:s/>R <text:s/>00573: <text:s text:c="2"/>C4 00 <text:s/>R <text:s/>00973: <text:s text:c="2"/>F4 00 <text:s/>R <text:s/>01373: <text:s text:c="2"/>00 00 <text:s/>. <text:s/>01773: <text:s text:c="2"/>00 00 <text:s/>.</text:span></text:p>
      <text:p text:style-name="P18"><text:span text:style-name="T6"><text:s text:c="2"/>00174: <text:s text:c="2"/>95 00 <text:s/>R <text:s/>00574: <text:s text:c="2"/>C5 00 <text:s/>R <text:s/>00974: <text:s text:c="2"/>F5 00 <text:s/>R <text:s/>01374: <text:s text:c="2"/>00 00 <text:s/>. <text:s/>01774: <text:s text:c="2"/>00 00 <text:s/>.</text:span></text:p>
      <text:p text:style-name="P18"><text:span text:style-name="T6"><text:s text:c="2"/>00175: <text:s text:c="2"/>96 00 <text:s/>R <text:s/>00575: <text:s text:c="2"/>C6 00 <text:s/>R <text:s/>00975: <text:s text:c="2"/>F6 00 <text:s/>R <text:s/>01375: <text:s text:c="2"/>00 00 <text:s/>. <text:s/>01775: <text:s text:c="2"/>00 00 <text:s/>.</text:span></text:p>
      <text:p text:style-name="P18"><text:span text:style-name="T6"><text:s text:c="2"/>00176: <text:s text:c="2"/>97 00 <text:s/>R <text:s/>00576: <text:s text:c="2"/>C7 00 <text:s/>R <text:s/>00976: <text:s text:c="2"/>F7 00 <text:s/>R <text:s/>01376: <text:s text:c="2"/>00 00 <text:s/>. <text:s/>01776: <text:s text:c="2"/>00 00 <text:s/>.</text:span></text:p>
      <text:p text:style-name="P18"><text:span text:style-name="T6"><text:s text:c="2"/>00177: <text:s text:c="2"/>90 00 <text:s/>R <text:s/>00577: <text:s text:c="2"/>C0 00 <text:s/>R <text:s/>00977: <text:s text:c="2"/>F0 00 <text:s/>R <text:s/>01377: <text:s text:c="2"/>00 00 <text:s/>. <text:s/>01777: <text:s text:c="2"/>00 00 <text:s/>.</text:span></text:p>
      <text:p text:style-name="P18"><text:span text:style-name="T6"><text:s text:c="2"/>00178: <text:s text:c="2"/>91 00 <text:s/>R <text:s/>00578: <text:s text:c="2"/>C1 00 <text:s/>R <text:s/>00978: <text:s text:c="2"/>F1 00 <text:s/>R <text:s/>01378: <text:s text:c="2"/>00 00 <text:s/>. <text:s/>01778: <text:s text:c="2"/>00 00 <text:s/>.</text:span></text:p>
      <text:p text:style-name="P18"><text:span text:style-name="T6"><text:s text:c="2"/>00179: <text:s text:c="2"/>92 00 <text:s/>R <text:s/>00579: <text:s text:c="2"/>C2 00 <text:s/>R <text:s/>00979: <text:s text:c="2"/>F2 00 <text:s/>R <text:s/>01379: <text:s text:c="2"/>00 00 <text:s/>. <text:s/>01779: <text:s text:c="2"/>00 00 <text:s/>.</text:span></text:p>
      <text:p text:style-name="P18"><text:span text:style-name="T6"><text:s text:c="2"/>00180: <text:s text:c="2"/>93 00 <text:s/>R <text:s/>00580: <text:s text:c="2"/>C3 00 <text:s/>R <text:s/>00980: <text:s text:c="2"/>F3 00 <text:s/>R <text:s/>01380: <text:s text:c="2"/>00 00 <text:s/>. <text:s/>01780: <text:s text:c="2"/>00 00 <text:s/>.</text:span></text:p>
      <text:p text:style-name="P18"><text:span text:style-name="T6"><text:s text:c="2"/>00181: <text:s text:c="2"/>94 00 <text:s/>R <text:s/>00581: <text:s text:c="2"/>C4 00 <text:s/>R <text:s/>00981: <text:s text:c="2"/>F4 00 <text:s/>R <text:s/>01381: <text:s text:c="2"/>00 00 <text:s/>. <text:s/>01781: <text:s text:c="2"/>00 00 <text:s/>.</text:span></text:p>
      <text:p text:style-name="P18"><text:span text:style-name="T6"><text:s text:c="2"/>00182: <text:s text:c="2"/>95 00 <text:s/>R <text:s/>00582: <text:s text:c="2"/>C5 00 <text:s/>R <text:s/>00982: <text:s text:c="2"/>F5 00 <text:s/>R <text:s/>01382: <text:s text:c="2"/>00 00 <text:s/>. <text:s/>01782: <text:s text:c="2"/>00 00 <text:s/>.</text:span></text:p>
      <text:p text:style-name="P18"><text:span text:style-name="T6"><text:s text:c="2"/>00183: <text:s text:c="2"/>96 00 <text:s/>R <text:s/>00583: <text:s text:c="2"/>C6 00 <text:s/>R <text:s/>00983: <text:s text:c="2"/>F6 00 <text:s/>R <text:s/>01383: <text:s text:c="2"/>00 00 <text:s/>. <text:s/>01783: <text:s text:c="2"/>00 00 <text:s/>.</text:span></text:p>
      <text:p text:style-name="P18"><text:span text:style-name="T6"><text:s text:c="2"/>00184: <text:s text:c="2"/>97 00 <text:s/>R <text:s/>00584: <text:s text:c="2"/>C7 00 <text:s/>R <text:s/>00984: <text:s text:c="2"/>F7 00 <text:s/>R <text:s/>01384: <text:s text:c="2"/>00 00 <text:s/>. <text:s/>01784: <text:s text:c="2"/>00 00 <text:s/>.</text:span></text:p>
      <text:p text:style-name="P18"><text:span text:style-name="T6"><text:s text:c="2"/>00185: <text:s text:c="2"/>90 00 <text:s/>R <text:s/>00585: <text:s text:c="2"/>C0 00 <text:s/>R <text:s/>00985: <text:s text:c="2"/>F8 00 <text:s/>R <text:s/>01385: <text:s text:c="2"/>00 00 <text:s/>. <text:s/>01785: <text:s text:c="2"/>00 00 <text:s/>.</text:span></text:p>
      <text:p text:style-name="P18"><text:span text:style-name="T6"><text:s text:c="2"/>00186: <text:s text:c="2"/>91 00 <text:s/>R <text:s/>00586: <text:s text:c="2"/>C1 00 <text:s/>R <text:s/>00986: <text:s text:c="2"/>F9 00 <text:s/>R <text:s/>01386: <text:s text:c="2"/>00 00 <text:s/>. <text:s/>01786: <text:s text:c="2"/>00 00 <text:s/>.</text:span></text:p>
      <text:p text:style-name="P18"><text:span text:style-name="T6"><text:s text:c="2"/>00187: <text:s text:c="2"/>92 00 <text:s/>R <text:s/>00587: <text:s text:c="2"/>C2 00 <text:s/>R <text:s/>00987: <text:s text:c="2"/>FA 00 <text:s/>R <text:s/>01387: <text:s text:c="2"/>00 00 <text:s/>. <text:s/>01787: <text:s text:c="2"/>00 00 <text:s/>.</text:span></text:p>
      <text:p text:style-name="P18"><text:span text:style-name="T6"><text:s text:c="2"/>00188: <text:s text:c="2"/>93 00 <text:s/>R <text:s/>00588: <text:s text:c="2"/>C3 00 <text:s/>R <text:s/>00988: <text:s text:c="2"/>FB 00 <text:s/>R <text:s/>01388: <text:s text:c="2"/>00 00 <text:s/>. <text:s/>01788: <text:s text:c="2"/>00 00 <text:s/>.</text:span></text:p>
      <text:p text:style-name="P18"><text:span text:style-name="T6"><text:s text:c="2"/>00189: <text:s text:c="2"/>94 00 <text:s/>R <text:s/>00589: <text:s text:c="2"/>C4 00 <text:s/>R <text:s/>00989: <text:s text:c="2"/>FC 00 <text:s/>R <text:s/>01389: <text:s text:c="2"/>00 00 <text:s/>. <text:s/>01789: <text:s text:c="2"/>00 00 <text:s/>.</text:span></text:p>
      <text:p text:style-name="P18"><text:span text:style-name="T6"><text:s text:c="2"/>00190: <text:s text:c="2"/>95 00 <text:s/>R <text:s/>00590: <text:s text:c="2"/>C5 00 <text:s/>R <text:s/>00990: <text:s text:c="2"/>FD 00 <text:s/>R <text:s/>01390: <text:s text:c="2"/>00 00 <text:s/>. <text:s/>01790: <text:s text:c="2"/>00 00 <text:s/>.</text:span></text:p>
      <text:p text:style-name="P18"><text:span text:style-name="T6"><text:s text:c="2"/>00191: <text:s text:c="2"/>96 00 <text:s/>R <text:s/>00591: <text:s text:c="2"/>C6 00 <text:s/>R <text:s/>00991: <text:s text:c="2"/>FE 00 <text:s/>R <text:s/>01391: <text:s text:c="2"/>00 00 <text:s/>. <text:s/>01791: <text:s text:c="2"/>00 00 <text:s/>.</text:span></text:p>
      <text:p text:style-name="P18"><text:span text:style-name="T6"><text:s text:c="2"/>00192: <text:s text:c="2"/>97 00 <text:s/>R <text:s/>00592: <text:s text:c="2"/>C7 00 <text:s/>R <text:s/>00992: <text:s text:c="2"/>FF 00 <text:s/>R <text:s/>01392: <text:s text:c="2"/>00 00 <text:s/>. <text:s/>01792: <text:s text:c="2"/>00 00 <text:s/>.</text:span></text:p>
      <text:p text:style-name="P18"><text:span text:style-name="T6"><text:s text:c="2"/>00193: <text:s text:c="2"/>90 00 <text:s/>R <text:s/>00593: <text:s text:c="2"/>C0 00 <text:s/>R <text:s/>00993: <text:s text:c="2"/>F8 00 <text:s/>R <text:s/>01393: <text:s text:c="2"/>00 00 <text:s/>. <text:s/>01793: <text:s text:c="2"/>00 00 <text:s/>.</text:span></text:p>
      <text:p text:style-name="P18"><text:span text:style-name="T6"><text:s text:c="2"/>00194: <text:s text:c="2"/>91 00 <text:s/>R <text:s/>00594: <text:s text:c="2"/>C1 00 <text:s/>R <text:s/>00994: <text:s text:c="2"/>F9 00 <text:s/>R <text:s/>01394: <text:s text:c="2"/>00 00 <text:s/>. <text:s/>01794: <text:s text:c="2"/>00 00 <text:s/>.</text:span></text:p>
      <text:p text:style-name="P18"><text:span text:style-name="T6"><text:s text:c="2"/>00195: <text:s text:c="2"/>92 00 <text:s/>R <text:s/>00595: <text:s text:c="2"/>C2 00 <text:s/>R <text:s/>00995: <text:s text:c="2"/>FA 00 <text:s/>R <text:s/>01395: <text:s text:c="2"/>00 00 <text:s/>. <text:s/>01795: <text:s text:c="2"/>00 00 <text:s/>.</text:span></text:p>
      <text:p text:style-name="P18"><text:span text:style-name="T6"><text:s text:c="2"/>00196: <text:s text:c="2"/>93 00 <text:s/>R <text:s/>00596: <text:s text:c="2"/>C3 00 <text:s/>R <text:s/>00996: <text:s text:c="2"/>FB 00 <text:s/>R <text:s/>01396: <text:s text:c="2"/>00 00 <text:s/>. <text:s/>01796: <text:s text:c="2"/>00 00 <text:s/>.</text:span></text:p>
      <text:p text:style-name="P18"><text:span text:style-name="T6"><text:s text:c="2"/>00197: <text:s text:c="2"/>94 00 <text:s/>R <text:s/>00597: <text:s text:c="2"/>C4 00 <text:s/>R <text:s/>00997: <text:s text:c="2"/>FC 00 <text:s/>R <text:s/>01397: <text:s text:c="2"/>00 00 <text:s/>. <text:s/>01797: <text:s text:c="2"/>00 00 <text:s/>.</text:span></text:p>
      <text:p text:style-name="P18"><text:span text:style-name="T6"><text:s text:c="2"/>00198: <text:s text:c="2"/>95 00 <text:s/>R <text:s/>00598: <text:s text:c="2"/>C5 00 <text:s/>R <text:s/>00998: <text:s text:c="2"/>FD 00 <text:s/>R <text:s/>01398: <text:s text:c="2"/>00 00 <text:s/>. <text:s/>01798: <text:s text:c="2"/>00 00 <text:s/>.</text:span></text:p>
      <text:p text:style-name="P18"><text:span text:style-name="T6"><text:s text:c="2"/>00199: <text:s text:c="2"/>96 00 <text:s/>R <text:s/>00599: <text:s text:c="2"/>C6 00 <text:s/>R <text:s/>00999: <text:s text:c="2"/>FE 00 <text:s/>R <text:s/>01399: <text:s text:c="2"/>00 00 <text:s/>. <text:s/>01799: <text:s text:c="2"/>00 00 <text:s/>.</text:span></text:p>
      <text:p text:style-name="P18"><text:span text:style-name="T6"><text:s text:c="2"/>00200: <text:s text:c="2"/>97 00 <text:s/>R <text:s/>00600: <text:s text:c="2"/>C7 00 <text:s/>R <text:s/>01000: <text:s text:c="2"/>FF 00 <text:s/>R <text:s/>01400: <text:s text:c="2"/>00 00 <text:s/>. <text:s/>01800: <text:s text:c="2"/>00 00 <text:s/>.</text:span></text:p>
      <text:p text:style-name="P18"><text:span text:style-name="T6"><text:s text:c="2"/>00201: <text:s text:c="2"/>90 00 <text:s/>R <text:s/>00601: <text:s text:c="2"/>C8 00 <text:s/>R <text:s/>01001: <text:s text:c="2"/>F8 00 <text:s/>R <text:s/>01401: <text:s text:c="2"/>00 00 <text:s/>. <text:s/>01801: <text:s text:c="2"/>00 00 <text:s/>.</text:span></text:p>
      <text:p text:style-name="P18"><text:span text:style-name="T6"><text:s text:c="2"/>00202: <text:s text:c="2"/>91 00 <text:s/>R <text:s/>00602: <text:s text:c="2"/>C9 00 <text:s/>R <text:s/>01002: <text:s text:c="2"/>F9 00 <text:s/>R <text:s/>01402: <text:s text:c="2"/>00 00 <text:s/>. <text:s/>01802: <text:s text:c="2"/>00 00 <text:s/>.</text:span></text:p>
      <text:p text:style-name="P18"><text:span text:style-name="T6"><text:s text:c="2"/>00203: <text:s text:c="2"/>92 00 <text:s/>R <text:s/>00603: <text:s text:c="2"/>CA 00 <text:s/>R <text:s/>01003: <text:s text:c="2"/>FA 00 <text:s/>R <text:s/>01403: <text:s text:c="2"/>00 00 <text:s/>. <text:s/>01803: <text:s text:c="2"/>00 00 <text:s/>.</text:span></text:p>
      <text:p text:style-name="P18"><text:span text:style-name="T6"><text:s text:c="2"/>00204: <text:s text:c="2"/>93 00 <text:s/>R <text:s/>00604: <text:s text:c="2"/>CB 00 <text:s/>R <text:s/>01004: <text:s text:c="2"/>FB 00 <text:s/>R <text:s/>01404: <text:s text:c="2"/>00 00 <text:s/>. <text:s/>01804: <text:s text:c="2"/>00 00 <text:s/>.</text:span></text:p>
      <text:p text:style-name="P18"><text:span text:style-name="T6"><text:s text:c="2"/>00205: <text:s text:c="2"/>94 00 <text:s/>R <text:s/>00605: <text:s text:c="2"/>CC 00 <text:s/>R <text:s/>01005: <text:s text:c="2"/>FC 00 <text:s/>R <text:s/>01405: <text:s text:c="2"/>00 00 <text:s/>. <text:s/>01805: <text:s text:c="2"/>00 00 <text:s/>.</text:span></text:p>
      <text:p text:style-name="P18"><text:span text:style-name="T6"><text:s text:c="2"/>00206: <text:s text:c="2"/>95 00 <text:s/>R <text:s/>00606: <text:s text:c="2"/>CD 00 <text:s/>R <text:s/>01006: <text:s text:c="2"/>FD 00 <text:s/>R <text:s/>01406: <text:s text:c="2"/>00 00 <text:s/>. <text:s/>01806: <text:s text:c="2"/>00 00 <text:s/>.</text:span></text:p>
      <text:p text:style-name="P18"><text:span text:style-name="T6"><text:s text:c="2"/>00207: <text:s text:c="2"/>96 00 <text:s/>R <text:s/>00607: <text:s text:c="2"/>CE 00 <text:s/>R <text:s/>01007: <text:s text:c="2"/>FE 00 <text:s/>R <text:s/>01407: <text:s text:c="2"/>00 00 <text:s/>. <text:s/>01807: <text:s text:c="2"/>00 00 <text:s/>.</text:span></text:p>
      <text:p text:style-name="P18"><text:span text:style-name="T6"><text:s text:c="2"/>00208: <text:s text:c="2"/>97 00 <text:s/>R <text:s/>00608: <text:s text:c="2"/>CF 00 <text:s/>R <text:s/>01008: <text:s text:c="2"/>FF 00 <text:s/>R <text:s/>01408: <text:s text:c="2"/>00 00 <text:s/>. <text:s/>01808: <text:s text:c="2"/>00 00 <text:s/>.</text:span></text:p>
      <text:p text:style-name="P18"><text:span text:style-name="T6"><text:s text:c="2"/>00209: <text:s text:c="2"/>90 00 <text:s/>R <text:s/>00609: <text:s text:c="2"/>C8 00 <text:s/>R <text:s/>01009: <text:s text:c="2"/>F8 00 <text:s/>R <text:s/>01409: <text:s text:c="2"/>00 00 <text:s/>. <text:s/>01809: <text:s text:c="2"/>00 00 <text:s/>.</text:span></text:p>
      <text:p text:style-name="P18"><text:span text:style-name="T6"><text:s text:c="2"/>00210: <text:s text:c="2"/>91 00 <text:s/>R <text:s/>00610: <text:s text:c="2"/>C9 00 <text:s/>R <text:s/>01010: <text:s text:c="2"/>F9 00 <text:s/>R <text:s/>01410: <text:s text:c="2"/>00 00 <text:s/>. <text:s/>01810: <text:s text:c="2"/>00 00 <text:s/>.</text:span></text:p>
      <text:p text:style-name="P18"><text:span text:style-name="T6"><text:s text:c="2"/>00211: <text:s text:c="2"/>92 00 <text:s/>R <text:s/>00611: <text:s text:c="2"/>CA 00 <text:s/>R <text:s/>01011: <text:s text:c="2"/>FA 00 <text:s/>R <text:s/>01411: <text:s text:c="2"/>00 00 <text:s/>. <text:s/>01811: <text:s text:c="2"/>00 00 <text:s/>.</text:span></text:p>
      <text:p text:style-name="P18"><text:span text:style-name="T6"><text:s text:c="2"/>00212: <text:s text:c="2"/>93 00 <text:s/>R <text:s/>00612: <text:s text:c="2"/>CB 00 <text:s/>R <text:s/>01012: <text:s text:c="2"/>FB 00 <text:s/>R <text:s/>01412: <text:s text:c="2"/>00 00 <text:s/>. <text:s/>01812: <text:s text:c="2"/>00 00 <text:s/>.</text:span></text:p>
      <text:p text:style-name="P18"><text:span text:style-name="T6"><text:s text:c="2"/>00213: <text:s text:c="2"/>94 00 <text:s/>R <text:s/>00613: <text:s text:c="2"/>CC 00 <text:s/>R <text:s/>01013: <text:s text:c="2"/>FC 00 <text:s/>R <text:s/>01413: <text:s text:c="2"/>00 00 <text:s/>. <text:s/>01813: <text:s text:c="2"/>00 00 <text:s/>.</text:span></text:p>
      <text:p text:style-name="P18"><text:span text:style-name="T6"><text:s text:c="2"/>00214: <text:s text:c="2"/>95 00 <text:s/>R <text:s/>00614: <text:s text:c="2"/>CD 00 <text:s/>R <text:s/>01014: <text:s text:c="2"/>FD 00 <text:s/>R <text:s/>01414: <text:s text:c="2"/>00 00 <text:s/>. <text:s/>01814: <text:s text:c="2"/>00 00 <text:s/>.</text:span></text:p>
      <text:p text:style-name="P18"><text:span text:style-name="T6"><text:s text:c="2"/>00215: <text:s text:c="2"/>96 00 <text:s/>R <text:s/>00615: <text:s text:c="2"/>CE 00 <text:s/>R <text:s/>01015: <text:s text:c="2"/>FE 00 <text:s/>R <text:s/>01415: <text:s text:c="2"/>00 00 <text:s/>. <text:s/>01815: <text:s text:c="2"/>00 00 <text:s/>.</text:span></text:p>
      <text:p text:style-name="P18"><text:span text:style-name="T6"><text:s text:c="2"/>00216: <text:s text:c="2"/>97 00 <text:s/>R <text:s/>00616: <text:s text:c="2"/>CF 00 <text:s/>R <text:s/>01016: <text:s text:c="2"/>FF 00 <text:s/>R <text:s/>01416: <text:s text:c="2"/>00 00 <text:s/>. <text:s/>01816: <text:s text:c="2"/>00 00 <text:s/>.</text:span></text:p>
      <text:p text:style-name="P18"><text:soft-page-break/><text:span text:style-name="T6"><text:s text:c="2"/>00217: <text:s text:c="2"/>98 00 <text:s/>R <text:s/>00617: <text:s text:c="2"/>C8 00 <text:s/>R <text:s/>01017: <text:s text:c="2"/>F8 00 <text:s/>R <text:s/>01417: <text:s text:c="2"/>00 00 <text:s/>. <text:s/>01817: <text:s text:c="2"/>00 00 <text:s/>.</text:span></text:p>
      <text:p text:style-name="P18"><text:span text:style-name="T6"><text:s text:c="2"/>00218: <text:s text:c="2"/>99 00 <text:s/>R <text:s/>00618: <text:s text:c="2"/>C9 00 <text:s/>R <text:s/>01018: <text:s text:c="2"/>F9 00 <text:s/>R <text:s/>01418: <text:s text:c="2"/>00 00 <text:s/>. <text:s/>01818: <text:s text:c="2"/>00 00 <text:s/>.</text:span></text:p>
      <text:p text:style-name="P18"><text:span text:style-name="T6"><text:s text:c="2"/>00219: <text:s text:c="2"/>9A 00 <text:s/>R <text:s/>00619: <text:s text:c="2"/>CA 00 <text:s/>R <text:s/>01019: <text:s text:c="2"/>FA 00 <text:s/>R <text:s/>01419: <text:s text:c="2"/>00 00 <text:s/>. <text:s/>01819: <text:s text:c="2"/>00 00 <text:s/>.</text:span></text:p>
      <text:p text:style-name="P18"><text:span text:style-name="T6"><text:s text:c="2"/>00220: <text:s text:c="2"/>9B 00 <text:s/>R <text:s/>00620: <text:s text:c="2"/>CB 00 <text:s/>R <text:s/>01020: <text:s text:c="2"/>FB 00 <text:s/>R <text:s/>01420: <text:s text:c="2"/>00 00 <text:s/>. <text:s/>01820: <text:s text:c="2"/>00 00 <text:s/>.</text:span></text:p>
      <text:p text:style-name="P18"><text:span text:style-name="T6"><text:s text:c="2"/>00221: <text:s text:c="2"/>9C 00 <text:s/>R <text:s/>00621: <text:s text:c="2"/>CC 00 <text:s/>R <text:s/>01021: <text:s text:c="2"/>FC 00 <text:s/>R <text:s/>01421: <text:s text:c="2"/>00 00 <text:s/>. <text:s/>01821: <text:s text:c="2"/>00 00 <text:s/>.</text:span></text:p>
      <text:p text:style-name="P18"><text:span text:style-name="T6"><text:s text:c="2"/>00222: <text:s text:c="2"/>9D 00 <text:s/>R <text:s/>00622: <text:s text:c="2"/>CD 00 <text:s/>R <text:s/>01022: <text:s text:c="2"/>FD 00 <text:s/>R <text:s/>01422: <text:s text:c="2"/>00 00 <text:s/>. <text:s/>01822: <text:s text:c="2"/>00 00 <text:s/>.</text:span></text:p>
      <text:p text:style-name="P18"><text:span text:style-name="T6"><text:s text:c="2"/>00223: <text:s text:c="2"/>9E 00 <text:s/>R <text:s/>00623: <text:s text:c="2"/>CE 00 <text:s/>R <text:s/>01023: <text:s text:c="2"/>FE 00 <text:s/>R <text:s/>01423: <text:s text:c="2"/>00 00 <text:s/>. <text:s/>01823: <text:s text:c="2"/>00 00 <text:s/>.</text:span></text:p>
      <text:p text:style-name="P18"><text:span text:style-name="T6"><text:s text:c="2"/>00224: <text:s text:c="2"/>9F 00 <text:s/>R <text:s/>00624: <text:s text:c="2"/>CF 00 <text:s/>R <text:s/>01024: <text:s text:c="2"/>FF 00 <text:s/>R <text:s/>01424: <text:s text:c="2"/>00 00 <text:s/>. <text:s/>01824: <text:s text:c="2"/>00 00 <text:s/>.</text:span></text:p>
      <text:p text:style-name="P18"><text:span text:style-name="T6"><text:s text:c="2"/>00225: <text:s text:c="2"/>98 00 <text:s/>R <text:s/>00625: <text:s text:c="2"/>C8 00 <text:s/>R <text:s/>01025: <text:s text:c="2"/>F8 00 <text:s/>R <text:s/>01425: <text:s text:c="2"/>00 00 <text:s/>. <text:s/>01825: <text:s text:c="2"/>00 00 <text:s/>.</text:span></text:p>
      <text:p text:style-name="P18"><text:span text:style-name="T6"><text:s text:c="2"/>00226: <text:s text:c="2"/>99 00 <text:s/>R <text:s/>00626: <text:s text:c="2"/>C9 00 <text:s/>R <text:s/>01026: <text:s text:c="2"/>F9 00 <text:s/>R <text:s/>01426: <text:s text:c="2"/>00 00 <text:s/>. <text:s/>01826: <text:s text:c="2"/>00 00 <text:s/>.</text:span></text:p>
      <text:p text:style-name="P18"><text:span text:style-name="T6"><text:s text:c="2"/>00227: <text:s text:c="2"/>9A 00 <text:s/>R <text:s/>00627: <text:s text:c="2"/>CA 00 <text:s/>R <text:s/>01027: <text:s text:c="2"/>FA 00 <text:s/>R <text:s/>01427: <text:s text:c="2"/>00 00 <text:s/>. <text:s/>01827: <text:s text:c="2"/>00 00 <text:s/>.</text:span></text:p>
      <text:p text:style-name="P18"><text:span text:style-name="T6"><text:s text:c="2"/>00228: <text:s text:c="2"/>9B 00 <text:s/>R <text:s/>00628: <text:s text:c="2"/>CB 00 <text:s/>R <text:s/>01028: <text:s text:c="2"/>FB 00 <text:s/>R <text:s/>01428: <text:s text:c="2"/>00 00 <text:s/>. <text:s/>01828: <text:s text:c="2"/>00 00 <text:s/>.</text:span></text:p>
      <text:p text:style-name="P18"><text:span text:style-name="T6"><text:s text:c="2"/>00229: <text:s text:c="2"/>9C 00 <text:s/>R <text:s/>00629: <text:s text:c="2"/>CC 00 <text:s/>R <text:s/>01029: <text:s text:c="2"/>FC 00 <text:s/>R <text:s/>01429: <text:s text:c="2"/>00 00 <text:s/>. <text:s/>01829: <text:s text:c="2"/>00 00 <text:s/>.</text:span></text:p>
      <text:p text:style-name="P18"><text:span text:style-name="T6"><text:s text:c="2"/>00230: <text:s text:c="2"/>9D 00 <text:s/>R <text:s/>00630: <text:s text:c="2"/>CD 00 <text:s/>R <text:s/>01030: <text:s text:c="2"/>FD 00 <text:s/>R <text:s/>01430: <text:s text:c="2"/>00 00 <text:s/>. <text:s/>01830: <text:s text:c="2"/>00 00 <text:s/>.</text:span></text:p>
      <text:p text:style-name="P18"><text:span text:style-name="T6"><text:s text:c="2"/>00231: <text:s text:c="2"/>9E 00 <text:s/>R <text:s/>00631: <text:s text:c="2"/>CE 00 <text:s/>R <text:s/>01031: <text:s text:c="2"/>FE 00 <text:s/>R <text:s/>01431: <text:s text:c="2"/>00 00 <text:s/>. <text:s/>01831: <text:s text:c="2"/>00 00 <text:s/>.</text:span></text:p>
      <text:p text:style-name="P18"><text:span text:style-name="T6"><text:s text:c="2"/>00232: <text:s text:c="2"/>9F 00 <text:s/>R <text:s/>00632: <text:s text:c="2"/>CF 00 <text:s/>R <text:s/>01032: <text:s text:c="2"/>FF 00 <text:s/>R <text:s/>01432: <text:s text:c="2"/>00 00 <text:s/>. <text:s/>01832: <text:s text:c="2"/>00 00 <text:s/>.</text:span></text:p>
      <text:p text:style-name="P18"><text:span text:style-name="T6"><text:s text:c="2"/>00233: <text:s text:c="2"/>98 00 <text:s/>R <text:s/>00633: <text:s text:c="2"/>C8 00 <text:s/>R <text:s/>01033: <text:s text:c="2"/>F8 00 <text:s/>R <text:s/>01433: <text:s text:c="2"/>00 00 <text:s/>. <text:s/>01833: <text:s text:c="2"/>00 00 <text:s/>.</text:span></text:p>
      <text:p text:style-name="P18"><text:span text:style-name="T6"><text:s text:c="2"/>00234: <text:s text:c="2"/>99 00 <text:s/>R <text:s/>00634: <text:s text:c="2"/>C9 00 <text:s/>R <text:s/>01034: <text:s text:c="2"/>F9 00 <text:s/>R <text:s/>01434: <text:s text:c="2"/>00 00 <text:s/>. <text:s/>01834: <text:s text:c="2"/>00 00 <text:s/>.</text:span></text:p>
      <text:p text:style-name="P18"><text:span text:style-name="T6"><text:s text:c="2"/>00235: <text:s text:c="2"/>9A 00 <text:s/>R <text:s/>00635: <text:s text:c="2"/>CA 00 <text:s/>R <text:s/>01035: <text:s text:c="2"/>FA 00 <text:s/>R <text:s/>01435: <text:s text:c="2"/>00 00 <text:s/>. <text:s/>01835: <text:s text:c="2"/>00 00 <text:s/>.</text:span></text:p>
      <text:p text:style-name="P18"><text:span text:style-name="T6"><text:s text:c="2"/>00236: <text:s text:c="2"/>9B 00 <text:s/>R <text:s/>00636: <text:s text:c="2"/>CB 00 <text:s/>R <text:s/>01036: <text:s text:c="2"/>FB 00 <text:s/>R <text:s/>01436: <text:s text:c="2"/>00 00 <text:s/>. <text:s/>01836: <text:s text:c="2"/>00 00 <text:s/>.</text:span></text:p>
      <text:p text:style-name="P18"><text:span text:style-name="T6"><text:s text:c="2"/>00237: <text:s text:c="2"/>9C 00 <text:s/>R <text:s/>00637: <text:s text:c="2"/>CC 00 <text:s/>R <text:s/>01037: <text:s text:c="2"/>FC 00 <text:s/>R <text:s/>01437: <text:s text:c="2"/>00 00 <text:s/>. <text:s/>01837: <text:s text:c="2"/>00 00 <text:s/>.</text:span></text:p>
      <text:p text:style-name="P18"><text:span text:style-name="T6"><text:s text:c="2"/>00238: <text:s text:c="2"/>9D 00 <text:s/>R <text:s/>00638: <text:s text:c="2"/>CD 00 <text:s/>R <text:s/>01038: <text:s text:c="2"/>FD 00 <text:s/>R <text:s/>01438: <text:s text:c="2"/>00 00 <text:s/>. <text:s/>01838: <text:s text:c="2"/>00 00 <text:s/>.</text:span></text:p>
      <text:p text:style-name="P18"><text:span text:style-name="T6"><text:s text:c="2"/>00239: <text:s text:c="2"/>9E 00 <text:s/>R <text:s/>00639: <text:s text:c="2"/>CE 00 <text:s/>R <text:s/>01039: <text:s text:c="2"/>FE 00 <text:s/>R <text:s/>01439: <text:s text:c="2"/>00 00 <text:s/>. <text:s/>01839: <text:s text:c="2"/>00 00 <text:s/>.</text:span></text:p>
      <text:p text:style-name="P18"><text:span text:style-name="T6"><text:s text:c="2"/>00240: <text:s text:c="2"/>9F 00 <text:s/>R <text:s/>00640: <text:s text:c="2"/>CF 00 <text:s/>R <text:s/>01040: <text:s text:c="2"/>FF 00 <text:s/>R <text:s/>01440: <text:s text:c="2"/>00 00 <text:s/>. <text:s/>01840: <text:s text:c="2"/>00 00 <text:s/>.</text:span></text:p>
      <text:p text:style-name="P18"><text:span text:style-name="T6"><text:s text:c="2"/>00241: <text:s text:c="2"/>98 00 <text:s/>R <text:s/>00641: <text:s text:c="2"/>C8 00 <text:s/>R <text:s/>01041: <text:s text:c="2"/>F8 00 <text:s/>R <text:s/>01441: <text:s text:c="2"/>00 00 <text:s/>. <text:s/>01841: <text:s text:c="2"/>00 00 <text:s/>.</text:span></text:p>
      <text:p text:style-name="P18"><text:span text:style-name="T6"><text:s text:c="2"/>00242: <text:s text:c="2"/>99 00 <text:s/>R <text:s/>00642: <text:s text:c="2"/>C9 00 <text:s/>R <text:s/>01042: <text:s text:c="2"/>F9 00 <text:s/>R <text:s/>01442: <text:s text:c="2"/>00 00 <text:s/>. <text:s/>01842: <text:s text:c="2"/>00 00 <text:s/>.</text:span></text:p>
      <text:p text:style-name="P18"><text:span text:style-name="T6"><text:s text:c="2"/>00243: <text:s text:c="2"/>9A 00 <text:s/>R <text:s/>00643: <text:s text:c="2"/>CA 00 <text:s/>R <text:s/>01043: <text:s text:c="2"/>FA 00 <text:s/>R <text:s/>01443: <text:s text:c="2"/>00 00 <text:s/>. <text:s/>01843: <text:s text:c="2"/>00 00 <text:s/>.</text:span></text:p>
      <text:p text:style-name="P18"><text:span text:style-name="T6"><text:s text:c="2"/>00244: <text:s text:c="2"/>9B 00 <text:s/>R <text:s/>00644: <text:s text:c="2"/>CB 00 <text:s/>R <text:s/>01044: <text:s text:c="2"/>FB 00 <text:s/>R <text:s/>01444: <text:s text:c="2"/>00 00 <text:s/>. <text:s/>01844: <text:s text:c="2"/>00 00 <text:s/>.</text:span></text:p>
      <text:p text:style-name="P18"><text:span text:style-name="T6"><text:s text:c="2"/>00245: <text:s text:c="2"/>9C 00 <text:s/>R <text:s/>00645: <text:s text:c="2"/>CC 00 <text:s/>R <text:s/>01045: <text:s text:c="2"/>FC 00 <text:s/>R <text:s/>01445: <text:s text:c="2"/>00 00 <text:s/>. <text:s/>01845: <text:s text:c="2"/>00 00 <text:s/>.</text:span></text:p>
      <text:p text:style-name="P18"><text:span text:style-name="T6"><text:s text:c="2"/>00246: <text:s text:c="2"/>9D 00 <text:s/>R <text:s/>00646: <text:s text:c="2"/>CD 00 <text:s/>R <text:s/>01046: <text:s text:c="2"/>FD 00 <text:s/>R <text:s/>01446: <text:s text:c="2"/>00 00 <text:s/>. <text:s/>01846: <text:s text:c="2"/>00 00 <text:s/>.</text:span></text:p>
      <text:p text:style-name="P18"><text:span text:style-name="T6"><text:s text:c="2"/>00247: <text:s text:c="2"/>9E 00 <text:s/>R <text:s/>00647: <text:s text:c="2"/>CE 00 <text:s/>R <text:s/>01047: <text:s text:c="2"/>FE 00 <text:s/>R <text:s/>01447: <text:s text:c="2"/>00 00 <text:s/>. <text:s/>01847: <text:s text:c="2"/>00 00 <text:s/>.</text:span></text:p>
      <text:p text:style-name="P18"><text:span text:style-name="T6"><text:s text:c="2"/>00248: <text:s text:c="2"/>9F 00 <text:s/>R <text:s/>00648: <text:s text:c="2"/>CF 00 <text:s/>R <text:s/>01048: <text:s text:c="2"/>FF 00 <text:s/>R <text:s/>01448: <text:s text:c="2"/>00 00 <text:s/>. <text:s/>01848: <text:s text:c="2"/>00 00 <text:s/>.</text:span></text:p>
      <text:p text:style-name="P18"><text:span text:style-name="T6"><text:s text:c="2"/>00249: <text:s text:c="2"/>98 00 <text:s/>R <text:s/>00649: <text:s text:c="2"/>C8 00 <text:s/>R <text:s/>01049: <text:s text:c="2"/>80 C4 <text:s/>R <text:s/>01449: <text:s text:c="2"/>00 00 <text:s/>. <text:s/>01849: <text:s text:c="2"/>00 00 <text:s/>.</text:span></text:p>
      <text:p text:style-name="P18"><text:span text:style-name="T6"><text:s text:c="2"/>00250: <text:s text:c="2"/>99 00 <text:s/>R <text:s/>00650: <text:s text:c="2"/>C9 00 <text:s/>R <text:s/>01050: <text:s text:c="2"/>81 F4 <text:s/>R <text:s/>01450: <text:s text:c="2"/>00 00 <text:s/>. <text:s/>01850: <text:s text:c="2"/>00 00 <text:s/>.</text:span></text:p>
      <text:p text:style-name="P18"><text:span text:style-name="T6"><text:s text:c="2"/>00251: <text:s text:c="2"/>9A 00 <text:s/>R <text:s/>00651: <text:s text:c="2"/>CA 00 <text:s/>R <text:s/>01051: <text:s text:c="2"/>82 C5 <text:s/>R <text:s/>01451: <text:s text:c="2"/>00 00 <text:s/>. <text:s/>01851: <text:s text:c="2"/>00 00 <text:s/>.</text:span></text:p>
      <text:p text:style-name="P18"><text:span text:style-name="T6"><text:s text:c="2"/>00252: <text:s text:c="2"/>9B 00 <text:s/>R <text:s/>00652: <text:s text:c="2"/>CB 00 <text:s/>R <text:s/>01052: <text:s text:c="2"/>83 F1 <text:s/>R <text:s/>01452: <text:s text:c="2"/>00 00 <text:s/>. <text:s/>01852: <text:s text:c="2"/>00 00 <text:s/>.</text:span></text:p>
      <text:p text:style-name="P18"><text:span text:style-name="T6"><text:s text:c="2"/>00253: <text:s text:c="2"/>9C 00 <text:s/>R <text:s/>00653: <text:s text:c="2"/>CC 00 <text:s/>R <text:s/>01053: <text:s text:c="2"/>84 D0 <text:s/>R <text:s/>01453: <text:s text:c="2"/>00 00 <text:s/>. <text:s/>01853: <text:s text:c="2"/>00 00 <text:s/>.</text:span></text:p>
      <text:p text:style-name="P18"><text:span text:style-name="T6"><text:s text:c="2"/>00254: <text:s text:c="2"/>9D 00 <text:s/>R <text:s/>00654: <text:s text:c="2"/>CD 00 <text:s/>R <text:s/>01054: <text:s text:c="2"/>85 F1 <text:s/>R <text:s/>01454: <text:s text:c="2"/>00 00 <text:s/>. <text:s/>01854: <text:s text:c="2"/>00 00 <text:s/>.</text:span></text:p>
      <text:p text:style-name="P18"><text:span text:style-name="T6"><text:s text:c="2"/>00255: <text:s text:c="2"/>9E 00 <text:s/>R <text:s/>00655: <text:s text:c="2"/>CE 00 <text:s/>R <text:s/>01055: <text:s text:c="2"/>86 D7 <text:s/>R <text:s/>01455: <text:s text:c="2"/>00 00 <text:s/>. <text:s/>01855: <text:s text:c="2"/>00 00 <text:s/>.</text:span></text:p>
      <text:p text:style-name="P18"><text:span text:style-name="T6"><text:s text:c="2"/>00256: <text:s text:c="2"/>9F 00 <text:s/>R <text:s/>00656: <text:s text:c="2"/>CF 00 <text:s/>R <text:s/>01056: <text:s text:c="2"/>87 A2 <text:s/>R <text:s/>01456: <text:s text:c="2"/>00 00 <text:s/>. <text:s/>01856: <text:s text:c="2"/>00 00 <text:s/>.</text:span></text:p>
      <text:p text:style-name="P18"><text:span text:style-name="T6"><text:s text:c="2"/>00257: <text:s text:c="2"/>98 00 <text:s/>R <text:s/>00657: <text:s text:c="2"/>C8 00 <text:s/>R <text:s/>01057: * 00 00 <text:s/>. <text:s/>01457: <text:s text:c="2"/>00 00 <text:s/>. <text:s/>01857: <text:s text:c="2"/>00 00 <text:s/>.</text:span></text:p>
      <text:p text:style-name="P18"><text:span text:style-name="T6"><text:s text:c="2"/>00258: <text:s text:c="2"/>99 00 <text:s/>R <text:s/>00658: <text:s text:c="2"/>C9 00 <text:s/>R <text:s/>01058: <text:s text:c="2"/>00 00 <text:s/>. <text:s/>01458: <text:s text:c="2"/>00 00 <text:s/>. <text:s/>01858: <text:s text:c="2"/>00 00 <text:s/>.</text:span></text:p>
      <text:p text:style-name="P18"><text:span text:style-name="T6"><text:s text:c="2"/>00259: <text:s text:c="2"/>9A 00 <text:s/>R <text:s/>00659: <text:s text:c="2"/>CA 00 <text:s/>R <text:s/>01059: <text:s text:c="2"/>00 00 <text:s/>. <text:s/>01459: <text:s text:c="2"/>00 00 <text:s/>. <text:s/>01859: <text:s text:c="2"/>00 00 <text:s/>.</text:span></text:p>
      <text:p text:style-name="P18"><text:span text:style-name="T6"><text:s text:c="2"/>00260: <text:s text:c="2"/>9B 00 <text:s/>R <text:s/>00660: <text:s text:c="2"/>CB 00 <text:s/>R <text:s/>01060: <text:s text:c="2"/>00 00 <text:s/>. <text:s/>01460: <text:s text:c="2"/>00 00 <text:s/>. <text:s/>01860: <text:s text:c="2"/>00 00 <text:s/>.</text:span></text:p>
      <text:p text:style-name="P18"><text:span text:style-name="T6"><text:s text:c="2"/>00261: <text:s text:c="2"/>9C 00 <text:s/>R <text:s/>00661: <text:s text:c="2"/>CC 00 <text:s/>R <text:s/>01061: <text:s text:c="2"/>00 00 <text:s/>. <text:s/>01461: <text:s text:c="2"/>00 00 <text:s/>. <text:s/>01861: <text:s text:c="2"/>00 00 <text:s/>.</text:span></text:p>
      <text:p text:style-name="P18"><text:span text:style-name="T6"><text:s text:c="2"/>00262: <text:s text:c="2"/>9D 00 <text:s/>R <text:s/>00662: <text:s text:c="2"/>CD 00 <text:s/>R <text:s/>01062: <text:s text:c="2"/>00 00 <text:s/>. <text:s/>01462: <text:s text:c="2"/>00 00 <text:s/>. <text:s/>01862: <text:s text:c="2"/>00 00 <text:s/>.</text:span></text:p>
      <text:p text:style-name="P18"><text:span text:style-name="T6"><text:s text:c="2"/>00263: <text:s text:c="2"/>9E 00 <text:s/>R <text:s/>00663: <text:s text:c="2"/>CE 00 <text:s/>R <text:s/>01063: <text:s text:c="2"/>00 00 <text:s/>. <text:s/>01463: <text:s text:c="2"/>00 00 <text:s/>. <text:s/>01863: <text:s text:c="2"/>00 00 <text:s/>.</text:span></text:p>
      <text:p text:style-name="P18"><text:span text:style-name="T6"><text:s text:c="2"/>00264: <text:s text:c="2"/>9F 00 <text:s/>R <text:s/>00664: <text:s text:c="2"/>CF 00 <text:s/>R <text:s/>01064: <text:s text:c="2"/>00 00 <text:s/>. <text:s/>01464: <text:s text:c="2"/>00 00 <text:s/>. <text:s/>01864: <text:s text:c="2"/>00 00 <text:s/>.</text:span></text:p>
      <text:p text:style-name="P18"><text:span text:style-name="T6"><text:s text:c="2"/>00265: <text:s text:c="2"/>98 00 <text:s/>R <text:s/>00665: <text:s text:c="2"/>D0 00 <text:s/>R <text:s/>01065: <text:s text:c="2"/>00 00 <text:s/>. <text:s/>01465: <text:s text:c="2"/>00 00 <text:s/>. <text:s/>01865: <text:s text:c="2"/>00 00 <text:s/>.</text:span></text:p>
      <text:p text:style-name="P18"><text:span text:style-name="T6"><text:s text:c="2"/>00266: <text:s text:c="2"/>99 00 <text:s/>R <text:s/>00666: <text:s text:c="2"/>D1 00 <text:s/>R <text:s/>01066: <text:s text:c="2"/>00 00 <text:s/>. <text:s/>01466: <text:s text:c="2"/>00 00 <text:s/>. <text:s/>01866: <text:s text:c="2"/>00 00 <text:s/>.</text:span></text:p>
      <text:p text:style-name="P18"><text:span text:style-name="T6"><text:s text:c="2"/>00267: <text:s text:c="2"/>9A 00 <text:s/>R <text:s/>00667: <text:s text:c="2"/>D2 00 <text:s/>R <text:s/>01067: <text:s text:c="2"/>00 00 <text:s/>. <text:s/>01467: <text:s text:c="2"/>00 00 <text:s/>. <text:s/>01867: <text:s text:c="2"/>00 00 <text:s/>.</text:span></text:p>
      <text:p text:style-name="P18"><text:span text:style-name="T6"><text:s text:c="2"/>00268: <text:s text:c="2"/>9B 00 <text:s/>R <text:s/>00668: <text:s text:c="2"/>D3 00 <text:s/>R <text:s/>01068: <text:s text:c="2"/>00 00 <text:s/>. <text:s/>01468: <text:s text:c="2"/>00 00 <text:s/>. <text:s/>01868: <text:s text:c="2"/>00 00 <text:s/>.</text:span></text:p>
      <text:p text:style-name="P18"><text:span text:style-name="T6"><text:s text:c="2"/>00269: <text:s text:c="2"/>9C 00 <text:s/>R <text:s/>00669: <text:s text:c="2"/>D4 00 <text:s/>R <text:s/>01069: <text:s text:c="2"/>00 00 <text:s/>. <text:s/>01469: <text:s text:c="2"/>00 00 <text:s/>. <text:s/>01869: <text:s text:c="2"/>00 00 <text:s/>.</text:span></text:p>
      <text:p text:style-name="P18"><text:span text:style-name="T6"><text:s text:c="2"/>00270: <text:s text:c="2"/>9D 00 <text:s/>R <text:s/>00670: <text:s text:c="2"/>D5 00 <text:s/>R <text:s/>01070: <text:s text:c="2"/>00 00 <text:s/>. <text:s/>01470: <text:s text:c="2"/>00 00 <text:s/>. <text:s/>01870: <text:s text:c="2"/>00 00 <text:s/>.</text:span></text:p>
      <text:p text:style-name="P18"><text:span text:style-name="T6"><text:s text:c="2"/>00271: <text:s text:c="2"/>9E 00 <text:s/>R <text:s/>00671: <text:s text:c="2"/>D6 00 <text:s/>R <text:s/>01071: <text:s text:c="2"/>00 00 <text:s/>. <text:s/>01471: <text:s text:c="2"/>00 00 <text:s/>. <text:s/>01871: <text:s text:c="2"/>00 00 <text:s/>.</text:span></text:p>
      <text:p text:style-name="P18"><text:span text:style-name="T6"><text:s text:c="2"/>00272: <text:s text:c="2"/>9F 00 <text:s/>R <text:s/>00672: <text:s text:c="2"/>D7 00 <text:s/>R <text:s/>01072: <text:s text:c="2"/>00 00 <text:s/>. <text:s/>01472: <text:s text:c="2"/>00 00 <text:s/>. <text:s/>01872: <text:s text:c="2"/>00 00 <text:s/>.</text:span></text:p>
      <text:p text:style-name="P18"><text:span text:style-name="T6"><text:s text:c="2"/>00273: <text:s text:c="2"/>98 00 <text:s/>R <text:s/>00673: <text:s text:c="2"/>D0 00 <text:s/>R <text:s/>01073: <text:s text:c="2"/>00 00 <text:s/>. <text:s/>01473: <text:s text:c="2"/>00 00 <text:s/>. <text:s/>01873: <text:s text:c="2"/>00 00 <text:s/>.</text:span></text:p>
      <text:p text:style-name="P18"><text:span text:style-name="T6"><text:s text:c="2"/>00274: <text:s text:c="2"/>99 00 <text:s/>R <text:s/>00674: <text:s text:c="2"/>D1 00 <text:s/>R <text:s/>01074: <text:s text:c="2"/>00 00 <text:s/>. <text:s/>01474: <text:s text:c="2"/>00 00 <text:s/>. <text:s/>01874: <text:s text:c="2"/>00 00 <text:s/>.</text:span></text:p>
      <text:p text:style-name="P18"><text:span text:style-name="T6"><text:s text:c="2"/>00275: <text:s text:c="2"/>9A 00 <text:s/>R <text:s/>00675: <text:s text:c="2"/>D2 00 <text:s/>R <text:s/>01075: <text:s text:c="2"/>00 00 <text:s/>. <text:s/>01475: <text:s text:c="2"/>00 00 <text:s/>. <text:s/>01875: <text:s text:c="2"/>00 00 <text:s/>.</text:span></text:p>
      <text:p text:style-name="P18"><text:span text:style-name="T6"><text:s text:c="2"/>00276: <text:s text:c="2"/>9B 00 <text:s/>R <text:s/>00676: <text:s text:c="2"/>D3 00 <text:s/>R <text:s/>01076: <text:s text:c="2"/>00 00 <text:s/>. <text:s/>01476: <text:s text:c="2"/>00 00 <text:s/>. <text:s/>01876: <text:s text:c="2"/>00 00 <text:s/>.</text:span></text:p>
      <text:p text:style-name="P18"><text:span text:style-name="T6"><text:s text:c="2"/>00277: <text:s text:c="2"/>9C 00 <text:s/>R <text:s/>00677: <text:s text:c="2"/>D4 00 <text:s/>R <text:s/>01077: <text:s text:c="2"/>00 00 <text:s/>. <text:s/>01477: <text:s text:c="2"/>00 00 <text:s/>. <text:s/>01877: <text:s text:c="2"/>00 00 <text:s/>.</text:span></text:p>
      <text:p text:style-name="P18"><text:span text:style-name="T6"><text:s text:c="2"/>00278: <text:s text:c="2"/>9D 00 <text:s/>R <text:s/>00678: <text:s text:c="2"/>D5 00 <text:s/>R <text:s/>01078: <text:s text:c="2"/>00 00 <text:s/>. <text:s/>01478: <text:s text:c="2"/>00 00 <text:s/>. <text:s/>01878: <text:s text:c="2"/>00 00 <text:s/>.</text:span></text:p>
      <text:p text:style-name="P18"><text:span text:style-name="T6"><text:s text:c="2"/>00279: <text:s text:c="2"/>9E 00 <text:s/>R <text:s/>00679: <text:s text:c="2"/>D6 00 <text:s/>R <text:s/>01079: <text:s text:c="2"/>00 00 <text:s/>. <text:s/>01479: <text:s text:c="2"/>00 00 <text:s/>. <text:s/>01879: <text:s text:c="2"/>00 00 <text:s/>.</text:span></text:p>
      <text:p text:style-name="P18"><text:span text:style-name="T6"><text:s text:c="2"/>00280: <text:s text:c="2"/>9F 00 <text:s/>R <text:s/>00680: <text:s text:c="2"/>D7 00 <text:s/>R <text:s/>01080: <text:s text:c="2"/>00 00 <text:s/>. <text:s/>01480: <text:s text:c="2"/>00 00 <text:s/>. <text:s/>01880: <text:s text:c="2"/>00 00 <text:s/>.</text:span></text:p>
      <text:p text:style-name="P18"><text:span text:style-name="T6"><text:s text:c="2"/>00281: <text:s text:c="2"/>A0 00 <text:s/>R <text:s/>00681: <text:s text:c="2"/>D0 00 <text:s/>R <text:s/>01081: <text:s text:c="2"/>00 00 <text:s/>. <text:s/>01481: <text:s text:c="2"/>00 00 <text:s/>. <text:s/>01881: <text:s text:c="2"/>00 00 <text:s/>.</text:span></text:p>
      <text:p text:style-name="P18"><text:span text:style-name="T6"><text:s text:c="2"/>00282: <text:s text:c="2"/>A1 00 <text:s/>R <text:s/>00682: <text:s text:c="2"/>D1 00 <text:s/>R <text:s/>01082: <text:s text:c="2"/>00 00 <text:s/>. <text:s/>01482: <text:s text:c="2"/>00 00 <text:s/>. <text:s/>01882: <text:s text:c="2"/>00 00 <text:s/>.</text:span></text:p>
      <text:p text:style-name="P18"><text:span text:style-name="T6"><text:s text:c="2"/>00283: <text:s text:c="2"/>A2 00 <text:s/>R <text:s/>00683: <text:s text:c="2"/>D2 00 <text:s/>R <text:s/>01083: <text:s text:c="2"/>00 00 <text:s/>. <text:s/>01483: <text:s text:c="2"/>00 00 <text:s/>. <text:s/>01883: <text:s text:c="2"/>00 00 <text:s/>.</text:span></text:p>
      <text:p text:style-name="P18"><text:span text:style-name="T6"><text:s text:c="2"/>00284: <text:s text:c="2"/>A3 00 <text:s/>R <text:s/>00684: <text:s text:c="2"/>D3 00 <text:s/>R <text:s/>01084: <text:s text:c="2"/>00 00 <text:s/>. <text:s/>01484: <text:s text:c="2"/>00 00 <text:s/>. <text:s/>01884: <text:s text:c="2"/>00 00 <text:s/>.</text:span></text:p>
      <text:p text:style-name="P18"><text:span text:style-name="T6"><text:s text:c="2"/>00285: <text:s text:c="2"/>A4 00 <text:s/>R <text:s/>00685: <text:s text:c="2"/>D4 00 <text:s/>R <text:s/>01085: <text:s text:c="2"/>00 00 <text:s/>. <text:s/>01485: <text:s text:c="2"/>00 00 <text:s/>. <text:s/>01885: <text:s text:c="2"/>00 00 <text:s/>.</text:span></text:p>
      <text:p text:style-name="P18"><text:span text:style-name="T6"><text:s text:c="2"/>00286: <text:s text:c="2"/>A5 00 <text:s/>R <text:s/>00686: <text:s text:c="2"/>D5 00 <text:s/>R <text:s/>01086: <text:s text:c="2"/>00 00 <text:s/>. <text:s/>01486: <text:s text:c="2"/>00 00 <text:s/>. <text:s/>01886: <text:s text:c="2"/>00 00 <text:s/>.</text:span></text:p>
      <text:p text:style-name="P18"><text:span text:style-name="T6"><text:s text:c="2"/>00287: <text:s text:c="2"/>A6 00 <text:s/>R <text:s/>00687: <text:s text:c="2"/>D6 00 <text:s/>R <text:s/>01087: <text:s text:c="2"/>00 00 <text:s/>. <text:s/>01487: <text:s text:c="2"/>00 00 <text:s/>. <text:s/>01887: <text:s text:c="2"/>00 00 <text:s/>.</text:span></text:p>
      <text:p text:style-name="P18"><text:span text:style-name="T6"><text:s text:c="2"/>00288: <text:s text:c="2"/>A7 00 <text:s/>R <text:s/>00688: <text:s text:c="2"/>D7 00 <text:s/>R <text:s/>01088: <text:s text:c="2"/>00 00 <text:s/>. <text:s/>01488: <text:s text:c="2"/>00 00 <text:s/>. <text:s/>01888: <text:s text:c="2"/>00 00 <text:s/>.</text:span></text:p>
      <text:p text:style-name="P18"><text:span text:style-name="T6"><text:s text:c="2"/>00289: <text:s text:c="2"/>A0 00 <text:s/>R <text:s/>00689: <text:s text:c="2"/>D0 00 <text:s/>R <text:s/>01089: <text:s text:c="2"/>00 00 <text:s/>. <text:s/>01489: <text:s text:c="2"/>00 00 <text:s/>. <text:s/>01889: <text:s text:c="2"/>00 00 <text:s/>.</text:span></text:p>
      <text:p text:style-name="P18"><text:span text:style-name="T6"><text:s text:c="2"/>00290: <text:s text:c="2"/>A1 00 <text:s/>R <text:s/>00690: <text:s text:c="2"/>D1 00 <text:s/>R <text:s/>01090: <text:s text:c="2"/>00 00 <text:s/>. <text:s/>01490: <text:s text:c="2"/>00 00 <text:s/>. <text:s/>01890: <text:s text:c="2"/>00 00 <text:s/>.</text:span></text:p>
      <text:p text:style-name="P18"><text:span text:style-name="T6"><text:s text:c="2"/>00291: <text:s text:c="2"/>A2 00 <text:s/>R <text:s/>00691: <text:s text:c="2"/>D2 00 <text:s/>R <text:s/>01091: <text:s text:c="2"/>00 00 <text:s/>. <text:s/>01491: <text:s text:c="2"/>00 00 <text:s/>. <text:s/>01891: <text:s text:c="2"/>00 00 <text:s/>.</text:span></text:p>
      <text:p text:style-name="P18"><text:span text:style-name="T6"><text:s text:c="2"/>00292: <text:s text:c="2"/>A3 00 <text:s/>R <text:s/>00692: <text:s text:c="2"/>D3 00 <text:s/>R <text:s/>01092: <text:s text:c="2"/>00 00 <text:s/>. <text:s/>01492: <text:s text:c="2"/>00 00 <text:s/>. <text:s/>01892: <text:s text:c="2"/>00 00 <text:s/>.</text:span></text:p>
      <text:p text:style-name="P18"><text:span text:style-name="T6"><text:s text:c="2"/>00293: <text:s text:c="2"/>A4 00 <text:s/>R <text:s/>00693: <text:s text:c="2"/>D4 00 <text:s/>R <text:s/>01093: <text:s text:c="2"/>00 00 <text:s/>. <text:s/>01493: <text:s text:c="2"/>00 00 <text:s/>. <text:s/>01893: <text:s text:c="2"/>00 00 <text:s/>.</text:span></text:p>
      <text:p text:style-name="P18"><text:span text:style-name="T6"><text:s text:c="2"/>00294: <text:s text:c="2"/>A5 00 <text:s/>R <text:s/>00694: <text:s text:c="2"/>D5 00 <text:s/>R <text:s/>01094: <text:s text:c="2"/>00 00 <text:s/>. <text:s/>01494: <text:s text:c="2"/>00 00 <text:s/>. <text:s/>01894: <text:s text:c="2"/>00 00 <text:s/>.</text:span></text:p>
      <text:p text:style-name="P18"><text:soft-page-break/><text:span text:style-name="T6"><text:s text:c="2"/>00295: <text:s text:c="2"/>A6 00 <text:s/>R <text:s/>00695: <text:s text:c="2"/>D6 00 <text:s/>R <text:s/>01095: <text:s text:c="2"/>00 00 <text:s/>. <text:s/>01495: <text:s text:c="2"/>00 00 <text:s/>. <text:s/>01895: <text:s text:c="2"/>00 00 <text:s/>.</text:span></text:p>
      <text:p text:style-name="P18"><text:span text:style-name="T6"><text:s text:c="2"/>00296: <text:s text:c="2"/>A7 00 <text:s/>R <text:s/>00696: <text:s text:c="2"/>D7 00 <text:s/>R <text:s/>01096: <text:s text:c="2"/>00 00 <text:s/>. <text:s/>01496: <text:s text:c="2"/>00 00 <text:s/>. <text:s/>01896: <text:s text:c="2"/>00 00 <text:s/>.</text:span></text:p>
      <text:p text:style-name="P18"><text:span text:style-name="T6"><text:s text:c="2"/>00297: <text:s text:c="2"/>A0 00 <text:s/>R <text:s/>00697: <text:s text:c="2"/>D0 00 <text:s/>R <text:s/>01097: <text:s text:c="2"/>00 00 <text:s/>. <text:s/>01497: <text:s text:c="2"/>00 00 <text:s/>. <text:s/>01897: <text:s text:c="2"/>00 00 <text:s/>.</text:span></text:p>
      <text:p text:style-name="P18"><text:span text:style-name="T6"><text:s text:c="2"/>00298: <text:s text:c="2"/>A1 00 <text:s/>R <text:s/>00698: <text:s text:c="2"/>D1 00 <text:s/>R <text:s/>01098: <text:s text:c="2"/>00 00 <text:s/>. <text:s/>01498: <text:s text:c="2"/>00 00 <text:s/>. <text:s/>01898: <text:s text:c="2"/>00 00 <text:s/>.</text:span></text:p>
      <text:p text:style-name="P18"><text:span text:style-name="T6"><text:s text:c="2"/>00299: <text:s text:c="2"/>A2 00 <text:s/>R <text:s/>00699: <text:s text:c="2"/>D2 00 <text:s/>R <text:s/>01099: <text:s text:c="2"/>00 00 <text:s/>. <text:s/>01499: <text:s text:c="2"/>00 00 <text:s/>. <text:s/>01899: <text:s text:c="2"/>00 00 <text:s/>.</text:span></text:p>
      <text:p text:style-name="P18"><text:span text:style-name="T6"><text:s text:c="2"/>00300: <text:s text:c="2"/>A3 00 <text:s/>R <text:s/>00700: <text:s text:c="2"/>D3 00 <text:s/>R <text:s/>01100: <text:s text:c="2"/>00 00 <text:s/>. <text:s/>01500: <text:s text:c="2"/>00 00 <text:s/>. <text:s/>01900: <text:s text:c="2"/>00 00 <text:s/>.</text:span></text:p>
      <text:p text:style-name="P18"><text:span text:style-name="T6"><text:s text:c="2"/>00301: <text:s text:c="2"/>A4 00 <text:s/>R <text:s/>00701: <text:s text:c="2"/>D4 00 <text:s/>R <text:s/>01101: <text:s text:c="2"/>00 00 <text:s/>. <text:s/>01501: <text:s text:c="2"/>00 00 <text:s/>. <text:s/>01901: <text:s text:c="2"/>00 00 <text:s/>.</text:span></text:p>
      <text:p text:style-name="P18"><text:span text:style-name="T6"><text:s text:c="2"/>00302: <text:s text:c="2"/>A5 00 <text:s/>R <text:s/>00702: <text:s text:c="2"/>D5 00 <text:s/>R <text:s/>01102: <text:s text:c="2"/>00 00 <text:s/>. <text:s/>01502: <text:s text:c="2"/>00 00 <text:s/>. <text:s/>01902: <text:s text:c="2"/>00 00 <text:s/>.</text:span></text:p>
      <text:p text:style-name="P18"><text:span text:style-name="T6"><text:s text:c="2"/>00303: <text:s text:c="2"/>A6 00 <text:s/>R <text:s/>00703: <text:s text:c="2"/>D6 00 <text:s/>R <text:s/>01103: <text:s text:c="2"/>00 00 <text:s/>. <text:s/>01503: <text:s text:c="2"/>00 00 <text:s/>. <text:s/>01903: <text:s text:c="2"/>00 00 <text:s/>.</text:span></text:p>
      <text:p text:style-name="P18"><text:span text:style-name="T6"><text:s text:c="2"/>00304: <text:s text:c="2"/>A7 00 <text:s/>R <text:s/>00704: <text:s text:c="2"/>D7 00 <text:s/>R <text:s/>01104: <text:s text:c="2"/>00 00 <text:s/>. <text:s/>01504: <text:s text:c="2"/>00 00 <text:s/>. <text:s/>01904: <text:s text:c="2"/>00 00 <text:s/>.</text:span></text:p>
      <text:p text:style-name="P18"><text:span text:style-name="T6"><text:s text:c="2"/>00305: <text:s text:c="2"/>A0 00 <text:s/>R <text:s/>00705: <text:s text:c="2"/>D0 00 <text:s/>R <text:s/>01105: <text:s text:c="2"/>00 00 <text:s/>. <text:s/>01505: <text:s text:c="2"/>00 00 <text:s/>. <text:s/>01905: <text:s text:c="2"/>00 00 <text:s/>.</text:span></text:p>
      <text:p text:style-name="P18"><text:span text:style-name="T6"><text:s text:c="2"/>00306: <text:s text:c="2"/>A1 00 <text:s/>R <text:s/>00706: <text:s text:c="2"/>D1 00 <text:s/>R <text:s/>01106: <text:s text:c="2"/>00 00 <text:s/>. <text:s/>01506: <text:s text:c="2"/>00 00 <text:s/>. <text:s/>01906: <text:s text:c="2"/>00 00 <text:s/>.</text:span></text:p>
      <text:p text:style-name="P18"><text:span text:style-name="T6"><text:s text:c="2"/>00307: <text:s text:c="2"/>A2 00 <text:s/>R <text:s/>00707: <text:s text:c="2"/>D2 00 <text:s/>R <text:s/>01107: <text:s text:c="2"/>00 00 <text:s/>. <text:s/>01507: <text:s text:c="2"/>00 00 <text:s/>. <text:s/>01907: <text:s text:c="2"/>00 00 <text:s/>.</text:span></text:p>
      <text:p text:style-name="P18"><text:span text:style-name="T6"><text:s text:c="2"/>00308: <text:s text:c="2"/>A3 00 <text:s/>R <text:s/>00708: <text:s text:c="2"/>D3 00 <text:s/>R <text:s/>01108: <text:s text:c="2"/>00 00 <text:s/>. <text:s/>01508: <text:s text:c="2"/>00 00 <text:s/>. <text:s/>01908: <text:s text:c="2"/>00 00 <text:s/>.</text:span></text:p>
      <text:p text:style-name="P18"><text:span text:style-name="T6"><text:s text:c="2"/>00309: <text:s text:c="2"/>A4 00 <text:s/>R <text:s/>00709: <text:s text:c="2"/>D4 00 <text:s/>R <text:s/>01109: <text:s text:c="2"/>00 00 <text:s/>. <text:s/>01509: <text:s text:c="2"/>00 00 <text:s/>. <text:s/>01909: <text:s text:c="2"/>00 00 <text:s/>.</text:span></text:p>
      <text:p text:style-name="P18"><text:span text:style-name="T6"><text:s text:c="2"/>00310: <text:s text:c="2"/>A5 00 <text:s/>R <text:s/>00710: <text:s text:c="2"/>D5 00 <text:s/>R <text:s/>01110: <text:s text:c="2"/>00 00 <text:s/>. <text:s/>01510: <text:s text:c="2"/>00 00 <text:s/>. <text:s/>01910: <text:s text:c="2"/>00 00 <text:s/>.</text:span></text:p>
      <text:p text:style-name="P18"><text:span text:style-name="T6"><text:s text:c="2"/>00311: <text:s text:c="2"/>A6 00 <text:s/>R <text:s/>00711: <text:s text:c="2"/>D6 00 <text:s/>R <text:s/>01111: <text:s text:c="2"/>00 00 <text:s/>. <text:s/>01511: <text:s text:c="2"/>00 00 <text:s/>. <text:s/>01911: <text:s text:c="2"/>00 00 <text:s/>.</text:span></text:p>
      <text:p text:style-name="P18"><text:span text:style-name="T6"><text:s text:c="2"/>00312: <text:s text:c="2"/>A7 00 <text:s/>R <text:s/>00712: <text:s text:c="2"/>D7 00 <text:s/>R <text:s/>01112: <text:s text:c="2"/>00 00 <text:s/>. <text:s/>01512: <text:s text:c="2"/>00 00 <text:s/>. <text:s/>01912: <text:s text:c="2"/>00 00 <text:s/>.</text:span></text:p>
      <text:p text:style-name="P18"><text:span text:style-name="T6"><text:s text:c="2"/>00313: <text:s text:c="2"/>A0 00 <text:s/>R <text:s/>00713: <text:s text:c="2"/>D0 00 <text:s/>R <text:s/>01113: <text:s text:c="2"/>00 00 <text:s/>. <text:s/>01513: <text:s text:c="2"/>00 00 <text:s/>. <text:s/>01913: <text:s text:c="2"/>00 00 <text:s/>.</text:span></text:p>
      <text:p text:style-name="P18"><text:span text:style-name="T6"><text:s text:c="2"/>00314: <text:s text:c="2"/>A1 00 <text:s/>R <text:s/>00714: <text:s text:c="2"/>D1 00 <text:s/>R <text:s/>01114: <text:s text:c="2"/>00 00 <text:s/>. <text:s/>01514: <text:s text:c="2"/>00 00 <text:s/>. <text:s/>01914: <text:s text:c="2"/>00 00 <text:s/>.</text:span></text:p>
      <text:p text:style-name="P18"><text:span text:style-name="T6"><text:s text:c="2"/>00315: <text:s text:c="2"/>A2 00 <text:s/>R <text:s/>00715: <text:s text:c="2"/>D2 00 <text:s/>R <text:s/>01115: <text:s text:c="2"/>00 00 <text:s/>. <text:s/>01515: <text:s text:c="2"/>00 00 <text:s/>. <text:s/>01915: <text:s text:c="2"/>00 00 <text:s/>.</text:span></text:p>
      <text:p text:style-name="P18"><text:span text:style-name="T6"><text:s text:c="2"/>00316: <text:s text:c="2"/>A3 00 <text:s/>R <text:s/>00716: <text:s text:c="2"/>D3 00 <text:s/>R <text:s/>01116: <text:s text:c="2"/>00 00 <text:s/>. <text:s/>01516: <text:s text:c="2"/>00 00 <text:s/>. <text:s/>01916: <text:s text:c="2"/>00 00 <text:s/>.</text:span></text:p>
      <text:p text:style-name="P18"><text:span text:style-name="T6"><text:s text:c="2"/>00317: <text:s text:c="2"/>A4 00 <text:s/>R <text:s/>00717: <text:s text:c="2"/>D4 00 <text:s/>R <text:s/>01117: <text:s text:c="2"/>00 00 <text:s/>. <text:s/>01517: <text:s text:c="2"/>00 00 <text:s/>. <text:s/>01917: <text:s text:c="2"/>00 00 <text:s/>.</text:span></text:p>
      <text:p text:style-name="P18"><text:span text:style-name="T6"><text:s text:c="2"/>00318: <text:s text:c="2"/>A5 00 <text:s/>R <text:s/>00718: <text:s text:c="2"/>D5 00 <text:s/>R <text:s/>01118: <text:s text:c="2"/>00 00 <text:s/>. <text:s/>01518: <text:s text:c="2"/>00 00 <text:s/>. <text:s/>01918: <text:s text:c="2"/>00 00 <text:s/>.</text:span></text:p>
      <text:p text:style-name="P18"><text:span text:style-name="T6"><text:s text:c="2"/>00319: <text:s text:c="2"/>A6 00 <text:s/>R <text:s/>00719: <text:s text:c="2"/>D6 00 <text:s/>R <text:s/>01119: <text:s text:c="2"/>00 00 <text:s/>. <text:s/>01519: <text:s text:c="2"/>00 00 <text:s/>. <text:s/>01919: <text:s text:c="2"/>00 00 <text:s/>.</text:span></text:p>
      <text:p text:style-name="P18"><text:span text:style-name="T6"><text:s text:c="2"/>00320: <text:s text:c="2"/>A7 00 <text:s/>R <text:s/>00720: <text:s text:c="2"/>D7 00 <text:s/>R <text:s/>01120: <text:s text:c="2"/>00 00 <text:s/>. <text:s/>01520: <text:s text:c="2"/>00 00 <text:s/>. <text:s/>01920: <text:s text:c="2"/>00 00 <text:s/>.</text:span></text:p>
      <text:p text:style-name="P18"><text:span text:style-name="T6"><text:s text:c="2"/>00321: <text:s text:c="2"/>A0 00 <text:s/>R <text:s/>00721: <text:s text:c="2"/>D0 00 <text:s/>R <text:s/>01121: <text:s text:c="2"/>00 00 <text:s/>. <text:s/>01521: <text:s text:c="2"/>00 00 <text:s/>. <text:s/>01921: <text:s text:c="2"/>00 00 <text:s/>.</text:span></text:p>
      <text:p text:style-name="P18"><text:span text:style-name="T6"><text:s text:c="2"/>00322: <text:s text:c="2"/>A1 00 <text:s/>R <text:s/>00722: <text:s text:c="2"/>D1 00 <text:s/>R <text:s/>01122: <text:s text:c="2"/>00 00 <text:s/>. <text:s/>01522: <text:s text:c="2"/>00 00 <text:s/>. <text:s/>01922: <text:s text:c="2"/>00 00 <text:s/>.</text:span></text:p>
      <text:p text:style-name="P18"><text:span text:style-name="T6"><text:s text:c="2"/>00323: <text:s text:c="2"/>A2 00 <text:s/>R <text:s/>00723: <text:s text:c="2"/>D2 00 <text:s/>R <text:s/>01123: <text:s text:c="2"/>00 00 <text:s/>. <text:s/>01523: <text:s text:c="2"/>00 00 <text:s/>. <text:s/>01923: <text:s text:c="2"/>00 00 <text:s/>.</text:span></text:p>
      <text:p text:style-name="P18"><text:span text:style-name="T6"><text:s text:c="2"/>00324: <text:s text:c="2"/>A3 00 <text:s/>R <text:s/>00724: <text:s text:c="2"/>D3 00 <text:s/>R <text:s/>01124: <text:s text:c="2"/>00 00 <text:s/>. <text:s/>01524: <text:s text:c="2"/>00 00 <text:s/>. <text:s/>01924: <text:s text:c="2"/>00 00 <text:s/>.</text:span></text:p>
      <text:p text:style-name="P18"><text:span text:style-name="T6"><text:s text:c="2"/>00325: <text:s text:c="2"/>A4 00 <text:s/>R <text:s/>00725: <text:s text:c="2"/>D4 00 <text:s/>R <text:s/>01125: <text:s text:c="2"/>00 00 <text:s/>. <text:s/>01525: <text:s text:c="2"/>00 00 <text:s/>. <text:s/>01925: <text:s text:c="2"/>00 00 <text:s/>.</text:span></text:p>
      <text:p text:style-name="P18"><text:span text:style-name="T6"><text:s text:c="2"/>00326: <text:s text:c="2"/>A5 00 <text:s/>R <text:s/>00726: <text:s text:c="2"/>D5 00 <text:s/>R <text:s/>01126: <text:s text:c="2"/>00 00 <text:s/>. <text:s/>01526: <text:s text:c="2"/>00 00 <text:s/>. <text:s/>01926: <text:s text:c="2"/>00 00 <text:s/>.</text:span></text:p>
      <text:p text:style-name="P18"><text:span text:style-name="T6"><text:s text:c="2"/>00327: <text:s text:c="2"/>A6 00 <text:s/>R <text:s/>00727: <text:s text:c="2"/>D6 00 <text:s/>R <text:s/>01127: <text:s text:c="2"/>00 00 <text:s/>. <text:s/>01527: <text:s text:c="2"/>00 00 <text:s/>. <text:s/>01927: <text:s text:c="2"/>00 00 <text:s/>.</text:span></text:p>
      <text:p text:style-name="P18"><text:span text:style-name="T6"><text:s text:c="2"/>00328: <text:s text:c="2"/>A7 00 <text:s/>R <text:s/>00728: <text:s text:c="2"/>D7 00 <text:s/>R <text:s/>01128: <text:s text:c="2"/>00 00 <text:s/>. <text:s/>01528: <text:s text:c="2"/>00 00 <text:s/>. <text:s/>01928: <text:s text:c="2"/>00 00 <text:s/>.</text:span></text:p>
      <text:p text:style-name="P18"><text:span text:style-name="T6"><text:s text:c="2"/>00329: <text:s text:c="2"/>A0 00 <text:s/>R <text:s/>00729: <text:s text:c="2"/>D8 00 <text:s/>R <text:s/>01129: <text:s text:c="2"/>00 00 <text:s/>. <text:s/>01529: <text:s text:c="2"/>00 00 <text:s/>. <text:s/>01929: <text:s text:c="2"/>00 00 <text:s/>.</text:span></text:p>
      <text:p text:style-name="P18"><text:span text:style-name="T6"><text:s text:c="2"/>00330: <text:s text:c="2"/>A1 00 <text:s/>R <text:s/>00730: <text:s text:c="2"/>D9 00 <text:s/>R <text:s/>01130: <text:s text:c="2"/>00 00 <text:s/>. <text:s/>01530: <text:s text:c="2"/>00 00 <text:s/>. <text:s/>01930: <text:s text:c="2"/>00 00 <text:s/>.</text:span></text:p>
      <text:p text:style-name="P18"><text:span text:style-name="T6"><text:s text:c="2"/>00331: <text:s text:c="2"/>A2 00 <text:s/>R <text:s/>00731: <text:s text:c="2"/>DA 00 <text:s/>R <text:s/>01131: <text:s text:c="2"/>00 00 <text:s/>. <text:s/>01531: <text:s text:c="2"/>00 00 <text:s/>. <text:s/>01931: <text:s text:c="2"/>00 00 <text:s/>.</text:span></text:p>
      <text:p text:style-name="P18"><text:span text:style-name="T6"><text:s text:c="2"/>00332: <text:s text:c="2"/>A3 00 <text:s/>R <text:s/>00732: <text:s text:c="2"/>DB 00 <text:s/>R <text:s/>01132: <text:s text:c="2"/>00 00 <text:s/>. <text:s/>01532: <text:s text:c="2"/>00 00 <text:s/>. <text:s/>01932: <text:s text:c="2"/>00 00 <text:s/>.</text:span></text:p>
      <text:p text:style-name="P18"><text:span text:style-name="T6"><text:s text:c="2"/>00333: <text:s text:c="2"/>A4 00 <text:s/>R <text:s/>00733: <text:s text:c="2"/>DC 00 <text:s/>R <text:s/>01133: <text:s text:c="2"/>00 00 <text:s/>. <text:s/>01533: <text:s text:c="2"/>00 00 <text:s/>. <text:s/>01933: <text:s text:c="2"/>00 00 <text:s/>.</text:span></text:p>
      <text:p text:style-name="P18"><text:span text:style-name="T6"><text:s text:c="2"/>00334: <text:s text:c="2"/>A5 00 <text:s/>R <text:s/>00734: <text:s text:c="2"/>DD 00 <text:s/>R <text:s/>01134: <text:s text:c="2"/>00 00 <text:s/>. <text:s/>01534: <text:s text:c="2"/>00 00 <text:s/>. <text:s/>01934: <text:s text:c="2"/>00 00 <text:s/>.</text:span></text:p>
      <text:p text:style-name="P18"><text:span text:style-name="T6"><text:s text:c="2"/>00335: <text:s text:c="2"/>A6 00 <text:s/>R <text:s/>00735: <text:s text:c="2"/>DE 00 <text:s/>R <text:s/>01135: <text:s text:c="2"/>00 00 <text:s/>. <text:s/>01535: <text:s text:c="2"/>00 00 <text:s/>. <text:s/>01935: <text:s text:c="2"/>00 00 <text:s/>.</text:span></text:p>
      <text:p text:style-name="P18"><text:span text:style-name="T6"><text:s text:c="2"/>00336: <text:s text:c="2"/>A7 00 <text:s/>R <text:s/>00736: <text:s text:c="2"/>DF 00 <text:s/>R <text:s/>01136: <text:s text:c="2"/>00 00 <text:s/>. <text:s/>01536: <text:s text:c="2"/>00 00 <text:s/>. <text:s/>01936: <text:s text:c="2"/>00 00 <text:s/>.</text:span></text:p>
      <text:p text:style-name="P18"><text:span text:style-name="T6"><text:s text:c="2"/>00337: <text:s text:c="2"/>A0 00 <text:s/>R <text:s/>00737: <text:s text:c="2"/>D8 00 <text:s/>R <text:s/>01137: <text:s text:c="2"/>00 00 <text:s/>. <text:s/>01537: <text:s text:c="2"/>00 00 <text:s/>. <text:s/>01937: <text:s text:c="2"/>00 00 <text:s/>.</text:span></text:p>
      <text:p text:style-name="P18"><text:span text:style-name="T6"><text:s text:c="2"/>00338: <text:s text:c="2"/>A1 00 <text:s/>R <text:s/>00738: <text:s text:c="2"/>D9 00 <text:s/>R <text:s/>01138: <text:s text:c="2"/>00 00 <text:s/>. <text:s/>01538: <text:s text:c="2"/>00 00 <text:s/>. <text:s/>01938: <text:s text:c="2"/>00 00 <text:s/>.</text:span></text:p>
      <text:p text:style-name="P18"><text:span text:style-name="T6"><text:s text:c="2"/>00339: <text:s text:c="2"/>A2 00 <text:s/>R <text:s/>00739: <text:s text:c="2"/>DA 00 <text:s/>R <text:s/>01139: <text:s text:c="2"/>00 00 <text:s/>. <text:s/>01539: <text:s text:c="2"/>00 00 <text:s/>. <text:s/>01939: <text:s text:c="2"/>00 00 <text:s/>.</text:span></text:p>
      <text:p text:style-name="P18"><text:span text:style-name="T6"><text:s text:c="2"/>00340: <text:s text:c="2"/>A3 00 <text:s/>R <text:s/>00740: <text:s text:c="2"/>DB 00 <text:s/>R <text:s/>01140: <text:s text:c="2"/>00 00 <text:s/>. <text:s/>01540: <text:s text:c="2"/>00 00 <text:s/>. <text:s/>01940: <text:s text:c="2"/>00 00 <text:s/>.</text:span></text:p>
      <text:p text:style-name="P18"><text:span text:style-name="T6"><text:s text:c="2"/>00341: <text:s text:c="2"/>A4 00 <text:s/>R <text:s/>00741: <text:s text:c="2"/>DC 00 <text:s/>R <text:s/>01141: <text:s text:c="2"/>00 00 <text:s/>. <text:s/>01541: <text:s text:c="2"/>00 00 <text:s/>. <text:s/>01941: <text:s text:c="2"/>00 00 <text:s/>.</text:span></text:p>
      <text:p text:style-name="P18"><text:span text:style-name="T6"><text:s text:c="2"/>00342: <text:s text:c="2"/>A5 00 <text:s/>R <text:s/>00742: <text:s text:c="2"/>DD 00 <text:s/>R <text:s/>01142: <text:s text:c="2"/>00 00 <text:s/>. <text:s/>01542: <text:s text:c="2"/>00 00 <text:s/>. <text:s/>01942: <text:s text:c="2"/>00 00 <text:s/>.</text:span></text:p>
      <text:p text:style-name="P18"><text:span text:style-name="T6"><text:s text:c="2"/>00343: <text:s text:c="2"/>A6 00 <text:s/>R <text:s/>00743: <text:s text:c="2"/>DE 00 <text:s/>R <text:s/>01143: <text:s text:c="2"/>00 00 <text:s/>. <text:s/>01543: <text:s text:c="2"/>00 00 <text:s/>. <text:s/>01943: <text:s text:c="2"/>00 00 <text:s/>.</text:span></text:p>
      <text:p text:style-name="P18"><text:span text:style-name="T6"><text:s text:c="2"/>00344: <text:s text:c="2"/>A7 00 <text:s/>R <text:s/>00744: <text:s text:c="2"/>DF 00 <text:s/>R <text:s/>01144: <text:s text:c="2"/>00 00 <text:s/>. <text:s/>01544: <text:s text:c="2"/>00 00 <text:s/>. <text:s/>01944: <text:s text:c="2"/>00 00 <text:s/>.</text:span></text:p>
      <text:p text:style-name="P18"><text:span text:style-name="T6"><text:s text:c="2"/>00345: <text:s text:c="2"/>A8 00 <text:s/>R <text:s/>00745: <text:s text:c="2"/>D8 00 <text:s/>R <text:s/>01145: <text:s text:c="2"/>00 00 <text:s/>. <text:s/>01545: <text:s text:c="2"/>00 00 <text:s/>. <text:s/>01945: <text:s text:c="2"/>00 00 <text:s/>.</text:span></text:p>
      <text:p text:style-name="P18"><text:span text:style-name="T6"><text:s text:c="2"/>00346: <text:s text:c="2"/>A9 00 <text:s/>R <text:s/>00746: <text:s text:c="2"/>D9 00 <text:s/>R <text:s/>01146: <text:s text:c="2"/>00 00 <text:s/>. <text:s/>01546: <text:s text:c="2"/>00 00 <text:s/>. <text:s/>01946: <text:s text:c="2"/>00 00 <text:s/>.</text:span></text:p>
      <text:p text:style-name="P18"><text:span text:style-name="T6"><text:s text:c="2"/>00347: <text:s text:c="2"/>AA 00 <text:s/>R <text:s/>00747: <text:s text:c="2"/>DA 00 <text:s/>R <text:s/>01147: <text:s text:c="2"/>00 00 <text:s/>. <text:s/>01547: <text:s text:c="2"/>00 00 <text:s/>. <text:s/>01947: <text:s text:c="2"/>00 00 <text:s/>.</text:span></text:p>
      <text:p text:style-name="P18"><text:span text:style-name="T6"><text:s text:c="2"/>00348: <text:s text:c="2"/>AB 00 <text:s/>R <text:s/>00748: <text:s text:c="2"/>DB 00 <text:s/>R <text:s/>01148: <text:s text:c="2"/>00 00 <text:s/>. <text:s/>01548: <text:s text:c="2"/>00 00 <text:s/>. <text:s/>01948: <text:s text:c="2"/>00 00 <text:s/>.</text:span></text:p>
      <text:p text:style-name="P18"><text:span text:style-name="T6"><text:s text:c="2"/>00349: <text:s text:c="2"/>AC 00 <text:s/>R <text:s/>00749: <text:s text:c="2"/>DC 00 <text:s/>R <text:s/>01149: <text:s text:c="2"/>00 00 <text:s/>. <text:s/>01549: <text:s text:c="2"/>00 00 <text:s/>. <text:s/>01949: <text:s text:c="2"/>00 00 <text:s/>.</text:span></text:p>
      <text:p text:style-name="P18"><text:span text:style-name="T6"><text:s text:c="2"/>00350: <text:s text:c="2"/>AD 00 <text:s/>R <text:s/>00750: <text:s text:c="2"/>DD 00 <text:s/>R <text:s/>01150: <text:s text:c="2"/>00 00 <text:s/>. <text:s/>01550: <text:s text:c="2"/>00 00 <text:s/>. <text:s/>01950: <text:s text:c="2"/>00 00 <text:s/>.</text:span></text:p>
      <text:p text:style-name="P18"><text:span text:style-name="T6"><text:s text:c="2"/>00351: <text:s text:c="2"/>AE 00 <text:s/>R <text:s/>00751: <text:s text:c="2"/>DE 00 <text:s/>R <text:s/>01151: <text:s text:c="2"/>00 00 <text:s/>. <text:s/>01551: <text:s text:c="2"/>00 00 <text:s/>. <text:s/>01951: <text:s text:c="2"/>00 00 <text:s/>.</text:span></text:p>
      <text:p text:style-name="P18"><text:span text:style-name="T6"><text:s text:c="2"/>00352: <text:s text:c="2"/>AF 00 <text:s/>R <text:s/>00752: <text:s text:c="2"/>DF 00 <text:s/>R <text:s/>01152: <text:s text:c="2"/>00 00 <text:s/>. <text:s/>01552: <text:s text:c="2"/>00 00 <text:s/>. <text:s/>01952: <text:s text:c="2"/>00 00 <text:s/>.</text:span></text:p>
      <text:p text:style-name="P18"><text:span text:style-name="T6"><text:s text:c="2"/>00353: <text:s text:c="2"/>A8 00 <text:s/>R <text:s/>00753: <text:s text:c="2"/>D8 00 <text:s/>R <text:s/>01153: <text:s text:c="2"/>00 00 <text:s/>. <text:s/>01553: <text:s text:c="2"/>00 00 <text:s/>. <text:s/>01953: <text:s text:c="2"/>00 00 <text:s/>.</text:span></text:p>
      <text:p text:style-name="P18"><text:span text:style-name="T6"><text:s text:c="2"/>00354: <text:s text:c="2"/>A9 00 <text:s/>R <text:s/>00754: <text:s text:c="2"/>D9 00 <text:s/>R <text:s/>01154: <text:s text:c="2"/>00 00 <text:s/>. <text:s/>01554: <text:s text:c="2"/>00 00 <text:s/>. <text:s/>01954: <text:s text:c="2"/>00 00 <text:s/>.</text:span></text:p>
      <text:p text:style-name="P18"><text:span text:style-name="T6"><text:s text:c="2"/>00355: <text:s text:c="2"/>AA 00 <text:s/>R <text:s/>00755: <text:s text:c="2"/>DA 00 <text:s/>R <text:s/>01155: <text:s text:c="2"/>00 00 <text:s/>. <text:s/>01555: <text:s text:c="2"/>00 00 <text:s/>. <text:s/>01955: <text:s text:c="2"/>00 00 <text:s/>.</text:span></text:p>
      <text:p text:style-name="P18"><text:span text:style-name="T6"><text:s text:c="2"/>00356: <text:s text:c="2"/>AB 00 <text:s/>R <text:s/>00756: <text:s text:c="2"/>DB 00 <text:s/>R <text:s/>01156: <text:s text:c="2"/>00 00 <text:s/>. <text:s/>01556: <text:s text:c="2"/>00 00 <text:s/>. <text:s/>01956: <text:s text:c="2"/>00 00 <text:s/>.</text:span></text:p>
      <text:p text:style-name="P18"><text:span text:style-name="T6"><text:s text:c="2"/>00357: <text:s text:c="2"/>AC 00 <text:s/>R <text:s/>00757: <text:s text:c="2"/>DC 00 <text:s/>R <text:s/>01157: <text:s text:c="2"/>00 00 <text:s/>. <text:s/>01557: <text:s text:c="2"/>00 00 <text:s/>. <text:s/>01957: <text:s text:c="2"/>00 00 <text:s/>.</text:span></text:p>
      <text:p text:style-name="P18"><text:span text:style-name="T6"><text:s text:c="2"/>00358: <text:s text:c="2"/>AD 00 <text:s/>R <text:s/>00758: <text:s text:c="2"/>DD 00 <text:s/>R <text:s/>01158: <text:s text:c="2"/>00 00 <text:s/>. <text:s/>01558: <text:s text:c="2"/>00 00 <text:s/>. <text:s/>01958: <text:s text:c="2"/>00 00 <text:s/>.</text:span></text:p>
      <text:p text:style-name="P18"><text:span text:style-name="T6"><text:s text:c="2"/>00359: <text:s text:c="2"/>AE 00 <text:s/>R <text:s/>00759: <text:s text:c="2"/>DE 00 <text:s/>R <text:s/>01159: <text:s text:c="2"/>00 00 <text:s/>. <text:s/>01559: <text:s text:c="2"/>00 00 <text:s/>. <text:s/>01959: <text:s text:c="2"/>00 00 <text:s/>.</text:span></text:p>
      <text:p text:style-name="P18"><text:span text:style-name="T6"><text:s text:c="2"/>00360: <text:s text:c="2"/>AF 00 <text:s/>R <text:s/>00760: <text:s text:c="2"/>DF 00 <text:s/>R <text:s/>01160: <text:s text:c="2"/>00 00 <text:s/>. <text:s/>01560: <text:s text:c="2"/>00 00 <text:s/>. <text:s/>01960: <text:s text:c="2"/>00 00 <text:s/>.</text:span></text:p>
      <text:p text:style-name="P18"><text:span text:style-name="T6"><text:s text:c="2"/>00361: <text:s text:c="2"/>A8 00 <text:s/>R <text:s/>00761: <text:s text:c="2"/>D8 00 <text:s/>R <text:s/>01161: <text:s text:c="2"/>00 00 <text:s/>. <text:s/>01561: <text:s text:c="2"/>00 00 <text:s/>. <text:s/>01961: <text:s text:c="2"/>00 00 <text:s/>.</text:span></text:p>
      <text:p text:style-name="P18"><text:span text:style-name="T6"><text:s text:c="2"/>00362: <text:s text:c="2"/>A9 00 <text:s/>R <text:s/>00762: <text:s text:c="2"/>D9 00 <text:s/>R <text:s/>01162: <text:s text:c="2"/>00 00 <text:s/>. <text:s/>01562: <text:s text:c="2"/>00 00 <text:s/>. <text:s/>01962: <text:s text:c="2"/>00 00 <text:s/>.</text:span></text:p>
      <text:p text:style-name="P18"><text:span text:style-name="T6"><text:s text:c="2"/>00363: <text:s text:c="2"/>AA 00 <text:s/>R <text:s/>00763: <text:s text:c="2"/>DA 00 <text:s/>R <text:s/>01163: <text:s text:c="2"/>00 00 <text:s/>. <text:s/>01563: <text:s text:c="2"/>00 00 <text:s/>. <text:s/>01963: <text:s text:c="2"/>00 00 <text:s/>.</text:span></text:p>
      <text:p text:style-name="P18"><text:span text:style-name="T6"><text:s text:c="2"/>00364: <text:s text:c="2"/>AB 00 <text:s/>R <text:s/>00764: <text:s text:c="2"/>DB 00 <text:s/>R <text:s/>01164: <text:s text:c="2"/>00 00 <text:s/>. <text:s/>01564: <text:s text:c="2"/>00 00 <text:s/>. <text:s/>01964: <text:s text:c="2"/>00 00 <text:s/>.</text:span></text:p>
      <text:p text:style-name="P18"><text:span text:style-name="T6"><text:s text:c="2"/>00365: <text:s text:c="2"/>AC 00 <text:s/>R <text:s/>00765: <text:s text:c="2"/>DC 00 <text:s/>R <text:s/>01165: <text:s text:c="2"/>00 00 <text:s/>. <text:s/>01565: <text:s text:c="2"/>00 00 <text:s/>. <text:s/>01965: <text:s text:c="2"/>00 00 <text:s/>.</text:span></text:p>
      <text:p text:style-name="P18"><text:span text:style-name="T6"><text:s text:c="2"/>00366: <text:s text:c="2"/>AD 00 <text:s/>R <text:s/>00766: <text:s text:c="2"/>DD 00 <text:s/>R <text:s/>01166: <text:s text:c="2"/>00 00 <text:s/>. <text:s/>01566: <text:s text:c="2"/>00 00 <text:s/>. <text:s/>01966: <text:s text:c="2"/>00 00 <text:s/>.</text:span></text:p>
      <text:p text:style-name="P18"><text:span text:style-name="T6"><text:s text:c="2"/>00367: <text:s text:c="2"/>AE 00 <text:s/>R <text:s/>00767: <text:s text:c="2"/>DE 00 <text:s/>R <text:s/>01167: <text:s text:c="2"/>00 00 <text:s/>. <text:s/>01567: <text:s text:c="2"/>00 00 <text:s/>. <text:s/>01967: <text:s text:c="2"/>00 00 <text:s/>.</text:span></text:p>
      <text:p text:style-name="P18"><text:span text:style-name="T6"><text:s text:c="2"/>00368: <text:s text:c="2"/>AF 00 <text:s/>R <text:s/>00768: <text:s text:c="2"/>DF 00 <text:s/>R <text:s/>01168: <text:s text:c="2"/>00 00 <text:s/>. <text:s/>01568: <text:s text:c="2"/>00 00 <text:s/>. <text:s/>01968: <text:s text:c="2"/>00 00 <text:s/>.</text:span></text:p>
      <text:p text:style-name="P18"><text:span text:style-name="T6"><text:s text:c="2"/>00369: <text:s text:c="2"/>A8 00 <text:s/>R <text:s/>00769: <text:s text:c="2"/>D8 00 <text:s/>R <text:s/>01169: <text:s text:c="2"/>00 00 <text:s/>. <text:s/>01569: <text:s text:c="2"/>00 00 <text:s/>. <text:s/>01969: <text:s text:c="2"/>00 00 <text:s/>.</text:span></text:p>
      <text:p text:style-name="P18"><text:span text:style-name="T6"><text:s text:c="2"/>00370: <text:s text:c="2"/>A9 00 <text:s/>R <text:s/>00770: <text:s text:c="2"/>D9 00 <text:s/>R <text:s/>01170: <text:s text:c="2"/>00 00 <text:s/>. <text:s/>01570: <text:s text:c="2"/>00 00 <text:s/>. <text:s/>01970: <text:s text:c="2"/>00 00 <text:s/>.</text:span></text:p>
      <text:p text:style-name="P18"><text:span text:style-name="T6"><text:s text:c="2"/>00371: <text:s text:c="2"/>AA 00 <text:s/>R <text:s/>00771: <text:s text:c="2"/>DA 00 <text:s/>R <text:s/>01171: <text:s text:c="2"/>00 00 <text:s/>. <text:s/>01571: <text:s text:c="2"/>00 00 <text:s/>. <text:s/>01971: <text:s text:c="2"/>00 00 <text:s/>.</text:span></text:p>
      <text:p text:style-name="P18"><text:span text:style-name="T6"><text:s text:c="2"/>00372: <text:s text:c="2"/>AB 00 <text:s/>R <text:s/>00772: <text:s text:c="2"/>DB 00 <text:s/>R <text:s/>01172: <text:s text:c="2"/>00 00 <text:s/>. <text:s/>01572: <text:s text:c="2"/>00 00 <text:s/>. <text:s/>01972: <text:s text:c="2"/>00 00 <text:s/>.</text:span></text:p>
      <text:p text:style-name="P18"><text:soft-page-break/><text:span text:style-name="T6"><text:s text:c="2"/>00373: <text:s text:c="2"/>AC 00 <text:s/>R <text:s/>00773: <text:s text:c="2"/>DC 00 <text:s/>R <text:s/>01173: <text:s text:c="2"/>00 00 <text:s/>. <text:s/>01573: <text:s text:c="2"/>00 00 <text:s/>. <text:s/>01973: <text:s text:c="2"/>00 00 <text:s/>.</text:span></text:p>
      <text:p text:style-name="P18"><text:span text:style-name="T6"><text:s text:c="2"/>00374: <text:s text:c="2"/>AD 00 <text:s/>R <text:s/>00774: <text:s text:c="2"/>DD 00 <text:s/>R <text:s/>01174: <text:s text:c="2"/>00 00 <text:s/>. <text:s/>01574: <text:s text:c="2"/>00 00 <text:s/>. <text:s/>01974: <text:s text:c="2"/>00 00 <text:s/>.</text:span></text:p>
      <text:p text:style-name="P18"><text:span text:style-name="T6"><text:s text:c="2"/>00375: <text:s text:c="2"/>AE 00 <text:s/>R <text:s/>00775: <text:s text:c="2"/>DE 00 <text:s/>R <text:s/>01175: <text:s text:c="2"/>00 00 <text:s/>. <text:s/>01575: <text:s text:c="2"/>00 00 <text:s/>. <text:s/>01975: <text:s text:c="2"/>00 00 <text:s/>.</text:span></text:p>
      <text:p text:style-name="P18"><text:span text:style-name="T6"><text:s text:c="2"/>00376: <text:s text:c="2"/>AF 00 <text:s/>R <text:s/>00776: <text:s text:c="2"/>DF 00 <text:s/>R <text:s/>01176: <text:s text:c="2"/>00 00 <text:s/>. <text:s/>01576: <text:s text:c="2"/>00 00 <text:s/>. <text:s/>01976: <text:s text:c="2"/>00 00 <text:s/>.</text:span></text:p>
      <text:p text:style-name="P18"><text:span text:style-name="T6"><text:s text:c="2"/>00377: <text:s text:c="2"/>A8 00 <text:s/>R <text:s/>00777: <text:s text:c="2"/>D8 00 <text:s/>R <text:s/>01177: <text:s text:c="2"/>00 00 <text:s/>. <text:s/>01577: <text:s text:c="2"/>00 00 <text:s/>. <text:s/>01977: <text:s text:c="2"/>00 00 <text:s/>.</text:span></text:p>
      <text:p text:style-name="P18"><text:span text:style-name="T6"><text:s text:c="2"/>00378: <text:s text:c="2"/>A9 00 <text:s/>R <text:s/>00778: <text:s text:c="2"/>D9 00 <text:s/>R <text:s/>01178: <text:s text:c="2"/>00 00 <text:s/>. <text:s/>01578: <text:s text:c="2"/>00 00 <text:s/>. <text:s/>01978: <text:s text:c="2"/>00 00 <text:s/>.</text:span></text:p>
      <text:p text:style-name="P18"><text:span text:style-name="T6"><text:s text:c="2"/>00379: <text:s text:c="2"/>AA 00 <text:s/>R <text:s/>00779: <text:s text:c="2"/>DA 00 <text:s/>R <text:s/>01179: <text:s text:c="2"/>00 00 <text:s/>. <text:s/>01579: <text:s text:c="2"/>00 00 <text:s/>. <text:s/>01979: <text:s text:c="2"/>00 00 <text:s/>.</text:span></text:p>
      <text:p text:style-name="P18"><text:span text:style-name="T6"><text:s text:c="2"/>00380: <text:s text:c="2"/>AB 00 <text:s/>R <text:s/>00780: <text:s text:c="2"/>DB 00 <text:s/>R <text:s/>01180: <text:s text:c="2"/>00 00 <text:s/>. <text:s/>01580: <text:s text:c="2"/>00 00 <text:s/>. <text:s/>01980: <text:s text:c="2"/>00 00 <text:s/>.</text:span></text:p>
      <text:p text:style-name="P18"><text:span text:style-name="T6"><text:s text:c="2"/>00381: <text:s text:c="2"/>AC 00 <text:s/>R <text:s/>00781: <text:s text:c="2"/>DC 00 <text:s/>R <text:s/>01181: <text:s text:c="2"/>00 00 <text:s/>. <text:s/>01581: <text:s text:c="2"/>00 00 <text:s/>. <text:s/>01981: <text:s text:c="2"/>00 00 <text:s/>.</text:span></text:p>
      <text:p text:style-name="P18"><text:span text:style-name="T6"><text:s text:c="2"/>00382: <text:s text:c="2"/>AD 00 <text:s/>R <text:s/>00782: <text:s text:c="2"/>DD 00 <text:s/>R <text:s/>01182: <text:s text:c="2"/>00 00 <text:s/>. <text:s/>01582: <text:s text:c="2"/>00 00 <text:s/>. <text:s/>01982: <text:s text:c="2"/>00 00 <text:s/>.</text:span></text:p>
      <text:p text:style-name="P18"><text:span text:style-name="T6"><text:s text:c="2"/>00383: <text:s text:c="2"/>AE 00 <text:s/>R <text:s/>00783: <text:s text:c="2"/>DE 00 <text:s/>R <text:s/>01183: <text:s text:c="2"/>00 00 <text:s/>. <text:s/>01583: <text:s text:c="2"/>00 00 <text:s/>. <text:s/>01983: <text:s text:c="2"/>00 00 <text:s/>.</text:span></text:p>
      <text:p text:style-name="P18"><text:span text:style-name="T6"><text:s text:c="2"/>00384: <text:s text:c="2"/>AF 00 <text:s/>R <text:s/>00784: <text:s text:c="2"/>DF 00 <text:s/>R <text:s/>01184: <text:s text:c="2"/>00 00 <text:s/>. <text:s/>01584: <text:s text:c="2"/>00 00 <text:s/>. <text:s/>01984: <text:s text:c="2"/>00 00 <text:s/>.</text:span></text:p>
      <text:p text:style-name="P18"><text:span text:style-name="T6"><text:s text:c="2"/>00385: <text:s text:c="2"/>A8 00 <text:s/>R <text:s/>00785: <text:s text:c="2"/>D8 00 <text:s/>R <text:s/>01185: <text:s text:c="2"/>00 00 <text:s/>. <text:s/>01585: <text:s text:c="2"/>00 00 <text:s/>. <text:s/>01985: <text:s text:c="2"/>00 00 <text:s/>.</text:span></text:p>
      <text:p text:style-name="P18"><text:span text:style-name="T6"><text:s text:c="2"/>00386: <text:s text:c="2"/>A9 00 <text:s/>R <text:s/>00786: <text:s text:c="2"/>D9 00 <text:s/>R <text:s/>01186: <text:s text:c="2"/>00 00 <text:s/>. <text:s/>01586: <text:s text:c="2"/>00 00 <text:s/>. <text:s/>01986: <text:s text:c="2"/>00 00 <text:s/>.</text:span></text:p>
      <text:p text:style-name="P18"><text:span text:style-name="T6"><text:s text:c="2"/>00387: <text:s text:c="2"/>AA 00 <text:s/>R <text:s/>00787: <text:s text:c="2"/>DA 00 <text:s/>R <text:s/>01187: <text:s text:c="2"/>00 00 <text:s/>. <text:s/>01587: <text:s text:c="2"/>00 00 <text:s/>. <text:s/>01987: <text:s text:c="2"/>00 00 <text:s/>.</text:span></text:p>
      <text:p text:style-name="P18"><text:span text:style-name="T6"><text:s text:c="2"/>00388: <text:s text:c="2"/>AB 00 <text:s/>R <text:s/>00788: <text:s text:c="2"/>DB 00 <text:s/>R <text:s/>01188: <text:s text:c="2"/>00 00 <text:s/>. <text:s/>01588: <text:s text:c="2"/>00 00 <text:s/>. <text:s/>01988: <text:s text:c="2"/>00 00 <text:s/>.</text:span></text:p>
      <text:p text:style-name="P18"><text:span text:style-name="T6"><text:s text:c="2"/>00389: <text:s text:c="2"/>AC 00 <text:s/>R <text:s/>00789: <text:s text:c="2"/>DC 00 <text:s/>R <text:s/>01189: <text:s text:c="2"/>00 00 <text:s/>. <text:s/>01589: <text:s text:c="2"/>00 00 <text:s/>. <text:s/>01989: <text:s text:c="2"/>00 00 <text:s/>.</text:span></text:p>
      <text:p text:style-name="P18"><text:span text:style-name="T6"><text:s text:c="2"/>00390: <text:s text:c="2"/>AD 00 <text:s/>R <text:s/>00790: <text:s text:c="2"/>DD 00 <text:s/>R <text:s/>01190: <text:s text:c="2"/>00 00 <text:s/>. <text:s/>01590: <text:s text:c="2"/>00 00 <text:s/>. <text:s/>01990: <text:s text:c="2"/>00 00 <text:s/>.</text:span></text:p>
      <text:p text:style-name="P18"><text:span text:style-name="T6"><text:s text:c="2"/>00391: <text:s text:c="2"/>AE 00 <text:s/>R <text:s/>00791: <text:s text:c="2"/>DE 00 <text:s/>R <text:s/>01191: <text:s text:c="2"/>00 00 <text:s/>. <text:s/>01591: <text:s text:c="2"/>00 00 <text:s/>. <text:s/>01991: <text:s text:c="2"/>00 00 <text:s/>.</text:span></text:p>
      <text:p text:style-name="P18"><text:span text:style-name="T6"><text:s text:c="2"/>00392: <text:s text:c="2"/>AF 00 <text:s/>R <text:s/>00792: <text:s text:c="2"/>DF 00 <text:s/>R <text:s/>01192: <text:s text:c="2"/>00 00 <text:s/>. <text:s/>01592: <text:s text:c="2"/>00 00 <text:s/>. <text:s/>01992: <text:s text:c="2"/>00 00 <text:s/>.</text:span></text:p>
      <text:p text:style-name="P18"><text:span text:style-name="T6"><text:s text:c="2"/>00393: <text:s text:c="2"/>A8 00 <text:s/>R <text:s/>00793: <text:s text:c="2"/>E0 00 <text:s/>R <text:s/>01193: <text:s text:c="2"/>00 00 <text:s/>. <text:s/>01593: <text:s text:c="2"/>00 00 <text:s/>. <text:s/>01993: <text:s text:c="2"/>00 00 <text:s/>.</text:span></text:p>
      <text:p text:style-name="P18"><text:span text:style-name="T6"><text:s text:c="2"/>00394: <text:s text:c="2"/>A9 00 <text:s/>R <text:s/>00794: <text:s text:c="2"/>E1 00 <text:s/>R <text:s/>01194: <text:s text:c="2"/>00 00 <text:s/>. <text:s/>01594: <text:s text:c="2"/>00 00 <text:s/>. <text:s/>01994: <text:s text:c="2"/>00 00 <text:s/>.</text:span></text:p>
      <text:p text:style-name="P18"><text:span text:style-name="T6"><text:s text:c="2"/>00395: <text:s text:c="2"/>AA 00 <text:s/>R <text:s/>00795: <text:s text:c="2"/>E2 00 <text:s/>R <text:s/>01195: <text:s text:c="2"/>00 00 <text:s/>. <text:s/>01595: <text:s text:c="2"/>00 00 <text:s/>. <text:s/>01995: <text:s text:c="2"/>00 00 <text:s/>.</text:span></text:p>
      <text:p text:style-name="P18"><text:span text:style-name="T6"><text:s text:c="2"/>00396: <text:s text:c="2"/>AB 00 <text:s/>R <text:s/>00796: <text:s text:c="2"/>E3 00 <text:s/>R <text:s/>01196: <text:s text:c="2"/>00 00 <text:s/>. <text:s/>01596: <text:s text:c="2"/>00 00 <text:s/>. <text:s/>01996: <text:s text:c="2"/>00 00 <text:s/>.</text:span></text:p>
      <text:p text:style-name="P18"><text:span text:style-name="T6"><text:s text:c="2"/>00397: <text:s text:c="2"/>AC 00 <text:s/>R <text:s/>00797: <text:s text:c="2"/>E4 00 <text:s/>R <text:s/>01197: <text:s text:c="2"/>00 00 <text:s/>. <text:s/>01597: <text:s text:c="2"/>00 00 <text:s/>. <text:s/>01997: <text:s text:c="2"/>00 00 <text:s/>.</text:span></text:p>
      <text:p text:style-name="P18"><text:span text:style-name="T6"><text:s text:c="2"/>00398: <text:s text:c="2"/>AD 00 <text:s/>R <text:s/>00798: <text:s text:c="2"/>E5 00 <text:s/>R <text:s/>01198: <text:s text:c="2"/>00 00 <text:s/>. <text:s/>01598: <text:s text:c="2"/>00 00 <text:s/>. <text:s/>01998: <text:s text:c="2"/>00 00 <text:s/>.</text:span></text:p>
      <text:p text:style-name="P18"><text:span text:style-name="T6"><text:s text:c="2"/>00399: <text:s text:c="2"/>AE 00 <text:s/>R <text:s/>00799: <text:s text:c="2"/>E6 00 <text:s/>R <text:s/>01199: <text:s text:c="2"/>00 00 <text:s/>. <text:s/>01599: <text:s text:c="2"/>00 00 <text:s/>. <text:s/>01999: <text:s text:c="2"/>00 00 <text:s/>.</text:span></text:p>
      <text:p text:style-name="P18"><text:span text:style-name="T6"/></text:p>
      <text:p text:style-name="P18"><text:span text:style-name="T6"/></text:p>
      <text:p text:style-name="P20"><text:span text:style-name="T6">Ran for a while, capturing more of the run.</text:span></text:p>
      <text:p text:style-name="P20"><text:span text:style-name="T6"/></text:p>
      <text:p text:style-name="P18"><text:span text:style-name="T3">00000: 50 00 W 00400: AF 00 R 00800: E7 00 R 01200: 87 A2 R 01600: 8F 00 R </text:span><text:span text:style-name="T6"><text:line-break/>00001: 51 00 W 00401: A8 00 R 00801: E0 00 R 01201: 80 C4 R 01601: 88 F1 R <text:line-break/>00002: 52 00 W 00402: A9 00 R 00802: E1 00 R 01202: 81 F4 R 01602: 89 C5 R <text:line-break/>00003: 53 00 W 00403: AA 00 R 00803: E2 00 R 01203: 82 C5 R 01603: 8A C2 R <text:line-break/>00004: 54 00 W 00404: AB 00 R 00804: E3 00 R 01204: 83 F1 R 01604: 8B F4 R <text:line-break/>00005: 55 00 W 00405: AC 00 R 00805: E4 00 R 01205: 84 D0 R 01605: 8C C5 R <text:line-break/>00006: 56 00 W 00406: AD 00 R 00806: E5 00 R 01206: 85 F1 R 01606: 8D 00 R <text:line-break/>00007: 57 00 W 00407: AE 00 R 00807: E6 00 R 01207: 86 D7 R 01607: 8E 00 R <text:line-break/>00008: 58 00 W 00408: AF 00 R 00808: E7 00 R 01208: 87 A2 R 01608: 8F 00 R <text:line-break/>00009: 59 00 W 00409: B0 00 R 00809: E0 00 R 01209: 80 C4 R 01609: 80 C4 R <text:line-break/>00010: 5A 00 W 00410: B1 00 R 00810: E1 00 R 01210: 81 F4 R 01610: 81 F4 R <text:line-break/>00011: 5B 00 W 00411: B2 00 R 00811: E2 00 R 01211: 82 C5 R 01611: 82 C5 R <text:line-break/>00012: 5C 00 W 00412: B3 00 R 00812: E3 00 R 01212: 83 F1 R 01612: 83 F1 R <text:line-break/>00013: 5D 00 W 00413: B4 00 R 00813: E4 00 R 01213: 84 D0 R 01613: 84 D0 R <text:line-break/>00014: 5E 00 W 00414: B5 00 R 00814: E5 00 R 01214: 85 F1 R 01614: 85 F1 R <text:line-break/>00015: 5F 00 W 00415: B6 00 R 00815: E6 00 R 01215: 86 D7 R 01615: 86 D7 R <text:line-break/>00016: 60 9F W 00416: B7 00 R 00816: E7 00 R 01216: 87 A2 R 01616: 87 A2 R <text:line-break/>00017: 61 00 W 00417: B0 00 R 00817: E0 00 R 01217: 80 C4 R 01617: 80 C4 R <text:line-break/>00018: 62 00 W 00418: B1 00 R 00818: E1 00 R 01218: 81 F4 R 01618: 81 F4 R <text:line-break/>00019: 63 00 W 00419: B2 00 R 00819: E2 00 R 01219: 82 C5 R 01619: 82 C5 R <text:line-break/>00020: 64 00 W 00420: B3 00 R 00820: E3 00 R 01220: 83 F1 R 01620: 83 F1 R <text:line-break/>00021: 65 00 W 00421: B4 00 R 00821: E4 00 R 01221: 84 D0 R 01621: 84 D0 R <text:line-break/>00022: 66 00 W 00422: B5 00 R 00822: E5 00 R 01222: 85 F1 R 01622: 85 F1 R <text:line-break/>00023: 67 00 W 00423: B6 00 R 00823: E6 00 R 01223: 86 D7 R 01623: 86 D7 R <text:line-break/>00024: 80 C4 R 00424: B7 00 R 00824: E7 00 R 01224: 87 A2 R 01624: 87 A2 R <text:line-break/>00025: 81 F4 R 00425: B0 00 R 00825: E0 00 R 01225: 88 F1 R 01625: 80 C4 R <text:line-break/>00026: 82 C5 R 00426: B1 00 R 00826: E1 00 R 01226: 89 C5 R 01626: 81 F4 R <text:line-break/>00027: 83 F1 R 00427: B2 00 R 00827: E2 00 R 01227: 8A C2 R 01627: 82 C5 R <text:line-break/>00028: 84 D0 R 00428: B3 00 R 00828: E3 00 R 01228: 8B F4 R 01628: 83 F1 R <text:line-break/>00029: 85 F1 R 00429: B4 00 R 00829: E4 00 R 01229: 8C C5 R 01629: 84 D0 R <text:line-break/>00030: 86 D7 R 00430: B5 00 R 00830: E5 00 R 01230: 8D 00 R 01630: 85 F1 R <text:line-break/>00031: 87 A2 R 00431: B6 00 R 00831: E6 00 R 01231: 8E 00 R 01631: 86 D7 R <text:line-break/>00032: 80 C4 R 00432: B7 00 R 00832: E7 00 R 01232: 8F 00 R 01632: 87 A2 R <text:line-break/>00033: 81 F4 R 00433: B0 00 R 00833: E0 00 R 01233: 88 F1 R 01633: 80 C4 R <text:line-break/>00034: 82 C5 R 00434: B1 00 R 00834: E1 00 R 01234: 89 C5 R 01634: 81 F4 R <text:line-break/>00035: 83 F1 R 00435: B2 00 R 00835: E2 00 R 01235: 8A C2 R 01635: 82 C5 R <text:line-break/>00036: 84 D0 R 00436: B3 00 R 00836: E3 00 R 01236: 8B F4 R 01636: 83 F1 R <text:line-break/>00037: 85 F1 R 00437: B4 00 R 00837: E4 00 R 01237: 8C C5 R 01637: 84 D0 R <text:line-break/>00038: 86 D7 R 00438: B5 00 R 00838: E5 00 R 01238: 8D 00 R 01638: 85 F1 R <text:line-break/>00039: 87 A2 R 00439: B6 00 R 00839: E6 00 R 01239: 8E 00 R 01639: 86 D7 R <text:line-break/>00040: 54 02 W 00440: B7 00 R 00840: E7 00 R 01240: 8F 00 R 01640: 87 A2 R <text:line-break/>00041: 80 C4 R 00441: B0 00 R 00841: E0 00 R 01241: 08 00 W 01641: 80 C4 R <text:line-break/>00042: 81 F4 R 00442: B1 00 R 00842: E1 00 R 01242: 09 00 W 01642: 81 F4 R <text:line-break/>00043: 82 C5 R 00443: B2 00 R 00843: E2 00 R 01243: 0A 00 W 01643: 82 C5 R <text:line-break/>00044: 83 F1 R 00444: B3 00 R 00844: E3 00 R 01244: 0B 00 W 01644: 83 F1 R <text:line-break/>00045: 84 D0 R 00445: B4 00 R 00845: E4 00 R 01245: 0C 00 W 01645: 84 D0 R <text:line-break/>00046: 85 F1 R 00446: B5 00 R 00846: E5 00 R 01246: 0D 06 W 01646: 85 F1 R <text:line-break/></text:span><text:soft-page-break/><text:span text:style-name="T6">00047: 86 D7 R 00447: B6 00 R 00847: E6 00 R 01247: 0E 00 W 01647: 86 D7 R <text:line-break/>00048: 87 A2 R 00448: B7 00 R 00848: E7 00 R 01248: 0F F1 W 01648: 87 A2 R <text:line-break/>00049: 80 C4 R 00449: B0 00 R 00849: E0 00 R 01249: 88 F1 R 01649: 80 C4 R <text:line-break/>00050: 81 F4 R 00450: B1 00 R 00850: E1 00 R 01250: 89 C5 R 01650: 81 F4 R <text:line-break/>00051: 82 C5 R 00451: B2 00 R 00851: E2 00 R 01251: 8A C2 R 01651: 82 C5 R <text:line-break/>00052: 83 F1 R 00452: B3 00 R 00852: E3 00 R 01252: 8B F4 R 01652: 83 F1 R <text:line-break/>00053: 84 D0 R 00453: B4 00 R 00853: E4 00 R 01253: 8C C5 R 01653: 84 D0 R <text:line-break/>00054: 85 F1 R 00454: B5 00 R 00854: E5 00 R 01254: 8D 00 R 01654: 85 F1 R <text:line-break/>00055: 86 D7 R 00455: B6 00 R 00855: E6 00 R 01255: 8E 00 R 01655: 86 D7 R <text:line-break/>00056: 87 A2 R 00456: B7 00 R 00856: E7 00 R 01256: 8F 00 R 01656: 87 A2 R <text:line-break/>00057: 80 C4 R 00457: B0 00 R 00857: E8 00 R 01257: 88 F1 R 01657: 80 C4 R <text:line-break/>00058: 81 F4 R 00458: B1 00 R 00858: E9 00 R 01258: 89 C5 R 01658: 81 F4 R <text:line-break/>00059: 82 C5 R 00459: B2 00 R 00859: EA 00 R 01259: 8A C2 R 01659: 82 C5 R <text:line-break/>00060: 83 F1 R 00460: B3 00 R 00860: EB 00 R 01260: 8B F4 R 01660: 83 F1 R <text:line-break/>00061: 84 D0 R 00461: B4 00 R 00861: EC 00 R 01261: 8C C5 R 01661: 84 D0 R <text:line-break/>00062: 85 F1 R 00462: B5 00 R 00862: ED 00 R 01262: 8D 00 R 01662: 85 F1 R <text:line-break/>00063: 86 D7 R 00463: B6 00 R 00863: EE 00 R 01263: 8E 00 R 01663: 86 D7 R <text:line-break/>00064: 87 A2 R 00464: B7 00 R 00864: EF 00 R 01264: 8F 00 R 01664: 87 A2 R <text:line-break/>00065: 80 C4 R 00465: B0 00 R 00865: E8 00 R 01265: 88 F1 R 01665: 80 C4 R <text:line-break/>00066: 81 F4 R 00466: B1 00 R 00866: E9 00 R 01266: 89 C5 R 01666: 81 F4 R <text:line-break/>00067: 82 C5 R 00467: B2 00 R 00867: EA 00 R 01267: 8A C2 R 01667: 82 C5 R <text:line-break/>00068: 83 F1 R 00468: B3 00 R 00868: EB 00 R 01268: 8B F4 R 01668: 83 F1 R <text:line-break/>00069: 84 D0 R 00469: B4 00 R 00869: EC 00 R 01269: 8C C5 R 01669: 84 D0 R <text:line-break/>00070: 85 F1 R 00470: B5 00 R 00870: ED 00 R 01270: 8D 00 R 01670: 85 F1 R <text:line-break/>00071: 86 D7 R 00471: B6 00 R 00871: EE 00 R 01271: 8E 00 R 01671: 86 D7 R <text:line-break/>00072: 87 A2 R 00472: B7 00 R 00872: EF 00 R 01272: 8F 00 R 01672: 87 A2 R <text:line-break/>00073: 80 C4 R 00473: B8 00 R 00873: E8 00 R 01273: 80 C4 R 01673: 88 F1 R <text:line-break/>00074: 81 F4 R 00474: B9 00 R 00874: E9 00 R 01274: 81 F4 R 01674: 89 C5 R <text:line-break/>00075: 82 C5 R 00475: BA 00 R 00875: EA 00 R 01275: 82 C5 R 01675: 8A C2 R <text:line-break/>00076: 83 F1 R 00476: BB 00 R 00876: EB 00 R 01276: 83 F1 R 01676: 8B F4 R <text:line-break/>00077: 84 D0 R 00477: BC 00 R 00877: EC 00 R 01277: 84 D0 R 01677: 8C C5 R <text:line-break/>00078: 85 F1 R 00478: BD 00 R 00878: ED 00 R 01278: 85 F1 R 01678: 8D 00 R <text:line-break/>00079: 86 D7 R 00479: BE 00 R 00879: EE 00 R 01279: 86 D7 R 01679: 8E 00 R <text:line-break/>00080: 87 A2 R 00480: BF 00 R 00880: EF 00 R 01280: 87 A2 R 01680: 8F 00 R <text:line-break/>00081: 80 C4 R 00481: B8 00 R 00881: E8 00 R 01281: 80 C4 R 01681: 88 F1 R <text:line-break/>00082: 81 F4 R 00482: B9 00 R 00882: E9 00 R 01282: 81 F4 R 01682: 89 C5 R <text:line-break/>00083: 82 C5 R 00483: BA 00 R 00883: EA 00 R 01283: 82 C5 R 01683: 8A C2 R <text:line-break/>00084: 83 F1 R 00484: BB 00 R 00884: EB 00 R 01284: 83 F1 R 01684: 8B F4 R <text:line-break/>00085: 84 D0 R 00485: BC 00 R 00885: EC 00 R 01285: 84 D0 R 01685: 8C C5 R <text:line-break/>00086: 85 F1 R 00486: BD 00 R 00886: ED 00 R 01286: 85 F1 R 01686: 8D 00 R <text:line-break/>00087: 86 D7 R 00487: BE 00 R 00887: EE 00 R 01287: 86 D7 R 01687: 8E 00 R <text:line-break/>00088: 87 A2 R 00488: BF 00 R 00888: EF 00 R 01288: 87 A2 R 01688: 8F 00 R <text:line-break/>00089: 88 F1 R 00489: B8 00 R 00889: E8 00 R 01289: 80 C4 R 01689: 08 00 W <text:line-break/>00090: 89 C5 R 00490: B9 00 R 00890: E9 00 R 01290: 81 F4 R 01690: 09 00 W <text:line-break/>00091: 8A C2 R 00491: BA 00 R 00891: EA 00 R 01291: 82 C5 R 01691: 0A 00 W <text:line-break/>00092: 8B F4 R 00492: BB 00 R 00892: EB 00 R 01292: 83 F1 R 01692: 0B 00 W <text:line-break/>00093: 8C C5 R 00493: BC 00 R 00893: EC 00 R 01293: 84 D0 R 01693: 0C 00 W <text:line-break/>00094: 8D 00 R 00494: BD 00 R 00894: ED 00 R 01294: 85 F1 R 01694: 0D 01 W <text:line-break/>00095: 8E 00 R 00495: BE 00 R 00895: EE 00 R 01295: 86 D7 R 01695: 0E 01 W <text:line-break/>00096: 8F 00 R 00496: BF 00 R 00896: EF 00 R 01296: 87 A2 R 01696: 0F F1 W <text:line-break/>00097: 88 F1 R 00497: B8 00 R 00897: E8 00 R 01297: 80 C4 R 01697: 88 F1 R <text:line-break/>00098: 89 C5 R 00498: B9 00 R 00898: E9 00 R 01298: 81 F4 R 01698: 89 C5 R <text:line-break/>00099: 8A C2 R 00499: BA 00 R 00899: EA 00 R 01299: 82 C5 R 01699: 8A C2 R <text:line-break/>00100: 8B F4 R 00500: BB 00 R 00900: EB 00 R 01300: 83 F1 R 01700: 8B F4 R <text:line-break/>00101: 8C C5 R 00501: BC 00 R 00901: EC 00 R 01301: 84 D0 R 01701: 8C C5 R <text:line-break/>00102: 8D 00 R 00502: BD 00 R 00902: ED 00 R 01302: 85 F1 R 01702: 8D 00 R <text:line-break/>00103: 8E 00 R 00503: BE 00 R 00903: EE 00 R 01303: 86 D7 R 01703: 8E 00 R <text:line-break/>00104: 8F 00 R 00504: BF 00 R 00904: EF 00 R 01304: 87 A2 R 01704: 8F 00 R <text:line-break/>00105: 88 F1 R 00505: B8 00 R 00905: E8 00 R 01305: 80 C4 R 01705: 88 F1 R <text:line-break/>00106: 89 C5 R 00506: B9 00 R 00906: E9 00 R 01306: 81 F4 R 01706: 89 C5 R <text:line-break/>00107: 8A C2 R 00507: BA 00 R 00907: EA 00 R 01307: 82 C5 R 01707: 8A C2 R <text:line-break/>00108: 8B F4 R 00508: BB 00 R 00908: EB 00 R 01308: 83 F1 R 01708: 8B F4 R <text:line-break/>00109: 8C C5 R 00509: BC 00 R 00909: EC 00 R 01309: 84 D0 R 01709: 8C C5 R <text:line-break/>00110: 8D 00 R 00510: BD 00 R 00910: ED 00 R 01310: 85 F1 R 01710: 8D 00 R <text:line-break/>00111: 8E 00 R 00511: BE 00 R 00911: EE 00 R 01311: 86 D7 R 01711: 8E 00 R <text:line-break/>00112: 8F 00 R 00512: BF 00 R 00912: EF 00 R 01312: 87 A2 R 01712: 8F 00 R <text:line-break/>00113: 88 F1 R 00513: B8 00 R 00913: E8 00 R 01313: 80 C4 R 01713: 88 F1 R <text:line-break/>00114: 89 C5 R 00514: B9 00 R 00914: E9 00 R 01314: 81 F4 R 01714: 89 C5 R <text:line-break/>00115: 8A C2 R 00515: BA 00 R 00915: EA 00 R 01315: 82 C5 R 01715: 8A C2 R <text:line-break/>00116: 8B F4 R 00516: BB 00 R 00916: EB 00 R 01316: 83 F1 R 01716: 8B F4 R <text:line-break/>00117: 8C C5 R 00517: BC 00 R 00917: EC 00 R 01317: 84 D0 R 01717: 8C C5 R <text:line-break/>00118: 8D 00 R 00518: BD 00 R 00918: ED 00 R 01318: 85 F1 R 01718: 8D 00 R <text:line-break/>00119: 8E 00 R 00519: BE 00 R 00919: EE 00 R 01319: 86 D7 R 01719: 8E 00 R <text:line-break/>00120: 8F 00 R 00520: BF 00 R 00920: EF 00 R 01320: 87 A2 R 01720: 8F 00 R <text:line-break/>00121: 88 F1 R 00521: B8 00 R 00921: F0 00 R 01321: 80 C4 R 01721: 80 C4 R <text:line-break/>00122: 89 C5 R 00522: B9 00 R 00922: F1 00 R 01322: 81 F4 R 01722: 81 F4 R <text:line-break/>00123: 8A C2 R 00523: BA 00 R 00923: F2 00 R 01323: 82 C5 R 01723: 82 C5 R <text:line-break/>00124: 8B F4 R 00524: BB 00 R 00924: F3 00 R 01324: 83 F1 R 01724: 83 F1 R <text:line-break/></text:span><text:soft-page-break/><text:span text:style-name="T6">00125: 8C C5 R 00525: BC 00 R 00925: F4 00 R 01325: 84 D0 R 01725: 84 D0 R <text:line-break/>00126: 8D 00 R 00526: BD 00 R 00926: F5 00 R 01326: 85 F1 R 01726: 85 F1 R <text:line-break/>00127: 8E 00 R 00527: BE 00 R 00927: F6 00 R 01327: 86 D7 R 01727: 86 D7 R <text:line-break/>00128: 8F 00 R 00528: BF 00 R 00928: F7 00 R 01328: 87 A2 R 01728: 87 A2 R <text:line-break/>00129: 88 F1 R 00529: B8 00 R 00929: F0 00 R 01329: 80 C4 R 01729: 80 C4 R <text:line-break/>00130: 89 C5 R 00530: B9 00 R 00930: F1 00 R 01330: 81 F4 R 01730: 81 F4 R <text:line-break/>00131: 8A C2 R 00531: BA 00 R 00931: F2 00 R 01331: 82 C5 R 01731: 82 C5 R <text:line-break/>00132: 8B F4 R 00532: BB 00 R 00932: F3 00 R 01332: 83 F1 R 01732: 83 F1 R <text:line-break/>00133: 8C C5 R 00533: BC 00 R 00933: F4 00 R 01333: 84 D0 R 01733: 84 D0 R <text:line-break/>00134: 8D 00 R 00534: BD 00 R 00934: F5 00 R 01334: 85 F1 R 01734: 85 F1 R <text:line-break/>00135: 8E 00 R 00535: BE 00 R 00935: F6 00 R 01335: 86 D7 R 01735: 86 D7 R <text:line-break/>00136: 8F 00 R 00536: BF 00 R 00936: F7 00 R 01336: 87 A2 R 01736: 87 A2 R <text:line-break/>00137: 88 F1 R 00537: C0 00 R 00937: F0 00 R 01337: 88 F1 R 01737: 80 C4 R <text:line-break/>00138: 89 C5 R 00538: C1 00 R 00938: F1 00 R 01338: 89 C5 R 01738: 81 F4 R <text:line-break/>00139: 8A C2 R 00539: C2 00 R 00939: F2 00 R 01339: 8A C2 R 01739: 82 C5 R <text:line-break/>00140: 8B F4 R 00540: C3 00 R 00940: F3 00 R 01340: 8B F4 R 01740: 83 F1 R <text:line-break/>00141: 8C C5 R 00541: C4 00 R 00941: F4 00 R 01341: 8C C5 R 01741: 84 D0 R <text:line-break/>00142: 8D 00 R 00542: C5 00 R 00942: F5 00 R 01342: 8D 00 R 01742: 85 F1 R <text:line-break/>00143: 8E 00 R 00543: C6 00 R 00943: F6 00 R 01343: 8E 00 R 01743: 86 D7 R <text:line-break/>00144: 8F 00 R 00544: C7 00 R 00944: F7 00 R 01344: 8F 00 R 01744: 87 A2 R <text:line-break/>00145: 88 F1 R 00545: C0 00 R 00945: F0 00 R 01345: 88 F1 R 01745: 80 C4 R <text:line-break/>00146: 89 C5 R 00546: C1 00 R 00946: F1 00 R 01346: 89 C5 R 01746: 81 F4 R <text:line-break/>00147: 8A C2 R 00547: C2 00 R 00947: F2 00 R 01347: 8A C2 R 01747: 82 C5 R <text:line-break/>00148: 8B F4 R 00548: C3 00 R 00948: F3 00 R 01348: 8B F4 R 01748: 83 F1 R <text:line-break/>00149: 8C C5 R 00549: C4 00 R 00949: F4 00 R 01349: 8C C5 R 01749: 84 D0 R <text:line-break/>00150: 8D 00 R 00550: C5 00 R 00950: F5 00 R 01350: 8D 00 R 01750: 85 F1 R <text:line-break/>00151: 8E 00 R 00551: C6 00 R 00951: F6 00 R 01351: 8E 00 R 01751: 86 D7 R <text:line-break/>00152: 8F 00 R 00552: C7 00 R 00952: F7 00 R 01352: 8F 00 R 01752: 87 A2 R <text:line-break/>00153: 90 00 R 00553: C0 00 R 00953: F0 00 R 01353: 08 00 W 01753: 80 C4 R <text:line-break/>00154: 91 00 R 00554: C1 00 R 00954: F1 00 R 01354: 09 00 W 01754: 81 F4 R <text:line-break/>00155: 92 00 R 00555: C2 00 R 00955: F2 00 R 01355: 0A 00 W 01755: 82 C5 R <text:line-break/>00156: 93 00 R 00556: C3 00 R 00956: F3 00 R 01356: 0B 00 W 01756: 83 F1 R <text:line-break/>00157: 94 00 R 00557: C4 00 R 00957: F4 00 R 01357: 0C 00 W 01757: 84 D0 R <text:line-break/>00158: 95 00 R 00558: C5 00 R 00958: F5 00 R 01358: 0D 07 W 01758: 85 F1 R <text:line-break/>00159: 96 00 R 00559: C6 00 R 00959: F6 00 R 01359: 0E 00 W 01759: 86 D7 R <text:line-break/>00160: 97 00 R 00560: C7 00 R 00960: F7 00 R 01360: 0F F1 W 01760: 87 A2 R <text:line-break/>00161: 90 00 R 00561: C0 00 R 00961: F0 00 R 01361: 88 F1 R 01761: 80 C4 R <text:line-break/>00162: 91 00 R 00562: C1 00 R 00962: F1 00 R 01362: 89 C5 R 01762: 81 F4 R <text:line-break/>00163: 92 00 R 00563: C2 00 R 00963: F2 00 R 01363: 8A C2 R 01763: 82 C5 R <text:line-break/>00164: 93 00 R 00564: C3 00 R 00964: F3 00 R 01364: 8B F4 R 01764: 83 F1 R <text:line-break/>00165: 94 00 R 00565: C4 00 R 00965: F4 00 R 01365: 8C C5 R 01765: 84 D0 R <text:line-break/>00166: 95 00 R 00566: C5 00 R 00966: F5 00 R 01366: 8D 00 R 01766: 85 F1 R <text:line-break/>00167: 96 00 R 00567: C6 00 R 00967: F6 00 R 01367: 8E 00 R 01767: 86 D7 R <text:line-break/>00168: 97 00 R 00568: C7 00 R 00968: F7 00 R 01368: 8F 00 R 01768: 87 A2 R <text:line-break/>00169: 90 00 R 00569: C0 00 R 00969: F0 00 R 01369: 88 F1 R 01769: 80 C4 R <text:line-break/>00170: 91 00 R 00570: C1 00 R 00970: F1 00 R 01370: 89 C5 R 01770: 81 F4 R <text:line-break/>00171: 92 00 R 00571: C2 00 R 00971: F2 00 R 01371: 8A C2 R 01771: 82 C5 R <text:line-break/>00172: 93 00 R 00572: C3 00 R 00972: F3 00 R 01372: 8B F4 R 01772: 83 F1 R <text:line-break/>00173: 94 00 R 00573: C4 00 R 00973: F4 00 R 01373: 8C C5 R 01773: 84 D0 R <text:line-break/>00174: 95 00 R 00574: C5 00 R 00974: F5 00 R 01374: 8D 00 R 01774: 85 F1 R <text:line-break/>00175: 96 00 R 00575: C6 00 R 00975: F6 00 R 01375: 8E 00 R 01775: 86 D7 R <text:line-break/>00176: 97 00 R 00576: C7 00 R 00976: F7 00 R 01376: 8F 00 R 01776: 87 A2 R <text:line-break/>00177: 90 00 R 00577: C0 00 R 00977: F0 00 R 01377: 88 F1 R 01777: 80 C4 R <text:line-break/>00178: 91 00 R 00578: C1 00 R 00978: F1 00 R 01378: 89 C5 R 01778: 81 F4 R <text:line-break/>00179: 92 00 R 00579: C2 00 R 00979: F2 00 R 01379: 8A C2 R 01779: 82 C5 R <text:line-break/>00180: 93 00 R 00580: C3 00 R 00980: F3 00 R 01380: 8B F4 R 01780: 83 F1 R <text:line-break/>00181: 94 00 R 00581: C4 00 R 00981: F4 00 R 01381: 8C C5 R 01781: 84 D0 R <text:line-break/>00182: 95 00 R 00582: C5 00 R 00982: F5 00 R 01382: 8D 00 R 01782: 85 F1 R <text:line-break/>00183: 96 00 R 00583: C6 00 R 00983: F6 00 R 01383: 8E 00 R 01783: 86 D7 R <text:line-break/>00184: 97 00 R 00584: C7 00 R 00984: F7 00 R 01384: 8F 00 R 01784: 87 A2 R <text:line-break/>00185: 90 00 R 00585: C0 00 R 00985: F8 00 R 01385: 80 C4 R 01785: 88 F1 R <text:line-break/>00186: 91 00 R 00586: C1 00 R 00986: F9 00 R 01386: 81 F4 R 01786: 89 C5 R <text:line-break/>00187: 92 00 R 00587: C2 00 R 00987: FA 00 R 01387: 82 C5 R 01787: 8A C2 R <text:line-break/>00188: 93 00 R 00588: C3 00 R 00988: FB 00 R 01388: 83 F1 R 01788: 8B F4 R <text:line-break/>00189: 94 00 R 00589: C4 00 R 00989: FC 00 R 01389: 84 D0 R 01789: 8C C5 R <text:line-break/>00190: 95 00 R 00590: C5 00 R 00990: FD 00 R 01390: 85 F1 R 01790: 8D 00 R <text:line-break/>00191: 96 00 R 00591: C6 00 R 00991: FE 00 R 01391: 86 D7 R 01791: 8E 00 R <text:line-break/>00192: 97 00 R 00592: C7 00 R 00992: FF 00 R 01392: 87 A2 R 01792: 8F 00 R <text:line-break/>00193: 90 00 R 00593: C0 00 R 00993: F8 00 R 01393: 80 C4 R 01793: 88 F1 R <text:line-break/>00194: 91 00 R 00594: C1 00 R 00994: F9 00 R 01394: 81 F4 R 01794: 89 C5 R <text:line-break/>00195: 92 00 R 00595: C2 00 R 00995: FA 00 R 01395: 82 C5 R 01795: 8A C2 R <text:line-break/>00196: 93 00 R 00596: C3 00 R 00996: FB 00 R 01396: 83 F1 R 01796: 8B F4 R <text:line-break/>00197: 94 00 R 00597: C4 00 R 00997: FC 00 R 01397: 84 D0 R 01797: 8C C5 R <text:line-break/>00198: 95 00 R 00598: C5 00 R 00998: FD 00 R 01398: 85 F1 R 01798: 8D 00 R <text:line-break/>00199: 96 00 R 00599: C6 00 R 00999: FE 00 R 01399: 86 D7 R 01799: 8E 00 R <text:line-break/>00200: 97 00 R 00600: C7 00 R 01000: FF 00 R 01400: 87 A2 R 01800: 8F 00 R <text:line-break/>00201: 90 00 R 00601: C8 00 R 01001: F8 00 R 01401: 80 C4 R 01801: 08 00 W <text:line-break/>00202: 91 00 R 00602: C9 00 R 01002: F9 00 R 01402: 81 F4 R 01802: 09 00 W <text:line-break/></text:span><text:soft-page-break/><text:span text:style-name="T6">00203: 92 00 R 00603: CA 00 R 01003: FA 00 R 01403: 82 C5 R 01803: 0A 00 W <text:line-break/>00204: 93 00 R 00604: CB 00 R 01004: FB 00 R 01404: 83 F1 R 01804: 0B 00 W <text:line-break/>00205: 94 00 R 00605: CC 00 R 01005: FC 00 R 01405: 84 D0 R 01805: 0C 10 W <text:line-break/>00206: 95 00 R 00606: CD 00 R 01006: FD 00 R 01406: 85 F1 R 01806: 0D 01 W <text:line-break/>00207: 96 00 R 00607: CE 00 R 01007: FE 00 R 01407: 86 D7 R 01807: 0E 01 W <text:line-break/>00208: 97 00 R 00608: CF 00 R 01008: FF 00 R 01408: 87 A2 R 01808: 0F F1 W <text:line-break/>00209: 90 00 R 00609: C8 00 R 01009: F8 00 R 01409: 80 C4 R 01809: 88 F1 R <text:line-break/>00210: 91 00 R 00610: C9 00 R 01010: F9 00 R 01410: 81 F4 R 01810: 89 C5 R <text:line-break/>00211: 92 00 R 00611: CA 00 R 01011: FA 00 R 01411: 82 C5 R 01811: 8A C2 R <text:line-break/>00212: 93 00 R 00612: CB 00 R 01012: FB 00 R 01412: 83 F1 R 01812: 8B F4 R <text:line-break/>00213: 94 00 R 00613: CC 00 R 01013: FC 00 R 01413: 84 D0 R 01813: 8C C5 R <text:line-break/>00214: 95 00 R 00614: CD 00 R 01014: FD 00 R 01414: 85 F1 R 01814: 8D 00 R <text:line-break/>00215: 96 00 R 00615: CE 00 R 01015: FE 00 R 01415: 86 D7 R 01815: 8E 00 R <text:line-break/>00216: 97 00 R 00616: CF 00 R 01016: FF 00 R 01416: 87 A2 R 01816: 8F 00 R <text:line-break/>00217: 98 00 R 00617: C8 00 R 01017: F8 00 R 01417: 80 C4 R 01817: 88 F1 R <text:line-break/>00218: 99 00 R 00618: C9 00 R 01018: F9 00 R 01418: 81 F4 R 01818: 89 C5 R <text:line-break/>00219: 9A 00 R 00619: CA 00 R 01019: FA 00 R 01419: 82 C5 R 01819: 8A C2 R <text:line-break/>00220: 9B 00 R 00620: CB 00 R 01020: FB 00 R 01420: 83 F1 R 01820: 8B F4 R <text:line-break/>00221: 9C 00 R 00621: CC 00 R 01021: FC 00 R 01421: 84 D0 R 01821: 8C C5 R <text:line-break/>00222: 9D 00 R 00622: CD 00 R 01022: FD 00 R 01422: 85 F1 R 01822: 8D 00 R <text:line-break/>00223: 9E 00 R 00623: CE 00 R 01023: FE 00 R 01423: 86 D7 R 01823: 8E 00 R <text:line-break/>00224: 9F 00 R 00624: CF 00 R 01024: FF 00 R 01424: 87 A2 R 01824: 8F 00 R <text:line-break/>00225: 98 00 R 00625: C8 00 R 01025: F8 00 R 01425: 80 C4 R 01825: 88 F1 R <text:line-break/>00226: 99 00 R 00626: C9 00 R 01026: F9 00 R 01426: 81 F4 R 01826: 89 C5 R <text:line-break/>00227: 9A 00 R 00627: CA 00 R 01027: FA 00 R 01427: 82 C5 R 01827: 8A C2 R <text:line-break/>00228: 9B 00 R 00628: CB 00 R 01028: FB 00 R 01428: 83 F1 R 01828: 8B F4 R <text:line-break/>00229: 9C 00 R 00629: CC 00 R 01029: FC 00 R 01429: 84 D0 R 01829: 8C C5 R <text:line-break/>00230: 9D 00 R 00630: CD 00 R 01030: FD 00 R 01430: 85 F1 R 01830: 8D 00 R <text:line-break/>00231: 9E 00 R 00631: CE 00 R 01031: FE 00 R 01431: 86 D7 R 01831: 8E 00 R <text:line-break/>00232: 9F 00 R 00632: CF 00 R 01032: FF 00 R 01432: 87 A2 R 01832: 8F 00 R <text:line-break/>00233: 98 00 R 00633: C8 00 R 01033: F8 00 R 01433: 80 C4 R 01833: 80 C4 R <text:line-break/>00234: 99 00 R 00634: C9 00 R 01034: F9 00 R 01434: 81 F4 R 01834: 81 F4 R <text:line-break/>00235: 9A 00 R 00635: CA 00 R 01035: FA 00 R 01435: 82 C5 R 01835: 82 C5 R <text:line-break/>00236: 9B 00 R 00636: CB 00 R 01036: FB 00 R 01436: 83 F1 R 01836: 83 F1 R <text:line-break/>00237: 9C 00 R 00637: CC 00 R 01037: FC 00 R 01437: 84 D0 R 01837: 84 D0 R <text:line-break/>00238: 9D 00 R 00638: CD 00 R 01038: FD 00 R 01438: 85 F1 R 01838: 85 F1 R <text:line-break/>00239: 9E 00 R 00639: CE 00 R 01039: FE 00 R 01439: 86 D7 R 01839: 86 D7 R <text:line-break/>00240: 9F 00 R 00640: CF 00 R 01040: FF 00 R 01440: 87 A2 R 01840: 87 A2 R <text:line-break/>00241: 98 00 R 00641: C8 00 R 01041: F8 00 R 01441: 80 C4 R 01841: 80 C4 R <text:line-break/>00242: 99 00 R 00642: C9 00 R 01042: F9 00 R 01442: 81 F4 R 01842: 81 F4 R <text:line-break/>00243: 9A 00 R 00643: CA 00 R 01043: FA 00 R 01443: 82 C5 R 01843: 82 C5 R <text:line-break/>00244: 9B 00 R 00644: CB 00 R 01044: FB 00 R 01444: 83 F1 R 01844: 83 F1 R <text:line-break/>00245: 9C 00 R 00645: CC 00 R 01045: FC 00 R 01445: 84 D0 R 01845: 84 D0 R <text:line-break/>00246: 9D 00 R 00646: CD 00 R 01046: FD 00 R 01446: 85 F1 R 01846: 85 F1 R <text:line-break/>00247: 9E 00 R 00647: CE 00 R 01047: FE 00 R 01447: 86 D7 R 01847: 86 D7 R <text:line-break/>00248: 9F 00 R 00648: CF 00 R 01048: FF 00 R 01448: 87 A2 R 01848: 87 A2 R <text:line-break/>00249: 98 00 R 00649: C8 00 R 01049: 80 C4 R 01449: 88 F1 R 01849: 80 C4 R <text:line-break/>00250: 99 00 R 00650: C9 00 R 01050: 81 F4 R 01450: 89 C5 R 01850: 81 F4 R <text:line-break/>00251: 9A 00 R 00651: CA 00 R 01051: 82 C5 R 01451: 8A C2 R 01851: 82 C5 R <text:line-break/>00252: 9B 00 R 00652: CB 00 R 01052: 83 F1 R 01452: 8B F4 R 01852: 83 F1 R <text:line-break/>00253: 9C 00 R 00653: CC 00 R 01053: 84 D0 R 01453: 8C C5 R 01853: 84 D0 R <text:line-break/>00254: 9D 00 R 00654: CD 00 R 01054: 85 F1 R 01454: 8D 00 R 01854: 85 F1 R <text:line-break/>00255: 9E 00 R 00655: CE 00 R 01055: 86 D7 R 01455: 8E 00 R 01855: 86 D7 R <text:line-break/>00256: 9F 00 R 00656: CF 00 R 01056: 87 A2 R 01456: 8F 00 R 01856: 87 A2 R <text:line-break/>00257: 98 00 R 00657: C8 00 R 01057: 80 C4 R 01457: 88 F1 R 01857: 80 C4 R <text:line-break/>00258: 99 00 R 00658: C9 00 R 01058: 81 F4 R 01458: 89 C5 R 01858: 81 F4 R <text:line-break/>00259: 9A 00 R 00659: CA 00 R 01059: 82 C5 R 01459: 8A C2 R 01859: 82 C5 R <text:line-break/>00260: 9B 00 R 00660: CB 00 R 01060: 83 F1 R 01460: 8B F4 R 01860: 83 F1 R <text:line-break/>00261: 9C 00 R 00661: CC 00 R 01061: 84 D0 R 01461: 8C C5 R 01861: 84 D0 R <text:line-break/>00262: 9D 00 R 00662: CD 00 R 01062: 85 F1 R 01462: 8D 00 R 01862: 85 F1 R <text:line-break/>00263: 9E 00 R 00663: CE 00 R 01063: 86 D7 R 01463: 8E 00 R 01863: 86 D7 R <text:line-break/>00264: 9F 00 R 00664: CF 00 R 01064: 87 A2 R 01464: 8F 00 R 01864: 87 A2 R <text:line-break/>00265: 98 00 R 00665: D0 00 R 01065: 80 C4 R 01465: 08 00 W 01865: 80 C4 R <text:line-break/>00266: 99 00 R 00666: D1 00 R 01066: 81 F4 R 01466: 09 00 W 01866: 81 F4 R <text:line-break/>00267: 9A 00 R 00667: D2 00 R 01067: 82 C5 R 01467: 0A 00 W 01867: 82 C5 R <text:line-break/>00268: 9B 00 R 00668: D3 00 R 01068: 83 F1 R 01468: 0B 00 W 01868: 83 F1 R <text:line-break/>00269: 9C 00 R 00669: D4 00 R 01069: 84 D0 R 01469: 0C 00 W 01869: 84 D0 R <text:line-break/>00270: 9D 00 R 00670: D5 00 R 01070: 85 F1 R 01470: 0D 08 W 01870: 85 F1 R <text:line-break/>00271: 9E 00 R 00671: D6 00 R 01071: 86 D7 R 01471: 0E 00 W 01871: 86 D7 R <text:line-break/>00272: 9F 00 R 00672: D7 00 R 01072: 87 A2 R 01472: 0F F1 W 01872: 87 A2 R <text:line-break/>00273: 98 00 R 00673: D0 00 R 01073: 80 C4 R 01473: 88 F1 R 01873: 80 C4 R <text:line-break/>00274: 99 00 R 00674: D1 00 R 01074: 81 F4 R 01474: 89 C5 R 01874: 81 F4 R <text:line-break/>00275: 9A 00 R 00675: D2 00 R 01075: 82 C5 R 01475: 8A C2 R 01875: 82 C5 R <text:line-break/>00276: 9B 00 R 00676: D3 00 R 01076: 83 F1 R 01476: 8B F4 R 01876: 83 F1 R <text:line-break/>00277: 9C 00 R 00677: D4 00 R 01077: 84 D0 R 01477: 8C C5 R 01877: 84 D0 R <text:line-break/>00278: 9D 00 R 00678: D5 00 R 01078: 85 F1 R 01478: 8D 00 R 01878: 85 F1 R <text:line-break/>00279: 9E 00 R 00679: D6 00 R 01079: 86 D7 R 01479: 8E 00 R 01879: 86 D7 R <text:line-break/>00280: 9F 00 R 00680: D7 00 R 01080: 87 A2 R 01480: 8F 00 R 01880: 87 A2 R <text:line-break/></text:span><text:soft-page-break/><text:span text:style-name="T6">00281: A0 00 R 00681: D0 00 R 01081: 80 C4 R 01481: 88 F1 R 01881: 80 C4 R <text:line-break/>00282: A1 00 R 00682: D1 00 R 01082: 81 F4 R 01482: 89 C5 R 01882: 81 F4 R <text:line-break/>00283: A2 00 R 00683: D2 00 R 01083: 82 C5 R 01483: 8A C2 R 01883: 82 C5 R <text:line-break/>00284: A3 00 R 00684: D3 00 R 01084: 83 F1 R 01484: 8B F4 R 01884: 83 F1 R <text:line-break/>00285: A4 00 R 00685: D4 00 R 01085: 84 D0 R 01485: 8C C5 R 01885: 84 D0 R <text:line-break/>00286: A5 00 R 00686: D5 00 R 01086: 85 F1 R 01486: 8D 00 R 01886: 85 F1 R <text:line-break/>00287: A6 00 R 00687: D6 00 R 01087: 86 D7 R 01487: 8E 00 R 01887: 86 D7 R <text:line-break/>00288: A7 00 R 00688: D7 00 R 01088: 87 A2 R 01488: 8F 00 R 01888: 87 A2 R <text:line-break/>00289: A0 00 R 00689: D0 00 R 01089: 80 C4 R 01489: 88 F1 R 01889: 80 C4 R <text:line-break/>00290: A1 00 R 00690: D1 00 R 01090: 81 F4 R 01490: 89 C5 R 01890: 81 F4 R <text:line-break/>00291: A2 00 R 00691: D2 00 R 01091: 82 C5 R 01491: 8A C2 R 01891: 82 C5 R <text:line-break/>00292: A3 00 R 00692: D3 00 R 01092: 83 F1 R 01492: 8B F4 R 01892: 83 F1 R <text:line-break/>00293: A4 00 R 00693: D4 00 R 01093: 84 D0 R 01493: 8C C5 R 01893: 84 D0 R <text:line-break/>00294: A5 00 R 00694: D5 00 R 01094: 85 F1 R 01494: 8D 00 R 01894: 85 F1 R <text:line-break/>00295: A6 00 R 00695: D6 00 R 01095: 86 D7 R 01495: 8E 00 R 01895: 86 D7 R <text:line-break/>00296: A7 00 R 00696: D7 00 R 01096: 87 A2 R 01496: 8F 00 R 01896: 87 A2 R <text:line-break/>00297: A0 00 R 00697: D0 00 R 01097: 80 C4 R 01497: 80 C4 R 01897: 88 F1 R <text:line-break/>00298: A1 00 R 00698: D1 00 R 01098: 81 F4 R 01498: 81 F4 R 01898: 89 C5 R <text:line-break/>00299: A2 00 R 00699: D2 00 R 01099: 82 C5 R 01499: 82 C5 R 01899: 8A C2 R <text:line-break/>00300: A3 00 R 00700: D3 00 R 01100: 83 F1 R 01500: 83 F1 R 01900: 8B F4 R <text:line-break/>00301: A4 00 R 00701: D4 00 R 01101: 84 D0 R 01501: 84 D0 R 01901: 8C C5 R <text:line-break/>00302: A5 00 R 00702: D5 00 R 01102: 85 F1 R 01502: 85 F1 R 01902: 8D 00 R <text:line-break/>00303: A6 00 R 00703: D6 00 R 01103: 86 D7 R 01503: 86 D7 R 01903: 8E 00 R <text:line-break/>00304: A7 00 R 00704: D7 00 R 01104: 87 A2 R 01504: 87 A2 R 01904: 8F 00 R <text:line-break/>00305: A0 00 R 00705: D0 00 R 01105: 80 C4 R 01505: 80 C4 R 01905: 88 F1 R <text:line-break/>00306: A1 00 R 00706: D1 00 R 01106: 81 F4 R 01506: 81 F4 R 01906: 89 C5 R <text:line-break/>00307: A2 00 R 00707: D2 00 R 01107: 82 C5 R 01507: 82 C5 R 01907: 8A C2 R <text:line-break/>00308: A3 00 R 00708: D3 00 R 01108: 83 F1 R 01508: 83 F1 R 01908: 8B F4 R <text:line-break/>00309: A4 00 R 00709: D4 00 R 01109: 84 D0 R 01509: 84 D0 R 01909: 8C C5 R <text:line-break/>00310: A5 00 R 00710: D5 00 R 01110: 85 F1 R 01510: 85 F1 R 01910: 8D 00 R <text:line-break/>00311: A6 00 R 00711: D6 00 R 01111: 86 D7 R 01511: 86 D7 R 01911: 8E 00 R <text:line-break/>00312: A7 00 R 00712: D7 00 R 01112: 87 A2 R 01512: 87 A2 R 01912: 8F 00 R <text:line-break/>00313: A0 00 R 00713: D0 00 R 01113: 88 F1 R 01513: 80 C4 R 01913: 08 00 W <text:line-break/>00314: A1 00 R 00714: D1 00 R 01114: 89 C5 R 01514: 81 F4 R 01914: 09 00 W <text:line-break/>00315: A2 00 R 00715: D2 00 R 01115: 8A C2 R 01515: 82 C5 R 01915: 0A 00 W <text:line-break/>00316: A3 00 R 00716: D3 00 R 01116: 8B F4 R 01516: 83 F1 R 01916: 0B 00 W <text:line-break/>00317: A4 00 R 00717: D4 00 R 01117: 8C C5 R 01517: 84 D0 R 01917: 0C 20 W <text:line-break/>00318: A5 00 R 00718: D5 00 R 01118: 8D 00 R 01518: 85 F1 R 01918: 0D 01 W <text:line-break/>00319: A6 00 R 00719: D6 00 R 01119: 8E 00 R 01519: 86 D7 R 01919: 0E 01 W <text:line-break/>00320: A7 00 R 00720: D7 00 R 01120: 8F 00 R 01520: 87 A2 R 01920: 0F F1 W <text:line-break/>00321: A0 00 R 00721: D0 00 R 01121: 88 F1 R 01521: 80 C4 R 01921: 88 F1 R <text:line-break/>00322: A1 00 R 00722: D1 00 R 01122: 89 C5 R 01522: 81 F4 R 01922: 89 C5 R <text:line-break/>00323: A2 00 R 00723: D2 00 R 01123: 8A C2 R 01523: 82 C5 R 01923: 8A C2 R <text:line-break/>00324: A3 00 R 00724: D3 00 R 01124: 8B F4 R 01524: 83 F1 R 01924: 8B F4 R <text:line-break/>00325: A4 00 R 00725: D4 00 R 01125: 8C C5 R 01525: 84 D0 R 01925: 8C C5 R <text:line-break/>00326: A5 00 R 00726: D5 00 R 01126: 8D 00 R 01526: 85 F1 R 01926: 8D 00 R <text:line-break/>00327: A6 00 R 00727: D6 00 R 01127: 8E 00 R 01527: 86 D7 R 01927: 8E 00 R <text:line-break/>00328: A7 00 R 00728: D7 00 R 01128: 8F 00 R 01528: 87 A2 R 01928: 8F 00 R <text:line-break/>00329: A0 00 R 00729: D8 00 R 01129: 08 00 W 01529: 80 C4 R 01929: 88 F1 R <text:line-break/>00330: A1 00 R 00730: D9 00 R 01130: 09 00 W 01530: 81 F4 R 01930: 89 C5 R <text:line-break/>00331: A2 00 R 00731: DA 00 R 01131: 0A 00 W 01531: 82 C5 R 01931: 8A C2 R <text:line-break/>00332: A3 00 R 00732: DB 00 R 01132: 0B 00 W 01532: 83 F1 R 01932: 8B F4 R <text:line-break/>00333: A4 00 R 00733: DC 00 R 01133: 0C 00 W 01533: 84 D0 R 01933: 8C C5 R <text:line-break/>00334: A5 00 R 00734: DD 00 R 01134: 0D 05 W 01534: 85 F1 R 01934: 8D 00 R <text:line-break/>00335: A6 00 R 00735: DE 00 R 01135: 0E 00 W 01535: 86 D7 R 01935: 8E 00 R <text:line-break/>00336: A7 00 R 00736: DF 00 R 01136: 0F F1 W 01536: 87 A2 R 01936: 8F 00 R <text:line-break/>00337: A0 00 R 00737: D8 00 R 01137: 88 F1 R 01537: 80 C4 R 01937: 88 F1 R <text:line-break/>00338: A1 00 R 00738: D9 00 R 01138: 89 C5 R 01538: 81 F4 R 01938: 89 C5 R <text:line-break/>00339: A2 00 R 00739: DA 00 R 01139: 8A C2 R 01539: 82 C5 R 01939: 8A C2 R <text:line-break/>00340: A3 00 R 00740: DB 00 R 01140: 8B F4 R 01540: 83 F1 R 01940: 8B F4 R <text:line-break/>00341: A4 00 R 00741: DC 00 R 01141: 8C C5 R 01541: 84 D0 R 01941: 8C C5 R <text:line-break/>00342: A5 00 R 00742: DD 00 R 01142: 8D 00 R 01542: 85 F1 R 01942: 8D 00 R <text:line-break/>00343: A6 00 R 00743: DE 00 R 01143: 8E 00 R 01543: 86 D7 R 01943: 8E 00 R <text:line-break/>00344: A7 00 R 00744: DF 00 R 01144: 8F 00 R 01544: 87 A2 R 01944: 8F 00 R <text:line-break/>00345: A8 00 R 00745: D8 00 R 01145: 88 F1 R 01545: 80 C4 R 01945: 80 C4 R <text:line-break/>00346: A9 00 R 00746: D9 00 R 01146: 89 C5 R 01546: 81 F4 R 01946: 81 F4 R <text:line-break/>00347: AA 00 R 00747: DA 00 R 01147: 8A C2 R 01547: 82 C5 R 01947: 82 C5 R <text:line-break/>00348: AB 00 R 00748: DB 00 R 01148: 8B F4 R 01548: 83 F1 R 01948: 83 F1 R <text:line-break/>00349: AC 00 R 00749: DC 00 R 01149: 8C C5 R 01549: 84 D0 R 01949: 84 D0 R <text:line-break/>00350: AD 00 R 00750: DD 00 R 01150: 8D 00 R 01550: 85 F1 R 01950: 85 F1 R <text:line-break/>00351: AE 00 R 00751: DE 00 R 01151: 8E 00 R 01551: 86 D7 R 01951: 86 D7 R <text:line-break/>00352: AF 00 R 00752: DF 00 R 01152: 8F 00 R 01552: 87 A2 R 01952: 87 A2 R <text:line-break/>00353: A8 00 R 00753: D8 00 R 01153: 88 F1 R 01553: 80 C4 R 01953: 80 C4 R <text:line-break/>00354: A9 00 R 00754: D9 00 R 01154: 89 C5 R 01554: 81 F4 R 01954: 81 F4 R <text:line-break/>00355: AA 00 R 00755: DA 00 R 01155: 8A C2 R 01555: 82 C5 R 01955: 82 C5 R <text:line-break/>00356: AB 00 R 00756: DB 00 R 01156: 8B F4 R 01556: 83 F1 R 01956: 83 F1 R <text:line-break/>00357: AC 00 R 00757: DC 00 R 01157: 8C C5 R 01557: 84 D0 R 01957: 84 D0 R <text:line-break/>00358: AD 00 R 00758: DD 00 R 01158: 8D 00 R 01558: 85 F1 R 01958: 85 F1 R <text:line-break/></text:span><text:soft-page-break/><text:span text:style-name="T6">00359: AE 00 R 00759: DE 00 R 01159: 8E 00 R 01559: 86 D7 R 01959: 86 D7 R <text:line-break/>00360: AF 00 R 00760: DF 00 R 01160: 8F 00 R 01560: 87 A2 R 01960: 87 A2 R <text:line-break/>00361: A8 00 R 00761: D8 00 R 01161: 80 C4 R 01561: 88 F1 R 01961: 80 C4 R <text:line-break/>00362: A9 00 R 00762: D9 00 R 01162: 81 F4 R 01562: 89 C5 R 01962: 81 F4 R <text:line-break/>00363: AA 00 R 00763: DA 00 R 01163: 82 C5 R 01563: 8A C2 R 01963: 82 C5 R <text:line-break/>00364: AB 00 R 00764: DB 00 R 01164: 83 F1 R 01564: 8B F4 R 01964: 83 F1 R <text:line-break/>00365: AC 00 R 00765: DC 00 R 01165: 84 D0 R 01565: 8C C5 R 01965: 84 D0 R <text:line-break/>00366: AD 00 R 00766: DD 00 R 01166: 85 F1 R 01566: 8D 00 R 01966: 85 F1 R <text:line-break/>00367: AE 00 R 00767: DE 00 R 01167: 86 D7 R 01567: 8E 00 R 01967: 86 D7 R <text:line-break/>00368: AF 00 R 00768: DF 00 R 01168: 87 A2 R 01568: 8F 00 R 01968: 87 A2 R <text:line-break/>00369: A8 00 R 00769: D8 00 R 01169: 80 C4 R 01569: 88 F1 R 01969: 80 C4 R <text:line-break/>00370: A9 00 R 00770: D9 00 R 01170: 81 F4 R 01570: 89 C5 R 01970: 81 F4 R <text:line-break/>00371: AA 00 R 00771: DA 00 R 01171: 82 C5 R 01571: 8A C2 R 01971: 82 C5 R <text:line-break/>00372: AB 00 R 00772: DB 00 R 01172: 83 F1 R 01572: 8B F4 R 01972: 83 F1 R <text:line-break/>00373: AC 00 R 00773: DC 00 R 01173: 84 D0 R 01573: 8C C5 R 01973: 84 D0 R <text:line-break/>00374: AD 00 R 00774: DD 00 R 01174: 85 F1 R 01574: 8D 00 R 01974: 85 F1 R <text:line-break/>00375: AE 00 R 00775: DE 00 R 01175: 86 D7 R 01575: 8E 00 R 01975: 86 D7 R <text:line-break/>00376: AF 00 R 00776: DF 00 R 01176: 87 A2 R 01576: 8F 00 R 01976: 87 A2 R <text:line-break/>00377: A8 00 R 00777: D8 00 R 01177: 80 C4 R 01577: 08 00 W 01977: 80 C4 R <text:line-break/>00378: A9 00 R 00778: D9 00 R 01178: 81 F4 R 01578: 09 00 W 01978: 81 F4 R <text:line-break/>00379: AA 00 R 00779: DA 00 R 01179: 82 C5 R 01579: 0A 00 W 01979: 82 C5 R <text:line-break/>00380: AB 00 R 00780: DB 00 R 01180: 83 F1 R 01580: 0B 00 W 01980: 83 F1 R <text:line-break/>00381: AC 00 R 00781: DC 00 R 01181: 84 D0 R 01581: 0C 00 W 01981: 84 D0 R <text:line-break/>00382: AD 00 R 00782: DD 00 R 01182: 85 F1 R 01582: 0D 09 W 01982: 85 F1 R <text:line-break/>00383: AE 00 R 00783: DE 00 R 01183: 86 D7 R 01583: 0E 00 W 01983: 86 D7 R <text:line-break/>00384: AF 00 R 00784: DF 00 R 01184: 87 A2 R 01584: 0F F1 W 01984: 87 A2 R <text:line-break/>00385: A8 00 R 00785: D8 00 R 01185: 80 C4 R 01585: 88 F1 R 01985: 80 C4 R <text:line-break/>00386: A9 00 R 00786: D9 00 R 01186: 81 F4 R 01586: 89 C5 R 01986: 81 F4 R <text:line-break/>00387: AA 00 R 00787: DA 00 R 01187: 82 C5 R 01587: 8A C2 R 01987: 82 C5 R <text:line-break/>00388: AB 00 R 00788: DB 00 R 01188: 83 F1 R 01588: 8B F4 R 01988: 83 F1 R <text:line-break/>00389: AC 00 R 00789: DC 00 R 01189: 84 D0 R 01589: 8C C5 R 01989: 84 D0 R <text:line-break/>00390: AD 00 R 00790: DD 00 R 01190: 85 F1 R 01590: 8D 00 R 01990: 85 F1 R <text:line-break/>00391: AE 00 R 00791: DE 00 R 01191: 86 D7 R 01591: 8E 00 R 01991: 86 D7 R <text:line-break/>00392: AF 00 R 00792: DF 00 R 01192: 87 A2 R 01592: 8F 00 R 01992: 87 A2 R <text:line-break/>00393: A8 00 R 00793: E0 00 R 01193: 80 C4 R 01593: 88 F1 R 01993: 80 C4 R <text:line-break/>00394: A9 00 R 00794: E1 00 R 01194: 81 F4 R 01594: 89 C5 R 01994: 81 F4 R <text:line-break/>00395: AA 00 R 00795: E2 00 R 01195: 82 C5 R 01595: 8A C2 R 01995: 82 C5 R <text:line-break/>00396: AB 00 R 00796: E3 00 R 01196: 83 F1 R 01596: 8B F4 R 01996: 83 F1 R <text:line-break/>00397: AC 00 R 00797: E4 00 R 01197: 84 D0 R 01597: 8C C5 R 01997: 84 D0 R <text:line-break/>00398: AD 00 R 00798: E5 00 R 01198: 85 F1 R 01598: 8D 00 R 01998: 85 F1 R <text:line-break/>00399: AE 00 R 00799: E6 00 R 01199: 86 D7 R 01599: 8E 00 R 01999: 86 D7 R <text:line-break/><text:line-break/><text:line-break/></text:span></text:p>
      <text:p text:style-name="P36"><text:span text:style-name="T6"/></text:p>
      <text:p text:style-name="P21"><text:span text:style-name="T6">While incrementing program running, changed the label to ST#0. Program continues running.</text:span></text:p>
      <text:p text:style-name="P21"><text:span text:style-name="T6">The location of the label is stored and the tokens are not scanned any more.</text:span></text:p>
      <text:p text:style-name="P21"><text:span text:style-name="T3"/></text:p>
      <text:p text:style-name="P22"><text:span text:style-name="T3">The program is now:</text:span></text:p>
      <text:p text:style-name="P22"><text:span text:style-name="T3"/></text:p>
      <text:p text:style-name="P21"><text:span text:style-name="T3"> ST# 0  : 1= 1+ K 1 : GOTO 4 : </text:span><text:span text:style-name="T6"><text:line-break/></text:span></text:p>
      <text:p text:style-name="P22"><text:span text:style-name="T6">but is executing as if the label was still ST#4</text:span></text:p>
      <text:p text:style-name="P22"><text:span text:style-name="T6"/></text:p>
      <text:p text:style-name="P19"><text:span text:style-name="T3">00000: 08 00 W 00400: 80 C4 R 00800: 88 F1 R 01200: 80 C4 R 01600: 80 C4 R </text:span><text:span text:style-name="T6"><text:line-break/>00001: 09 00 W 00401: 81 F0 R 00801: 89 C5 R 01201: 81 F0 R 01601: 81 F0 R <text:line-break/>00002: 0A 00 W 00402: 82 C5 R 00802: 8A C2 R 01202: 82 C5 R 01602: 82 C5 R <text:line-break/>00003: 0B 10 W 00403: 83 F1 R 00803: 8B F4 R 01203: 83 F1 R 01603: 83 F1 R <text:line-break/>00004: 0C 64 W 00404: 84 D0 R 00804: 8C C5 R 01204: 84 D0 R 01604: 84 D0 R <text:line-break/>00005: 0D 03 W 00405: 85 F1 R 00805: 8D 00 R 01205: 85 F1 R 01605: 85 F1 R <text:line-break/>00006: 0E 03 W 00406: 86 D7 R 00806: 8E 00 R 01206: 86 D7 R 01606: 86 D7 R <text:line-break/>00007: 0F F1 W 00407: 87 A2 R 00807: 8F 00 R 01207: 87 A2 R 01607: 87 A2 R <text:line-break/>00008: 88 F1 R 00408: 80 C4 R 00808: 88 F1 R 01208: 80 C4 R 01608: 80 C4 R <text:line-break/>00009: 89 C5 R 00409: 81 F0 R 00809: 89 C5 R 01209: 81 F0 R 01609: 81 F0 R <text:line-break/>00010: 8A C2 R 00410: 82 C5 R 00810: 8A C2 R 01210: 82 C5 R 01610: 82 C5 R <text:line-break/>00011: 8B F4 R 00411: 83 F1 R 00811: 8B F4 R 01211: 83 F1 R 01611: 83 F1 R <text:line-break/>00012: 8C C5 R 00412: 84 D0 R 00812: 8C C5 R 01212: 84 D0 R 01612: 84 D0 R <text:line-break/>00013: 8D 00 R 00413: 85 F1 R 00813: 8D 00 R 01213: 85 F1 R 01613: 85 F1 R <text:line-break/>00014: 8E 00 R 00414: 86 D7 R 00814: 8E 00 R 01214: 86 D7 R 01614: 86 D7 R <text:line-break/>00015: 8F 00 R 00415: 87 A2 R 00815: 8F 00 R 01215: 87 A2 R 01615: 87 A2 R <text:line-break/>00016: 88 F1 R 00416: 80 C4 R 00816: 80 C4 R 01216: 88 F1 R 01616: 80 C4 R <text:line-break/>00017: 89 C5 R 00417: 81 F0 R 00817: 81 F0 R 01217: 89 C5 R 01617: 81 F0 R <text:line-break/>00018: 8A C2 R 00418: 82 C5 R 00818: 82 C5 R 01218: 8A C2 R 01618: 82 C5 R <text:line-break/>00019: 8B F4 R 00419: 83 F1 R 00819: 83 F1 R 01219: 8B F4 R 01619: 83 F1 R <text:line-break/>00020: 8C C5 R 00420: 84 D0 R 00820: 84 D0 R 01220: 8C C5 R 01620: 84 D0 R <text:line-break/>00021: 8D 00 R 00421: 85 F1 R 00821: 85 F1 R 01221: 8D 00 R 01621: 85 F1 R <text:line-break/>00022: 8E 00 R 00422: 86 D7 R 00822: 86 D7 R 01222: 8E 00 R 01622: 86 D7 R <text:line-break/>00023: 8F 00 R 00423: 87 A2 R 00823: 87 A2 R 01223: 8F 00 R 01623: 87 A2 R <text:line-break/>00024: 88 F1 R 00424: 80 C4 R 00824: 80 C4 R 01224: 88 F1 R 01624: 80 C4 R <text:line-break/>00025: 89 C5 R 00425: 81 F0 R 00825: 81 F0 R 01225: 89 C5 R 01625: 81 F0 R <text:line-break/>00026: 8A C2 R 00426: 82 C5 R 00826: 82 C5 R 01226: 8A C2 R 01626: 82 C5 R <text:line-break/>00027: 8B F4 R 00427: 83 F1 R 00827: 83 F1 R 01227: 8B F4 R 01627: 83 F1 R <text:line-break/>00028: 8C C5 R 00428: 84 D0 R 00828: 84 D0 R 01228: 8C C5 R 01628: 84 D0 R <text:line-break/>00029: 8D 00 R 00429: 85 F1 R 00829: 85 F1 R 01229: 8D 00 R 01629: 85 F1 R <text:line-break/>00030: 8E 00 R 00430: 86 D7 R 00830: 86 D7 R 01230: 8E 00 R 01630: 86 D7 R <text:line-break/>00031: 8F 00 R 00431: 87 A2 R 00831: 87 A2 R 01231: 8F 00 R 01631: 87 A2 R <text:line-break/>00032: 80 C4 R 00432: 88 F1 R 00832: 80 C4 R 01232: 08 00 W 01632: 80 C4 R <text:line-break/>00033: 81 F0 R 00433: 89 C5 R 00833: 81 F0 R 01233: 09 00 W 01633: 81 F0 R <text:line-break/>00034: 82 C5 R 00434: 8A C2 R 00834: 82 C5 R 01234: 0A 00 W 01634: 82 C5 R <text:line-break/>00035: 83 F1 R 00435: 8B F4 R 00835: 83 F1 R 01235: 0B 20 W 01635: 83 F1 R <text:line-break/>00036: 84 D0 R 00436: 8C C5 R 00836: 84 D0 R 01236: 0C 65 W 01636: 84 D0 R <text:line-break/>00037: 85 F1 R 00437: 8D 00 R 00837: 85 F1 R 01237: 0D 03 W 01637: 85 F1 R <text:line-break/>00038: 86 D7 R 00438: 8E 00 R 00838: 86 D7 R 01238: 0E 03 W 01638: 86 D7 R <text:line-break/>00039: 87 A2 R 00439: 8F 00 R 00839: 87 A2 R 01239: 0F F1 W 01639: 87 A2 R <text:line-break/>00040: 80 C4 R 00440: 88 F1 R 00840: 80 C4 R 01240: 88 F1 R 01640: 80 C4 R <text:line-break/>00041: 81 F0 R 00441: 89 C5 R 00841: 81 F0 R 01241: 89 C5 R 01641: 81 F0 R <text:line-break/>00042: 82 C5 R 00442: 8A C2 R 00842: 82 C5 R 01242: 8A C2 R 01642: 82 C5 R <text:line-break/>00043: 83 F1 R 00443: 8B F4 R 00843: 83 F1 R 01243: 8B F4 R 01643: 83 F1 R <text:line-break/>00044: 84 D0 R 00444: 8C C5 R 00844: 84 D0 R 01244: 8C C5 R 01644: 84 D0 R <text:line-break/>00045: 85 F1 R 00445: 8D 00 R 00845: 85 F1 R 01245: 8D 00 R 01645: 85 F1 R <text:line-break/>00046: 86 D7 R 00446: 8E 00 R 00846: 86 D7 R 01246: 8E 00 R 01646: 86 D7 R <text:line-break/>00047: 87 A2 R 00447: 8F 00 R 00847: 87 A2 R 01247: 8F 00 R 01647: 87 A2 R <text:line-break/>00048: 80 C4 R 00448: 08 00 W 00848: 80 C4 R 01248: 88 F1 R 01648: 80 C4 R <text:line-break/>00049: 81 F0 R 00449: 09 00 W 00849: 81 F0 R 01249: 89 C5 R 01649: 81 F0 R <text:line-break/>00050: 82 C5 R 00450: 0A 00 W 00850: 82 C5 R 01250: 8A C2 R 01650: 82 C5 R <text:line-break/>00051: 83 F1 R 00451: 0B 50 W 00851: 83 F1 R 01251: 8B F4 R 01651: 83 F1 R <text:line-break/>00052: 84 D0 R 00452: 0C 64 W 00852: 84 D0 R 01252: 8C C5 R 01652: 84 D0 R <text:line-break/>00053: 85 F1 R 00453: 0D 03 W 00853: 85 F1 R 01253: 8D 00 R 01653: 85 F1 R <text:line-break/>00054: 86 D7 R 00454: 0E 03 W 00854: 86 D7 R 01254: 8E 00 R 01654: 86 D7 R <text:line-break/>00055: 87 A2 R 00455: 0F F1 W 00855: 87 A2 R 01255: 8F 00 R 01655: 87 A2 R <text:line-break/>00056: 80 C4 R 00456: 88 F1 R 00856: 80 C4 R 01256: 88 F1 R 01656: 80 C4 R <text:line-break/>00057: 81 F0 R 00457: 89 C5 R 00857: 81 F0 R 01257: 89 C5 R 01657: 81 F0 R <text:line-break/>00058: 82 C5 R 00458: 8A C2 R 00858: 82 C5 R 01258: 8A C2 R 01658: 82 C5 R <text:line-break/>00059: 83 F1 R 00459: 8B F4 R 00859: 83 F1 R 01259: 8B F4 R 01659: 83 F1 R <text:line-break/>00060: 84 D0 R 00460: 8C C5 R 00860: 84 D0 R 01260: 8C C5 R 01660: 84 D0 R <text:line-break/>00061: 85 F1 R 00461: 8D 00 R 00861: 85 F1 R 01261: 8D 00 R 01661: 85 F1 R <text:line-break/>00062: 86 D7 R 00462: 8E 00 R 00862: 86 D7 R 01262: 8E 00 R 01662: 86 D7 R <text:line-break/>00063: 87 A2 R 00463: 8F 00 R 00863: 87 A2 R 01263: 8F 00 R 01663: 87 A2 R <text:line-break/>00064: 80 C4 R 00464: 88 F1 R 00864: 80 C4 R 01264: 80 C4 R 01664: 88 F1 R <text:line-break/>00065: 81 F0 R 00465: 89 C5 R 00865: 81 F0 R 01265: 81 F0 R 01665: 89 C5 R <text:line-break/>00066: 82 C5 R 00466: 8A C2 R 00866: 82 C5 R 01266: 82 C5 R 01666: 8A C2 R <text:line-break/>00067: 83 F1 R 00467: 8B F4 R 00867: 83 F1 R 01267: 83 F1 R 01667: 8B F4 R <text:line-break/></text:span><text:soft-page-break/><text:span text:style-name="T6">00068: 84 D0 R 00468: 8C C5 R 00868: 84 D0 R 01268: 84 D0 R 01668: 8C C5 R <text:line-break/>00069: 85 F1 R 00469: 8D 00 R 00869: 85 F1 R 01269: 85 F1 R 01669: 8D 00 R <text:line-break/>00070: 86 D7 R 00470: 8E 00 R 00870: 86 D7 R 01270: 86 D7 R 01670: 8E 00 R <text:line-break/>00071: 87 A2 R 00471: 8F 00 R 00871: 87 A2 R 01271: 87 A2 R 01671: 8F 00 R <text:line-break/>00072: 80 C4 R 00472: 88 F1 R 00872: 80 C4 R 01272: 80 C4 R 01672: 88 F1 R <text:line-break/>00073: 81 F0 R 00473: 89 C5 R 00873: 81 F0 R 01273: 81 F0 R 01673: 89 C5 R <text:line-break/>00074: 82 C5 R 00474: 8A C2 R 00874: 82 C5 R 01274: 82 C5 R 01674: 8A C2 R <text:line-break/>00075: 83 F1 R 00475: 8B F4 R 00875: 83 F1 R 01275: 83 F1 R 01675: 8B F4 R <text:line-break/>00076: 84 D0 R 00476: 8C C5 R 00876: 84 D0 R 01276: 84 D0 R 01676: 8C C5 R <text:line-break/>00077: 85 F1 R 00477: 8D 00 R 00877: 85 F1 R 01277: 85 F1 R 01677: 8D 00 R <text:line-break/>00078: 86 D7 R 00478: 8E 00 R 00878: 86 D7 R 01278: 86 D7 R 01678: 8E 00 R <text:line-break/>00079: 87 A2 R 00479: 8F 00 R 00879: 87 A2 R 01279: 87 A2 R 01679: 8F 00 R <text:line-break/>00080: 80 C4 R 00480: 80 C4 R 00880: 88 F1 R 01280: 80 C4 R 01680: 08 00 W <text:line-break/>00081: 81 F0 R 00481: 81 F0 R 00881: 89 C5 R 01281: 81 F0 R 01681: 09 00 W <text:line-break/>00082: 82 C5 R 00482: 82 C5 R 00882: 8A C2 R 01282: 82 C5 R 01682: 0A 00 W <text:line-break/>00083: 83 F1 R 00483: 83 F1 R 00883: 8B F4 R 01283: 83 F1 R 01683: 0B 60 W <text:line-break/>00084: 84 D0 R 00484: 84 D0 R 00884: 8C C5 R 01284: 84 D0 R 01684: 0C 65 W <text:line-break/>00085: 85 F1 R 00485: 85 F1 R 00885: 8D 00 R 01285: 85 F1 R 01685: 0D 03 W <text:line-break/>00086: 86 D7 R 00486: 86 D7 R 00886: 8E 00 R 01286: 86 D7 R 01686: 0E 03 W <text:line-break/>00087: 87 A2 R 00487: 87 A2 R 00887: 8F 00 R 01287: 87 A2 R 01687: 0F F1 W <text:line-break/>00088: 80 C4 R 00488: 80 C4 R 00888: 88 F1 R 01288: 80 C4 R 01688: 88 F1 R <text:line-break/>00089: 81 F0 R 00489: 81 F0 R 00889: 89 C5 R 01289: 81 F0 R 01689: 89 C5 R <text:line-break/>00090: 82 C5 R 00490: 82 C5 R 00890: 8A C2 R 01290: 82 C5 R 01690: 8A C2 R <text:line-break/>00091: 83 F1 R 00491: 83 F1 R 00891: 8B F4 R 01291: 83 F1 R 01691: 8B F4 R <text:line-break/>00092: 84 D0 R 00492: 84 D0 R 00892: 8C C5 R 01292: 84 D0 R 01692: 8C C5 R <text:line-break/>00093: 85 F1 R 00493: 85 F1 R 00893: 8D 00 R 01293: 85 F1 R 01693: 8D 00 R <text:line-break/>00094: 86 D7 R 00494: 86 D7 R 00894: 8E 00 R 01294: 86 D7 R 01694: 8E 00 R <text:line-break/>00095: 87 A2 R 00495: 87 A2 R 00895: 8F 00 R 01295: 87 A2 R 01695: 8F 00 R <text:line-break/>00096: 88 F1 R 00496: 80 C4 R 00896: 08 00 W 01296: 80 C4 R 01696: 88 F1 R <text:line-break/>00097: 89 C5 R 00497: 81 F0 R 00897: 09 00 W 01297: 81 F0 R 01697: 89 C5 R <text:line-break/>00098: 8A C2 R 00498: 82 C5 R 00898: 0A 00 W 01298: 82 C5 R 01698: 8A C2 R <text:line-break/>00099: 8B F4 R 00499: 83 F1 R 00899: 0B 90 W 01299: 83 F1 R 01699: 8B F4 R <text:line-break/>00100: 8C C5 R 00500: 84 D0 R 00900: 0C 64 W 01300: 84 D0 R 01700: 8C C5 R <text:line-break/>00101: 8D 00 R 00501: 85 F1 R 00901: 0D 03 W 01301: 85 F1 R 01701: 8D 00 R <text:line-break/>00102: 8E 00 R 00502: 86 D7 R 00902: 0E 03 W 01302: 86 D7 R 01702: 8E 00 R <text:line-break/>00103: 8F 00 R 00503: 87 A2 R 00903: 0F F1 W 01303: 87 A2 R 01703: 8F 00 R <text:line-break/>00104: 88 F1 R 00504: 80 C4 R 00904: 88 F1 R 01304: 80 C4 R 01704: 88 F1 R <text:line-break/>00105: 89 C5 R 00505: 81 F0 R 00905: 89 C5 R 01305: 81 F0 R 01705: 89 C5 R <text:line-break/>00106: 8A C2 R 00506: 82 C5 R 00906: 8A C2 R 01306: 82 C5 R 01706: 8A C2 R <text:line-break/>00107: 8B F4 R 00507: 83 F1 R 00907: 8B F4 R 01307: 83 F1 R 01707: 8B F4 R <text:line-break/>00108: 8C C5 R 00508: 84 D0 R 00908: 8C C5 R 01308: 84 D0 R 01708: 8C C5 R <text:line-break/>00109: 8D 00 R 00509: 85 F1 R 00909: 8D 00 R 01309: 85 F1 R 01709: 8D 00 R <text:line-break/>00110: 8E 00 R 00510: 86 D7 R 00910: 8E 00 R 01310: 86 D7 R 01710: 8E 00 R <text:line-break/>00111: 8F 00 R 00511: 87 A2 R 00911: 8F 00 R 01311: 87 A2 R 01711: 8F 00 R <text:line-break/>00112: 08 00 W 00512: 80 C4 R 00912: 88 F1 R 01312: 80 C4 R 01712: 80 C4 R <text:line-break/>00113: 09 00 W 00513: 81 F0 R 00913: 89 C5 R 01313: 81 F0 R 01713: 81 F0 R <text:line-break/>00114: 0A 00 W 00514: 82 C5 R 00914: 8A C2 R 01314: 82 C5 R 01714: 82 C5 R <text:line-break/>00115: 0B 20 W 00515: 83 F1 R 00915: 8B F4 R 01315: 83 F1 R 01715: 83 F1 R <text:line-break/>00116: 0C 64 W 00516: 84 D0 R 00916: 8C C5 R 01316: 84 D0 R 01716: 84 D0 R <text:line-break/>00117: 0D 03 W 00517: 85 F1 R 00917: 8D 00 R 01317: 85 F1 R 01717: 85 F1 R <text:line-break/>00118: 0E 03 W 00518: 86 D7 R 00918: 8E 00 R 01318: 86 D7 R 01718: 86 D7 R <text:line-break/>00119: 0F F1 W 00519: 87 A2 R 00919: 8F 00 R 01319: 87 A2 R 01719: 87 A2 R <text:line-break/>00120: 88 F1 R 00520: 80 C4 R 00920: 88 F1 R 01320: 80 C4 R 01720: 80 C4 R <text:line-break/>00121: 89 C5 R 00521: 81 F0 R 00921: 89 C5 R 01321: 81 F0 R 01721: 81 F0 R <text:line-break/>00122: 8A C2 R 00522: 82 C5 R 00922: 8A C2 R 01322: 82 C5 R 01722: 82 C5 R <text:line-break/>00123: 8B F4 R 00523: 83 F1 R 00923: 8B F4 R 01323: 83 F1 R 01723: 83 F1 R <text:line-break/>00124: 8C C5 R 00524: 84 D0 R 00924: 8C C5 R 01324: 84 D0 R 01724: 84 D0 R <text:line-break/>00125: 8D 00 R 00525: 85 F1 R 00925: 8D 00 R 01325: 85 F1 R 01725: 85 F1 R <text:line-break/>00126: 8E 00 R 00526: 86 D7 R 00926: 8E 00 R 01326: 86 D7 R 01726: 86 D7 R <text:line-break/>00127: 8F 00 R 00527: 87 A2 R 00927: 8F 00 R 01327: 87 A2 R 01727: 87 A2 R <text:line-break/>00128: 88 F1 R 00528: 80 C4 R 00928: 80 C4 R 01328: 88 F1 R 01728: 80 C4 R <text:line-break/>00129: 89 C5 R 00529: 81 F0 R 00929: 81 F0 R 01329: 89 C5 R 01729: 81 F0 R <text:line-break/>00130: 8A C2 R 00530: 82 C5 R 00930: 82 C5 R 01330: 8A C2 R 01730: 82 C5 R <text:line-break/>00131: 8B F4 R 00531: 83 F1 R 00931: 83 F1 R 01331: 8B F4 R 01731: 83 F1 R <text:line-break/>00132: 8C C5 R 00532: 84 D0 R 00932: 84 D0 R 01332: 8C C5 R 01732: 84 D0 R <text:line-break/>00133: 8D 00 R 00533: 85 F1 R 00933: 85 F1 R 01333: 8D 00 R 01733: 85 F1 R <text:line-break/>00134: 8E 00 R 00534: 86 D7 R 00934: 86 D7 R 01334: 8E 00 R 01734: 86 D7 R <text:line-break/>00135: 8F 00 R 00535: 87 A2 R 00935: 87 A2 R 01335: 8F 00 R 01735: 87 A2 R <text:line-break/>00136: 88 F1 R 00536: 80 C4 R 00936: 80 C4 R 01336: 88 F1 R 01736: 80 C4 R <text:line-break/>00137: 89 C5 R 00537: 81 F0 R 00937: 81 F0 R 01337: 89 C5 R 01737: 81 F0 R <text:line-break/>00138: 8A C2 R 00538: 82 C5 R 00938: 82 C5 R 01338: 8A C2 R 01738: 82 C5 R <text:line-break/>00139: 8B F4 R 00539: 83 F1 R 00939: 83 F1 R 01339: 8B F4 R 01739: 83 F1 R <text:line-break/>00140: 8C C5 R 00540: 84 D0 R 00940: 84 D0 R 01340: 8C C5 R 01740: 84 D0 R <text:line-break/>00141: 8D 00 R 00541: 85 F1 R 00941: 85 F1 R 01341: 8D 00 R 01741: 85 F1 R <text:line-break/>00142: 8E 00 R 00542: 86 D7 R 00942: 86 D7 R 01342: 8E 00 R 01742: 86 D7 R <text:line-break/>00143: 8F 00 R 00543: 87 A2 R 00943: 87 A2 R 01343: 8F 00 R 01743: 87 A2 R <text:line-break/>00144: 80 C4 R 00544: 88 F1 R 00944: 80 C4 R 01344: 08 00 W 01744: 80 C4 R <text:line-break/>00145: 81 F0 R 00545: 89 C5 R 00945: 81 F0 R 01345: 09 00 W 01745: 81 F0 R <text:line-break/></text:span><text:soft-page-break/><text:span text:style-name="T6">00146: 82 C5 R 00546: 8A C2 R 00946: 82 C5 R 01346: 0A 00 W 01746: 82 C5 R <text:line-break/>00147: 83 F1 R 00547: 8B F4 R 00947: 83 F1 R 01347: 0B 30 W 01747: 83 F1 R <text:line-break/>00148: 84 D0 R 00548: 8C C5 R 00948: 84 D0 R 01348: 0C 65 W 01748: 84 D0 R <text:line-break/>00149: 85 F1 R 00549: 8D 00 R 00949: 85 F1 R 01349: 0D 03 W 01749: 85 F1 R <text:line-break/>00150: 86 D7 R 00550: 8E 00 R 00950: 86 D7 R 01350: 0E 03 W 01750: 86 D7 R <text:line-break/>00151: 87 A2 R 00551: 8F 00 R 00951: 87 A2 R 01351: 0F F1 W 01751: 87 A2 R <text:line-break/>00152: 80 C4 R 00552: 88 F1 R 00952: 80 C4 R 01352: 88 F1 R 01752: 80 C4 R <text:line-break/>00153: 81 F0 R 00553: 89 C5 R 00953: 81 F0 R 01353: 89 C5 R 01753: 81 F0 R <text:line-break/>00154: 82 C5 R 00554: 8A C2 R 00954: 82 C5 R 01354: 8A C2 R 01754: 82 C5 R <text:line-break/>00155: 83 F1 R 00555: 8B F4 R 00955: 83 F1 R 01355: 8B F4 R 01755: 83 F1 R <text:line-break/>00156: 84 D0 R 00556: 8C C5 R 00956: 84 D0 R 01356: 8C C5 R 01756: 84 D0 R <text:line-break/>00157: 85 F1 R 00557: 8D 00 R 00957: 85 F1 R 01357: 8D 00 R 01757: 85 F1 R <text:line-break/>00158: 86 D7 R 00558: 8E 00 R 00958: 86 D7 R 01358: 8E 00 R 01758: 86 D7 R <text:line-break/>00159: 87 A2 R 00559: 8F 00 R 00959: 87 A2 R 01359: 8F 00 R 01759: 87 A2 R <text:line-break/>00160: 80 C4 R 00560: 08 00 W 00960: 80 C4 R 01360: 88 F1 R 01760: 80 C4 R <text:line-break/>00161: 81 F0 R 00561: 09 00 W 00961: 81 F0 R 01361: 89 C5 R 01761: 81 F0 R <text:line-break/>00162: 82 C5 R 00562: 0A 00 W 00962: 82 C5 R 01362: 8A C2 R 01762: 82 C5 R <text:line-break/>00163: 83 F1 R 00563: 0B 60 W 00963: 83 F1 R 01363: 8B F4 R 01763: 83 F1 R <text:line-break/>00164: 84 D0 R 00564: 0C 64 W 00964: 84 D0 R 01364: 8C C5 R 01764: 84 D0 R <text:line-break/>00165: 85 F1 R 00565: 0D 03 W 00965: 85 F1 R 01365: 8D 00 R 01765: 85 F1 R <text:line-break/>00166: 86 D7 R 00566: 0E 03 W 00966: 86 D7 R 01366: 8E 00 R 01766: 86 D7 R <text:line-break/>00167: 87 A2 R 00567: 0F F1 W 00967: 87 A2 R 01367: 8F 00 R 01767: 87 A2 R <text:line-break/>00168: 80 C4 R 00568: 88 F1 R 00968: 80 C4 R 01368: 88 F1 R 01768: 80 C4 R <text:line-break/>00169: 81 F0 R 00569: 89 C5 R 00969: 81 F0 R 01369: 89 C5 R 01769: 81 F0 R <text:line-break/>00170: 82 C5 R 00570: 8A C2 R 00970: 82 C5 R 01370: 8A C2 R 01770: 82 C5 R <text:line-break/>00171: 83 F1 R 00571: 8B F4 R 00971: 83 F1 R 01371: 8B F4 R 01771: 83 F1 R <text:line-break/>00172: 84 D0 R 00572: 8C C5 R 00972: 84 D0 R 01372: 8C C5 R 01772: 84 D0 R <text:line-break/>00173: 85 F1 R 00573: 8D 00 R 00973: 85 F1 R 01373: 8D 00 R 01773: 85 F1 R <text:line-break/>00174: 86 D7 R 00574: 8E 00 R 00974: 86 D7 R 01374: 8E 00 R 01774: 86 D7 R <text:line-break/>00175: 87 A2 R 00575: 8F 00 R 00975: 87 A2 R 01375: 8F 00 R 01775: 87 A2 R <text:line-break/>00176: 80 C4 R 00576: 88 F1 R 00976: 80 C4 R 01376: 80 C4 R 01776: 88 F1 R <text:line-break/>00177: 81 F0 R 00577: 89 C5 R 00977: 81 F0 R 01377: 81 F0 R 01777: 89 C5 R <text:line-break/>00178: 82 C5 R 00578: 8A C2 R 00978: 82 C5 R 01378: 82 C5 R 01778: 8A C2 R <text:line-break/>00179: 83 F1 R 00579: 8B F4 R 00979: 83 F1 R 01379: 83 F1 R 01779: 8B F4 R <text:line-break/>00180: 84 D0 R 00580: 8C C5 R 00980: 84 D0 R 01380: 84 D0 R 01780: 8C C5 R <text:line-break/>00181: 85 F1 R 00581: 8D 00 R 00981: 85 F1 R 01381: 85 F1 R 01781: 8D 00 R <text:line-break/>00182: 86 D7 R 00582: 8E 00 R 00982: 86 D7 R 01382: 86 D7 R 01782: 8E 00 R <text:line-break/>00183: 87 A2 R 00583: 8F 00 R 00983: 87 A2 R 01383: 87 A2 R 01783: 8F 00 R <text:line-break/>00184: 80 C4 R 00584: 88 F1 R 00984: 80 C4 R 01384: 80 C4 R 01784: 88 F1 R <text:line-break/>00185: 81 F0 R 00585: 89 C5 R 00985: 81 F0 R 01385: 81 F0 R 01785: 89 C5 R <text:line-break/>00186: 82 C5 R 00586: 8A C2 R 00986: 82 C5 R 01386: 82 C5 R 01786: 8A C2 R <text:line-break/>00187: 83 F1 R 00587: 8B F4 R 00987: 83 F1 R 01387: 83 F1 R 01787: 8B F4 R <text:line-break/>00188: 84 D0 R 00588: 8C C5 R 00988: 84 D0 R 01388: 84 D0 R 01788: 8C C5 R <text:line-break/>00189: 85 F1 R 00589: 8D 00 R 00989: 85 F1 R 01389: 85 F1 R 01789: 8D 00 R <text:line-break/>00190: 86 D7 R 00590: 8E 00 R 00990: 86 D7 R 01390: 86 D7 R 01790: 8E 00 R <text:line-break/>00191: 87 A2 R 00591: 8F 00 R 00991: 87 A2 R 01391: 87 A2 R 01791: 8F 00 R <text:line-break/>00192: 80 C4 R 00592: 80 C4 R 00992: 88 F1 R 01392: 80 C4 R 01792: 08 00 W <text:line-break/>00193: 81 F0 R 00593: 81 F0 R 00993: 89 C5 R 01393: 81 F0 R 01793: 09 00 W <text:line-break/>00194: 82 C5 R 00594: 82 C5 R 00994: 8A C2 R 01394: 82 C5 R 01794: 0A 00 W <text:line-break/>00195: 83 F1 R 00595: 83 F1 R 00995: 8B F4 R 01395: 83 F1 R 01795: 0B 70 W <text:line-break/>00196: 84 D0 R 00596: 84 D0 R 00996: 8C C5 R 01396: 84 D0 R 01796: 0C 65 W <text:line-break/>00197: 85 F1 R 00597: 85 F1 R 00997: 8D 00 R 01397: 85 F1 R 01797: 0D 03 W <text:line-break/>00198: 86 D7 R 00598: 86 D7 R 00998: 8E 00 R 01398: 86 D7 R 01798: 0E 03 W <text:line-break/>00199: 87 A2 R 00599: 87 A2 R 00999: 8F 00 R 01399: 87 A2 R 01799: 0F F1 W <text:line-break/>00200: 80 C4 R 00600: 80 C4 R 01000: 88 F1 R 01400: 80 C4 R 01800: 88 F1 R <text:line-break/>00201: 81 F0 R 00601: 81 F0 R 01001: 89 C5 R 01401: 81 F0 R 01801: 89 C5 R <text:line-break/>00202: 82 C5 R 00602: 82 C5 R 01002: 8A C2 R 01402: 82 C5 R 01802: 8A C2 R <text:line-break/>00203: 83 F1 R 00603: 83 F1 R 01003: 8B F4 R 01403: 83 F1 R 01803: 8B F4 R <text:line-break/>00204: 84 D0 R 00604: 84 D0 R 01004: 8C C5 R 01404: 84 D0 R 01804: 8C C5 R <text:line-break/>00205: 85 F1 R 00605: 85 F1 R 01005: 8D 00 R 01405: 85 F1 R 01805: 8D 00 R <text:line-break/>00206: 86 D7 R 00606: 86 D7 R 01006: 8E 00 R 01406: 86 D7 R 01806: 8E 00 R <text:line-break/>00207: 87 A2 R 00607: 87 A2 R 01007: 8F 00 R 01407: 87 A2 R 01807: 8F 00 R <text:line-break/>00208: 88 F1 R 00608: 80 C4 R 01008: 08 00 W 01408: 80 C4 R 01808: 88 F1 R <text:line-break/>00209: 89 C5 R 00609: 81 F0 R 01009: 09 00 W 01409: 81 F0 R 01809: 89 C5 R <text:line-break/>00210: 8A C2 R 00610: 82 C5 R 01010: 0A 00 W 01410: 82 C5 R 01810: 8A C2 R <text:line-break/>00211: 8B F4 R 00611: 83 F1 R 01011: 0B 00 W 01411: 83 F1 R 01811: 8B F4 R <text:line-break/>00212: 8C C5 R 00612: 84 D0 R 01012: 0C 65 W 01412: 84 D0 R 01812: 8C C5 R <text:line-break/>00213: 8D 00 R 00613: 85 F1 R 01013: 0D 03 W 01413: 85 F1 R 01813: 8D 00 R <text:line-break/>00214: 8E 00 R 00614: 86 D7 R 01014: 0E 03 W 01414: 86 D7 R 01814: 8E 00 R <text:line-break/>00215: 8F 00 R 00615: 87 A2 R 01015: 0F F1 W 01415: 87 A2 R 01815: 8F 00 R <text:line-break/>00216: 88 F1 R 00616: 80 C4 R 01016: 88 F1 R 01416: 80 C4 R 01816: 88 F1 R <text:line-break/>00217: 89 C5 R 00617: 81 F0 R 01017: 89 C5 R 01417: 81 F0 R 01817: 89 C5 R <text:line-break/>00218: 8A C2 R 00618: 82 C5 R 01018: 8A C2 R 01418: 82 C5 R 01818: 8A C2 R <text:line-break/>00219: 8B F4 R 00619: 83 F1 R 01019: 8B F4 R 01419: 83 F1 R 01819: 8B F4 R <text:line-break/>00220: 8C C5 R 00620: 84 D0 R 01020: 8C C5 R 01420: 84 D0 R 01820: 8C C5 R <text:line-break/>00221: 8D 00 R 00621: 85 F1 R 01021: 8D 00 R 01421: 85 F1 R 01821: 8D 00 R <text:line-break/>00222: 8E 00 R 00622: 86 D7 R 01022: 8E 00 R 01422: 86 D7 R 01822: 8E 00 R <text:line-break/>00223: 8F 00 R 00623: 87 A2 R 01023: 8F 00 R 01423: 87 A2 R 01823: 8F 00 R <text:line-break/></text:span><text:soft-page-break/><text:span text:style-name="T6">00224: 08 00 W 00624: 80 C4 R 01024: 88 F1 R 01424: 80 C4 R 01824: 80 C4 R <text:line-break/>00225: 09 00 W 00625: 81 F0 R 01025: 89 C5 R 01425: 81 F0 R 01825: 81 F0 R <text:line-break/>00226: 0A 00 W 00626: 82 C5 R 01026: 8A C2 R 01426: 82 C5 R 01826: 82 C5 R <text:line-break/>00227: 0B 30 W 00627: 83 F1 R 01027: 8B F4 R 01427: 83 F1 R 01827: 83 F1 R <text:line-break/>00228: 0C 64 W 00628: 84 D0 R 01028: 8C C5 R 01428: 84 D0 R 01828: 84 D0 R <text:line-break/>00229: 0D 03 W 00629: 85 F1 R 01029: 8D 00 R 01429: 85 F1 R 01829: 85 F1 R <text:line-break/>00230: 0E 03 W 00630: 86 D7 R 01030: 8E 00 R 01430: 86 D7 R 01830: 86 D7 R <text:line-break/>00231: 0F F1 W 00631: 87 A2 R 01031: 8F 00 R 01431: 87 A2 R 01831: 87 A2 R <text:line-break/>00232: 88 F1 R 00632: 80 C4 R 01032: 88 F1 R 01432: 80 C4 R 01832: 80 C4 R <text:line-break/>00233: 89 C5 R 00633: 81 F0 R 01033: 89 C5 R 01433: 81 F0 R 01833: 81 F0 R <text:line-break/>00234: 8A C2 R 00634: 82 C5 R 01034: 8A C2 R 01434: 82 C5 R 01834: 82 C5 R <text:line-break/>00235: 8B F4 R 00635: 83 F1 R 01035: 8B F4 R 01435: 83 F1 R 01835: 83 F1 R <text:line-break/>00236: 8C C5 R 00636: 84 D0 R 01036: 8C C5 R 01436: 84 D0 R 01836: 84 D0 R <text:line-break/>00237: 8D 00 R 00637: 85 F1 R 01037: 8D 00 R 01437: 85 F1 R 01837: 85 F1 R <text:line-break/>00238: 8E 00 R 00638: 86 D7 R 01038: 8E 00 R 01438: 86 D7 R 01838: 86 D7 R <text:line-break/>00239: 8F 00 R 00639: 87 A2 R 01039: 8F 00 R 01439: 87 A2 R 01839: 87 A2 R <text:line-break/>00240: 88 F1 R 00640: 80 C4 R 01040: 80 C4 R 01440: 88 F1 R 01840: 80 C4 R <text:line-break/>00241: 89 C5 R 00641: 81 F0 R 01041: 81 F0 R 01441: 89 C5 R 01841: 81 F0 R <text:line-break/>00242: 8A C2 R 00642: 82 C5 R 01042: 82 C5 R 01442: 8A C2 R 01842: 82 C5 R <text:line-break/>00243: 8B F4 R 00643: 83 F1 R 01043: 83 F1 R 01443: 8B F4 R 01843: 83 F1 R <text:line-break/>00244: 8C C5 R 00644: 84 D0 R 01044: 84 D0 R 01444: 8C C5 R 01844: 84 D0 R <text:line-break/>00245: 8D 00 R 00645: 85 F1 R 01045: 85 F1 R 01445: 8D 00 R 01845: 85 F1 R <text:line-break/>00246: 8E 00 R 00646: 86 D7 R 01046: 86 D7 R 01446: 8E 00 R 01846: 86 D7 R <text:line-break/>00247: 8F 00 R 00647: 87 A2 R 01047: 87 A2 R 01447: 8F 00 R 01847: 87 A2 R <text:line-break/>00248: 88 F1 R 00648: 80 C4 R 01048: 80 C4 R 01448: 88 F1 R 01848: 80 C4 R <text:line-break/>00249: 89 C5 R 00649: 81 F0 R 01049: 81 F0 R 01449: 89 C5 R 01849: 81 F0 R <text:line-break/>00250: 8A C2 R 00650: 82 C5 R 01050: 82 C5 R 01450: 8A C2 R 01850: 82 C5 R <text:line-break/>00251: 8B F4 R 00651: 83 F1 R 01051: 83 F1 R 01451: 8B F4 R 01851: 83 F1 R <text:line-break/>00252: 8C C5 R 00652: 84 D0 R 01052: 84 D0 R 01452: 8C C5 R 01852: 84 D0 R <text:line-break/>00253: 8D 00 R 00653: 85 F1 R 01053: 85 F1 R 01453: 8D 00 R 01853: 85 F1 R <text:line-break/>00254: 8E 00 R 00654: 86 D7 R 01054: 86 D7 R 01454: 8E 00 R 01854: 86 D7 R <text:line-break/>00255: 8F 00 R 00655: 87 A2 R 01055: 87 A2 R 01455: 8F 00 R 01855: 87 A2 R <text:line-break/>00256: 80 C4 R 00656: 88 F1 R 01056: 80 C4 R 01456: 08 00 W 01856: 80 C4 R <text:line-break/>00257: 81 F0 R 00657: 89 C5 R 01057: 81 F0 R 01457: 09 00 W 01857: 81 F0 R <text:line-break/>00258: 82 C5 R 00658: 8A C2 R 01058: 82 C5 R 01458: 0A 00 W 01858: 82 C5 R <text:line-break/>00259: 83 F1 R 00659: 8B F4 R 01059: 83 F1 R 01459: 0B 40 W 01859: 83 F1 R <text:line-break/>00260: 84 D0 R 00660: 8C C5 R 01060: 84 D0 R 01460: 0C 65 W 01860: 84 D0 R <text:line-break/>00261: 85 F1 R 00661: 8D 00 R 01061: 85 F1 R 01461: 0D 03 W 01861: 85 F1 R <text:line-break/>00262: 86 D7 R 00662: 8E 00 R 01062: 86 D7 R 01462: 0E 03 W 01862: 86 D7 R <text:line-break/>00263: 87 A2 R 00663: 8F 00 R 01063: 87 A2 R 01463: 0F F1 W 01863: 87 A2 R <text:line-break/>00264: 80 C4 R 00664: 88 F1 R 01064: 80 C4 R 01464: 88 F1 R 01864: 80 C4 R <text:line-break/>00265: 81 F0 R 00665: 89 C5 R 01065: 81 F0 R 01465: 89 C5 R 01865: 81 F0 R <text:line-break/>00266: 82 C5 R 00666: 8A C2 R 01066: 82 C5 R 01466: 8A C2 R 01866: 82 C5 R <text:line-break/>00267: 83 F1 R 00667: 8B F4 R 01067: 83 F1 R 01467: 8B F4 R 01867: 83 F1 R <text:line-break/>00268: 84 D0 R 00668: 8C C5 R 01068: 84 D0 R 01468: 8C C5 R 01868: 84 D0 R <text:line-break/>00269: 85 F1 R 00669: 8D 00 R 01069: 85 F1 R 01469: 8D 00 R 01869: 85 F1 R <text:line-break/>00270: 86 D7 R 00670: 8E 00 R 01070: 86 D7 R 01470: 8E 00 R 01870: 86 D7 R <text:line-break/>00271: 87 A2 R 00671: 8F 00 R 01071: 87 A2 R 01471: 8F 00 R 01871: 87 A2 R <text:line-break/>00272: 80 C4 R 00672: 08 00 W 01072: 80 C4 R 01472: 88 F1 R 01872: 80 C4 R <text:line-break/>00273: 81 F0 R 00673: 09 00 W 01073: 81 F0 R 01473: 89 C5 R 01873: 81 F0 R <text:line-break/>00274: 82 C5 R 00674: 0A 00 W 01074: 82 C5 R 01474: 8A C2 R 01874: 82 C5 R <text:line-break/>00275: 83 F1 R 00675: 0B 70 W 01075: 83 F1 R 01475: 8B F4 R 01875: 83 F1 R <text:line-break/>00276: 84 D0 R 00676: 0C 64 W 01076: 84 D0 R 01476: 8C C5 R 01876: 84 D0 R <text:line-break/>00277: 85 F1 R 00677: 0D 03 W 01077: 85 F1 R 01477: 8D 00 R 01877: 85 F1 R <text:line-break/>00278: 86 D7 R 00678: 0E 03 W 01078: 86 D7 R 01478: 8E 00 R 01878: 86 D7 R <text:line-break/>00279: 87 A2 R 00679: 0F F1 W 01079: 87 A2 R 01479: 8F 00 R 01879: 87 A2 R <text:line-break/>00280: 80 C4 R 00680: 88 F1 R 01080: 80 C4 R 01480: 88 F1 R 01880: 80 C4 R <text:line-break/>00281: 81 F0 R 00681: 89 C5 R 01081: 81 F0 R 01481: 89 C5 R 01881: 81 F0 R <text:line-break/>00282: 82 C5 R 00682: 8A C2 R 01082: 82 C5 R 01482: 8A C2 R 01882: 82 C5 R <text:line-break/>00283: 83 F1 R 00683: 8B F4 R 01083: 83 F1 R 01483: 8B F4 R 01883: 83 F1 R <text:line-break/>00284: 84 D0 R 00684: 8C C5 R 01084: 84 D0 R 01484: 8C C5 R 01884: 84 D0 R <text:line-break/>00285: 85 F1 R 00685: 8D 00 R 01085: 85 F1 R 01485: 8D 00 R 01885: 85 F1 R <text:line-break/>00286: 86 D7 R 00686: 8E 00 R 01086: 86 D7 R 01486: 8E 00 R 01886: 86 D7 R <text:line-break/>00287: 87 A2 R 00687: 8F 00 R 01087: 87 A2 R 01487: 8F 00 R 01887: 87 A2 R <text:line-break/>00288: 80 C4 R 00688: 88 F1 R 01088: 80 C4 R 01488: 80 C4 R 01888: 88 F1 R <text:line-break/>00289: 81 F0 R 00689: 89 C5 R 01089: 81 F0 R 01489: 81 F0 R 01889: 89 C5 R <text:line-break/>00290: 82 C5 R 00690: 8A C2 R 01090: 82 C5 R 01490: 82 C5 R 01890: 8A C2 R <text:line-break/>00291: 83 F1 R 00691: 8B F4 R 01091: 83 F1 R 01491: 83 F1 R 01891: 8B F4 R <text:line-break/>00292: 84 D0 R 00692: 8C C5 R 01092: 84 D0 R 01492: 84 D0 R 01892: 8C C5 R <text:line-break/>00293: 85 F1 R 00693: 8D 00 R 01093: 85 F1 R 01493: 85 F1 R 01893: 8D 00 R <text:line-break/>00294: 86 D7 R 00694: 8E 00 R 01094: 86 D7 R 01494: 86 D7 R 01894: 8E 00 R <text:line-break/>00295: 87 A2 R 00695: 8F 00 R 01095: 87 A2 R 01495: 87 A2 R 01895: 8F 00 R <text:line-break/>00296: 80 C4 R 00696: 88 F1 R 01096: 80 C4 R 01496: 80 C4 R 01896: 88 F1 R <text:line-break/>00297: 81 F0 R 00697: 89 C5 R 01097: 81 F0 R 01497: 81 F0 R 01897: 89 C5 R <text:line-break/>00298: 82 C5 R 00698: 8A C2 R 01098: 82 C5 R 01498: 82 C5 R 01898: 8A C2 R <text:line-break/>00299: 83 F1 R 00699: 8B F4 R 01099: 83 F1 R 01499: 83 F1 R 01899: 8B F4 R <text:line-break/>00300: 84 D0 R 00700: 8C C5 R 01100: 84 D0 R 01500: 84 D0 R 01900: 8C C5 R <text:line-break/>00301: 85 F1 R 00701: 8D 00 R 01101: 85 F1 R 01501: 85 F1 R 01901: 8D 00 R <text:line-break/></text:span><text:soft-page-break/><text:span text:style-name="T6">00302: 86 D7 R 00702: 8E 00 R 01102: 86 D7 R 01502: 86 D7 R 01902: 8E 00 R <text:line-break/>00303: 87 A2 R 00703: 8F 00 R 01103: 87 A2 R 01503: 87 A2 R 01903: 8F 00 R <text:line-break/>00304: 80 C4 R 00704: 80 C4 R 01104: 88 F1 R 01504: 80 C4 R 01904: 08 00 W <text:line-break/>00305: 81 F0 R 00705: 81 F0 R 01105: 89 C5 R 01505: 81 F0 R 01905: 09 00 W <text:line-break/>00306: 82 C5 R 00706: 82 C5 R 01106: 8A C2 R 01506: 82 C5 R 01906: 0A 00 W <text:line-break/>00307: 83 F1 R 00707: 83 F1 R 01107: 8B F4 R 01507: 83 F1 R 01907: 0B 80 W <text:line-break/>00308: 84 D0 R 00708: 84 D0 R 01108: 8C C5 R 01508: 84 D0 R 01908: 0C 65 W <text:line-break/>00309: 85 F1 R 00709: 85 F1 R 01109: 8D 00 R 01509: 85 F1 R 01909: 0D 03 W <text:line-break/>00310: 86 D7 R 00710: 86 D7 R 01110: 8E 00 R 01510: 86 D7 R 01910: 0E 03 W <text:line-break/>00311: 87 A2 R 00711: 87 A2 R 01111: 8F 00 R 01511: 87 A2 R 01911: 0F F1 W <text:line-break/>00312: 80 C4 R 00712: 80 C4 R 01112: 88 F1 R 01512: 80 C4 R 01912: 88 F1 R <text:line-break/>00313: 81 F0 R 00713: 81 F0 R 01113: 89 C5 R 01513: 81 F0 R 01913: 89 C5 R <text:line-break/>00314: 82 C5 R 00714: 82 C5 R 01114: 8A C2 R 01514: 82 C5 R 01914: 8A C2 R <text:line-break/>00315: 83 F1 R 00715: 83 F1 R 01115: 8B F4 R 01515: 83 F1 R 01915: 8B F4 R <text:line-break/>00316: 84 D0 R 00716: 84 D0 R 01116: 8C C5 R 01516: 84 D0 R 01916: 8C C5 R <text:line-break/>00317: 85 F1 R 00717: 85 F1 R 01117: 8D 00 R 01517: 85 F1 R 01917: 8D 00 R <text:line-break/>00318: 86 D7 R 00718: 86 D7 R 01118: 8E 00 R 01518: 86 D7 R 01918: 8E 00 R <text:line-break/>00319: 87 A2 R 00719: 87 A2 R 01119: 8F 00 R 01519: 87 A2 R 01919: 8F 00 R <text:line-break/>00320: 88 F1 R 00720: 80 C4 R 01120: 08 00 W 01520: 80 C4 R 01920: 88 F1 R <text:line-break/>00321: 89 C5 R 00721: 81 F0 R 01121: 09 00 W 01521: 81 F0 R 01921: 89 C5 R <text:line-break/>00322: 8A C2 R 00722: 82 C5 R 01122: 0A 00 W 01522: 82 C5 R 01922: 8A C2 R <text:line-break/>00323: 8B F4 R 00723: 83 F1 R 01123: 0B 10 W 01523: 83 F1 R 01923: 8B F4 R <text:line-break/>00324: 8C C5 R 00724: 84 D0 R 01124: 0C 65 W 01524: 84 D0 R 01924: 8C C5 R <text:line-break/>00325: 8D 00 R 00725: 85 F1 R 01125: 0D 03 W 01525: 85 F1 R 01925: 8D 00 R <text:line-break/>00326: 8E 00 R 00726: 86 D7 R 01126: 0E 03 W 01526: 86 D7 R 01926: 8E 00 R <text:line-break/>00327: 8F 00 R 00727: 87 A2 R 01127: 0F F1 W 01527: 87 A2 R 01927: 8F 00 R <text:line-break/>00328: 88 F1 R 00728: 80 C4 R 01128: 88 F1 R 01528: 80 C4 R 01928: 88 F1 R <text:line-break/>00329: 89 C5 R 00729: 81 F0 R 01129: 89 C5 R 01529: 81 F0 R 01929: 89 C5 R <text:line-break/>00330: 8A C2 R 00730: 82 C5 R 01130: 8A C2 R 01530: 82 C5 R 01930: 8A C2 R <text:line-break/>00331: 8B F4 R 00731: 83 F1 R 01131: 8B F4 R 01531: 83 F1 R 01931: 8B F4 R <text:line-break/>00332: 8C C5 R 00732: 84 D0 R 01132: 8C C5 R 01532: 84 D0 R 01932: 8C C5 R <text:line-break/>00333: 8D 00 R 00733: 85 F1 R 01133: 8D 00 R 01533: 85 F1 R 01933: 8D 00 R <text:line-break/>00334: 8E 00 R 00734: 86 D7 R 01134: 8E 00 R 01534: 86 D7 R 01934: 8E 00 R <text:line-break/>00335: 8F 00 R 00735: 87 A2 R 01135: 8F 00 R 01535: 87 A2 R 01935: 8F 00 R <text:line-break/>00336: 08 00 W 00736: 80 C4 R 01136: 88 F1 R 01536: 80 C4 R 01936: 80 C4 R <text:line-break/>00337: 09 00 W 00737: 81 F0 R 01137: 89 C5 R 01537: 81 F0 R 01937: 81 F0 R <text:line-break/>00338: 0A 00 W 00738: 82 C5 R 01138: 8A C2 R 01538: 82 C5 R 01938: 82 C5 R <text:line-break/>00339: 0B 40 W 00739: 83 F1 R 01139: 8B F4 R 01539: 83 F1 R 01939: 83 F1 R <text:line-break/>00340: 0C 64 W 00740: 84 D0 R 01140: 8C C5 R 01540: 84 D0 R 01940: 84 D0 R <text:line-break/>00341: 0D 03 W 00741: 85 F1 R 01141: 8D 00 R 01541: 85 F1 R 01941: 85 F1 R <text:line-break/>00342: 0E 03 W 00742: 86 D7 R 01142: 8E 00 R 01542: 86 D7 R 01942: 86 D7 R <text:line-break/>00343: 0F F1 W 00743: 87 A2 R 01143: 8F 00 R 01543: 87 A2 R 01943: 87 A2 R <text:line-break/>00344: 88 F1 R 00744: 80 C4 R 01144: 88 F1 R 01544: 80 C4 R 01944: 80 C4 R <text:line-break/>00345: 89 C5 R 00745: 81 F0 R 01145: 89 C5 R 01545: 81 F0 R 01945: 81 F0 R <text:line-break/>00346: 8A C2 R 00746: 82 C5 R 01146: 8A C2 R 01546: 82 C5 R 01946: 82 C5 R <text:line-break/>00347: 8B F4 R 00747: 83 F1 R 01147: 8B F4 R 01547: 83 F1 R 01947: 83 F1 R <text:line-break/>00348: 8C C5 R 00748: 84 D0 R 01148: 8C C5 R 01548: 84 D0 R 01948: 84 D0 R <text:line-break/>00349: 8D 00 R 00749: 85 F1 R 01149: 8D 00 R 01549: 85 F1 R 01949: 85 F1 R <text:line-break/>00350: 8E 00 R 00750: 86 D7 R 01150: 8E 00 R 01550: 86 D7 R 01950: 86 D7 R <text:line-break/>00351: 8F 00 R 00751: 87 A2 R 01151: 8F 00 R 01551: 87 A2 R 01951: 87 A2 R <text:line-break/>00352: 88 F1 R 00752: 80 C4 R 01152: 80 C4 R 01552: 88 F1 R 01952: 80 C4 R <text:line-break/>00353: 89 C5 R 00753: 81 F0 R 01153: 81 F0 R 01553: 89 C5 R 01953: 81 F0 R <text:line-break/>00354: 8A C2 R 00754: 82 C5 R 01154: 82 C5 R 01554: 8A C2 R 01954: 82 C5 R <text:line-break/>00355: 8B F4 R 00755: 83 F1 R 01155: 83 F1 R 01555: 8B F4 R 01955: 83 F1 R <text:line-break/>00356: 8C C5 R 00756: 84 D0 R 01156: 84 D0 R 01556: 8C C5 R 01956: 84 D0 R <text:line-break/>00357: 8D 00 R 00757: 85 F1 R 01157: 85 F1 R 01557: 8D 00 R 01957: 85 F1 R <text:line-break/>00358: 8E 00 R 00758: 86 D7 R 01158: 86 D7 R 01558: 8E 00 R 01958: 86 D7 R <text:line-break/>00359: 8F 00 R 00759: 87 A2 R 01159: 87 A2 R 01559: 8F 00 R 01959: 87 A2 R <text:line-break/>00360: 88 F1 R 00760: 80 C4 R 01160: 80 C4 R 01560: 88 F1 R 01960: 80 C4 R <text:line-break/>00361: 89 C5 R 00761: 81 F0 R 01161: 81 F0 R 01561: 89 C5 R 01961: 81 F0 R <text:line-break/>00362: 8A C2 R 00762: 82 C5 R 01162: 82 C5 R 01562: 8A C2 R 01962: 82 C5 R <text:line-break/>00363: 8B F4 R 00763: 83 F1 R 01163: 83 F1 R 01563: 8B F4 R 01963: 83 F1 R <text:line-break/>00364: 8C C5 R 00764: 84 D0 R 01164: 84 D0 R 01564: 8C C5 R 01964: 84 D0 R <text:line-break/>00365: 8D 00 R 00765: 85 F1 R 01165: 85 F1 R 01565: 8D 00 R 01965: 85 F1 R <text:line-break/>00366: 8E 00 R 00766: 86 D7 R 01166: 86 D7 R 01566: 8E 00 R 01966: 86 D7 R <text:line-break/>00367: 8F 00 R 00767: 87 A2 R 01167: 87 A2 R 01567: 8F 00 R 01967: 87 A2 R <text:line-break/>00368: 80 C4 R 00768: 88 F1 R 01168: 80 C4 R 01568: 08 00 W 01968: 80 C4 R <text:line-break/>00369: 81 F0 R 00769: 89 C5 R 01169: 81 F0 R 01569: 09 00 W 01969: 81 F0 R <text:line-break/>00370: 82 C5 R 00770: 8A C2 R 01170: 82 C5 R 01570: 0A 00 W 01970: 82 C5 R <text:line-break/>00371: 83 F1 R 00771: 8B F4 R 01171: 83 F1 R 01571: 0B 50 W 01971: 83 F1 R <text:line-break/>00372: 84 D0 R 00772: 8C C5 R 01172: 84 D0 R 01572: 0C 65 W 01972: 84 D0 R <text:line-break/>00373: 85 F1 R 00773: 8D 00 R 01173: 85 F1 R 01573: 0D 03 W 01973: 85 F1 R <text:line-break/>00374: 86 D7 R 00774: 8E 00 R 01174: 86 D7 R 01574: 0E 03 W 01974: 86 D7 R <text:line-break/>00375: 87 A2 R 00775: 8F 00 R 01175: 87 A2 R 01575: 0F F1 W 01975: 87 A2 R <text:line-break/>00376: 80 C4 R 00776: 88 F1 R 01176: 80 C4 R 01576: 88 F1 R 01976: 80 C4 R <text:line-break/>00377: 81 F0 R 00777: 89 C5 R 01177: 81 F0 R 01577: 89 C5 R 01977: 81 F0 R <text:line-break/>00378: 82 C5 R 00778: 8A C2 R 01178: 82 C5 R 01578: 8A C2 R 01978: 82 C5 R <text:line-break/>00379: 83 F1 R 00779: 8B F4 R 01179: 83 F1 R 01579: 8B F4 R 01979: 83 F1 R <text:line-break/></text:span><text:soft-page-break/><text:span text:style-name="T6">00380: 84 D0 R 00780: 8C C5 R 01180: 84 D0 R 01580: 8C C5 R 01980: 84 D0 R <text:line-break/>00381: 85 F1 R 00781: 8D 00 R 01181: 85 F1 R 01581: 8D 00 R 01981: 85 F1 R <text:line-break/>00382: 86 D7 R 00782: 8E 00 R 01182: 86 D7 R 01582: 8E 00 R 01982: 86 D7 R <text:line-break/>00383: 87 A2 R 00783: 8F 00 R 01183: 87 A2 R 01583: 8F 00 R 01983: 87 A2 R <text:line-break/>00384: 80 C4 R 00784: 08 00 W 01184: 80 C4 R 01584: 88 F1 R 01984: 80 C4 R <text:line-break/>00385: 81 F0 R 00785: 09 00 W 01185: 81 F0 R 01585: 89 C5 R 01985: 81 F0 R <text:line-break/>00386: 82 C5 R 00786: 0A 00 W 01186: 82 C5 R 01586: 8A C2 R 01986: 82 C5 R <text:line-break/>00387: 83 F1 R 00787: 0B 80 W 01187: 83 F1 R 01587: 8B F4 R 01987: 83 F1 R <text:line-break/>00388: 84 D0 R 00788: 0C 64 W 01188: 84 D0 R 01588: 8C C5 R 01988: 84 D0 R <text:line-break/>00389: 85 F1 R 00789: 0D 03 W 01189: 85 F1 R 01589: 8D 00 R 01989: 85 F1 R <text:line-break/>00390: 86 D7 R 00790: 0E 03 W 01190: 86 D7 R 01590: 8E 00 R 01990: 86 D7 R <text:line-break/>00391: 87 A2 R 00791: 0F F1 W 01191: 87 A2 R 01591: 8F 00 R 01991: 87 A2 R <text:line-break/>00392: 80 C4 R 00792: 88 F1 R 01192: 80 C4 R 01592: 88 F1 R 01992: 80 C4 R <text:line-break/>00393: 81 F0 R 00793: 89 C5 R 01193: 81 F0 R 01593: 89 C5 R 01993: 81 F0 R <text:line-break/>00394: 82 C5 R 00794: 8A C2 R 01194: 82 C5 R 01594: 8A C2 R 01994: 82 C5 R <text:line-break/>00395: 83 F1 R 00795: 8B F4 R 01195: 83 F1 R 01595: 8B F4 R 01995: 83 F1 R <text:line-break/>00396: 84 D0 R 00796: 8C C5 R 01196: 84 D0 R 01596: 8C C5 R 01996: 84 D0 R <text:line-break/>00397: 85 F1 R 00797: 8D 00 R 01197: 85 F1 R 01597: 8D 00 R 01997: 85 F1 R <text:line-break/>00398: 86 D7 R 00798: 8E 00 R 01198: 86 D7 R 01598: 8E 00 R 01998: 86 D7 R <text:line-break/>00399: 87 A2 R 00799: 8F 00 R 01199: 87 A2 R 01599: 8F 00 R 01999: 87 A2 R 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14:38:08.585697480</meta:creation-date>
    <dc:date>2023-07-05T20:54:03.943443782</dc:date>
    <meta:editing-duration>PT3H8M10S</meta:editing-duration>
    <meta:editing-cycles>36</meta:editing-cycles>
    <meta:generator>LibreOffice/6.4.7.2$Linux_X86_64 LibreOffice_project/40$Build-2</meta:generator>
    <meta:document-statistic meta:table-count="5" meta:image-count="0" meta:object-count="0" meta:page-count="21" meta:paragraph-count="531" meta:word-count="27287" meta:character-count="111351" meta:non-whitespace-character-count="75229"/>
  </office:meta>
</office:document-meta>
</file>